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8563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1.1283in"/>
    </style:style>
    <style:style style:name="co14" style:family="table-column">
      <style:table-column-properties fo:break-before="auto" style:column-width="0.7252in"/>
    </style:style>
    <style:style style:name="co15" style:family="table-column">
      <style:table-column-properties fo:break-before="auto" style:column-width="0.7063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4437in"/>
    </style:style>
    <style:style style:name="co18" style:family="table-column">
      <style:table-column-properties fo:break-before="auto" style:column-width="0.5189in"/>
    </style:style>
    <style:style style:name="co19" style:family="table-column">
      <style:table-column-properties fo:break-before="auto" style:column-width="1.8134in"/>
    </style:style>
    <style:style style:name="co20" style:family="table-column">
      <style:table-column-properties fo:break-before="auto" style:column-width="1.8035in"/>
    </style:style>
    <style:style style:name="co21" style:family="table-column">
      <style:table-column-properties fo:break-before="auto" style:column-width="1.822in"/>
    </style:style>
    <style:style style:name="co22" style:family="table-column">
      <style:table-column-properties fo:break-before="auto" style:column-width="1.7661in"/>
    </style:style>
    <style:style style:name="co23" style:family="table-column">
      <style:table-column-properties fo:break-before="auto" style:column-width="1.7571in"/>
    </style:style>
    <style:style style:name="co24" style:family="table-column">
      <style:table-column-properties fo:break-before="auto" style:column-width="1.7756in"/>
    </style:style>
    <style:style style:name="co25" style:family="table-column">
      <style:table-column-properties fo:break-before="auto" style:column-width="1.8319in"/>
    </style:style>
    <style:style style:name="co26" style:family="table-column">
      <style:table-column-properties fo:break-before="auto" style:column-width="1.55in"/>
    </style:style>
    <style:style style:name="co27" style:family="table-column">
      <style:table-column-properties fo:break-before="auto" style:column-width="1.5409in"/>
    </style:style>
    <style:style style:name="co28" style:family="table-column">
      <style:table-column-properties fo:break-before="auto" style:column-width="1.5598in"/>
    </style:style>
    <style:style style:name="co29" style:family="table-column">
      <style:table-column-properties fo:break-before="auto" style:column-width="1.8783in"/>
    </style:style>
    <style:style style:name="co30" style:family="table-column">
      <style:table-column-properties fo:break-before="auto" style:column-width="1.8693in"/>
    </style:style>
    <style:style style:name="co31" style:family="table-column">
      <style:table-column-properties fo:break-before="auto" style:column-width="1.8882in"/>
    </style:style>
    <style:style style:name="co32" style:family="table-column">
      <style:table-column-properties fo:break-before="auto" style:column-width="1.7193in"/>
    </style:style>
    <style:style style:name="co33" style:family="table-column">
      <style:table-column-properties fo:break-before="auto" style:column-width="1.7098in"/>
    </style:style>
    <style:style style:name="co34" style:family="table-column">
      <style:table-column-properties fo:break-before="auto" style:column-width="1.7283in"/>
    </style:style>
    <style:style style:name="co35" style:family="table-column">
      <style:table-column-properties fo:break-before="auto" style:column-width="1.7in"/>
    </style:style>
    <style:style style:name="co36" style:family="table-column">
      <style:table-column-properties fo:break-before="auto" style:column-width="1.6909in"/>
    </style:style>
    <style:style style:name="co37" style:family="table-column">
      <style:table-column-properties fo:break-before="auto" style:column-width="1.6535in"/>
    </style:style>
    <style:style style:name="co38" style:family="table-column">
      <style:table-column-properties fo:break-before="auto" style:column-width="1.6437in"/>
    </style:style>
    <style:style style:name="co39" style:family="table-column">
      <style:table-column-properties fo:break-before="auto" style:column-width="1.6626in"/>
    </style:style>
    <style:style style:name="co40" style:family="table-column">
      <style:table-column-properties fo:break-before="auto" style:column-width="1.4374in"/>
    </style:style>
    <style:style style:name="co41" style:family="table-column">
      <style:table-column-properties fo:break-before="auto" style:column-width="1.4283in"/>
    </style:style>
    <style:style style:name="co42" style:family="table-column">
      <style:table-column-properties fo:break-before="auto" style:column-width="1.4472in"/>
    </style:style>
    <style:style style:name="co43" style:family="table-column">
      <style:table-column-properties fo:break-before="auto" style:column-width="1.6063in"/>
    </style:style>
    <style:style style:name="co44" style:family="table-column">
      <style:table-column-properties fo:break-before="auto" style:column-width="1.5972in"/>
    </style:style>
    <style:style style:name="co45" style:family="table-column">
      <style:table-column-properties fo:break-before="auto" style:column-width="1.6161in"/>
    </style:style>
    <style:style style:name="co46" style:family="table-column">
      <style:table-column-properties fo:break-before="auto" style:column-width="1.672in"/>
    </style:style>
    <style:style style:name="co47" style:family="table-column">
      <style:table-column-properties fo:break-before="auto" style:column-width="1.5689in"/>
    </style:style>
    <style:style style:name="co48" style:family="table-column">
      <style:table-column-properties fo:break-before="auto" style:column-width="1.4563in"/>
    </style:style>
    <style:style style:name="co49" style:family="table-column">
      <style:table-column-properties fo:break-before="auto" style:column-width="1.7846in"/>
    </style:style>
    <style:style style:name="co50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8" table:default-cell-style-name="ce8"/>
        <table:table-column table:style-name="co7" table:number-columns-repeated="3" table:default-cell-style-name="Default"/>
        <table:table-row table:style-name="ro1">
          <table:table-cell table:number-columns-repeated="5"/>
          <table:table-cell table:style-name="ce12" office:value-type="string" calcext:value-type="string" table:number-columns-spanned="7" table:number-rows-spanned="1">
            <text:p>BothSides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  <table:table-cell table:style-name="ce12" office:value-type="string" calcext:value-type="string" table:number-columns-spanned="7" table:number-rows-spanned="1">
            <text:p>PosSide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  <table:table-cell table:style-name="ce12" office:value-type="string" calcext:value-type="string" table:number-columns-spanned="7" table:number-rows-spanned="1">
            <text:p>NegSide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0" office:value-type="string" calcext:value-type="string">
            <text:p>fracPos</text:p>
          </table:table-cell>
          <table:table-cell table:style-name="ce10" office:value-type="string" calcext:value-type="string">
            <text:p>fracNeg</text:p>
          </table:table-cell>
          <table:table-cell table:style-name="ce10" office:value-type="string" calcext:value-type="string">
            <text:p>rho</text:p>
          </table:table-cell>
          <table:table-cell table:style-name="ce10" office:value-type="string" calcext:value-type="string">
            <text:p>FDRmethod</text:p>
          </table:table-cell>
          <table:table-cell table:style-name="ce13" office:value-type="string" calcext:value-type="string">
            <text:p>canonical</text:p>
          </table:table-cell>
          <table:table-cell table:style-name="ce34" office:value-type="string" calcext:value-type="string">
            <text:p>twotailed</text:p>
          </table:table-cell>
          <table:table-cell table:style-name="ce34" office:value-type="string" calcext:value-type="string">
            <text:p>combined</text:p>
          </table:table-cell>
          <table:table-cell table:style-name="ce34" office:value-type="string" calcext:value-type="string">
            <text:p>twice</text:p>
          </table:table-cell>
          <table:table-cell table:style-name="ce34" office:value-type="string" calcext:value-type="string">
            <text:p>sidaktwice</text:p>
          </table:table-cell>
          <table:table-cell table:style-name="ce34" office:value-type="string" calcext:value-type="string">
            <text:p>split1tail</text:p>
          </table:table-cell>
          <table:table-cell table:style-name="ce42" office:value-type="string" calcext:value-type="string">
            <text:p>split2tail</text:p>
          </table:table-cell>
          <table:table-cell table:style-name="ce13" office:value-type="string" calcext:value-type="string">
            <text:p>canonical</text:p>
          </table:table-cell>
          <table:table-cell table:style-name="ce34" office:value-type="string" calcext:value-type="string">
            <text:p>twotailed</text:p>
          </table:table-cell>
          <table:table-cell table:style-name="ce34" office:value-type="string" calcext:value-type="string">
            <text:p>combined</text:p>
          </table:table-cell>
          <table:table-cell table:style-name="ce34" office:value-type="string" calcext:value-type="string">
            <text:p>twice</text:p>
          </table:table-cell>
          <table:table-cell table:style-name="ce34" office:value-type="string" calcext:value-type="string">
            <text:p>sidaktwice</text:p>
          </table:table-cell>
          <table:table-cell table:style-name="ce34" office:value-type="string" calcext:value-type="string">
            <text:p>split1tail</text:p>
          </table:table-cell>
          <table:table-cell table:style-name="ce42" office:value-type="string" calcext:value-type="string">
            <text:p>split2tail</text:p>
          </table:table-cell>
          <table:table-cell table:style-name="ce13" office:value-type="string" calcext:value-type="string">
            <text:p>canonical</text:p>
          </table:table-cell>
          <table:table-cell table:style-name="ce34" office:value-type="string" calcext:value-type="string">
            <text:p>twotailed</text:p>
          </table:table-cell>
          <table:table-cell table:style-name="ce34" office:value-type="string" calcext:value-type="string">
            <text:p>combined</text:p>
          </table:table-cell>
          <table:table-cell table:style-name="ce34" office:value-type="string" calcext:value-type="string">
            <text:p>twice</text:p>
          </table:table-cell>
          <table:table-cell table:style-name="ce34" office:value-type="string" calcext:value-type="string">
            <text:p>sidaktwice</text:p>
          </table:table-cell>
          <table:table-cell table:style-name="ce34" office:value-type="string" calcext:value-type="string">
            <text:p>split1tail</text:p>
          </table:table-cell>
          <table:table-cell table:style-name="ce42" office:value-type="string" calcext:value-type="string">
            <text:p>split2tail</text:p>
          </table:table-cell>
        </table:table-row>
        <table:table-row table:style-name="ro1">
          <table:table-cell table:formula="of:=[$raw.A2]" office:value-type="string" office:string-value="bh_dep_balanced" calcext:value-type="string">
            <text:p>bh_dep_balanced</text:p>
          </table:table-cell>
          <table:table-cell table:formula="of:=[$raw.B2]" office:value-type="float" office:value="0.25" calcext:value-type="float">
            <text:p>0.25</text:p>
          </table:table-cell>
          <table:table-cell table:formula="of:=[$raw.C2]" office:value-type="float" office:value="0.25" calcext:value-type="float">
            <text:p>0.25</text:p>
          </table:table-cell>
          <table:table-cell table:formula="of:=[$raw.D2]" office:value-type="float" office:value="0.8" calcext:value-type="float">
            <text:p>0.8</text:p>
          </table:table-cell>
          <table:table-cell table:formula="of:=[$raw.E2]" office:value-type="string" office:string-value="BH1995" calcext:value-type="string">
            <text:p>BH1995</text:p>
          </table:table-cell>
          <table:table-cell table:style-name="ce15" table:formula="of:=[raw.M2]+ORG.OPENOFFICE.STYLE(IF([raw.J2]&lt;[raw.N2];&quot;Red&quot;;IF([raw.J2]&gt;[raw.O2];&quot;Blue&quot;;&quot;Green&quot;)))" office:value-type="float" office:value="0.0232552706942195" calcext:value-type="float">
            <text:p>0.0233</text:p>
          </table:table-cell>
          <table:table-cell table:style-name="ce6" table:formula="of:=[raw.P2]+ORG.OPENOFFICE.STYLE(IF([raw.J2]&lt;[raw.Q2];&quot;Red&quot;;IF([raw.J2]&gt;[raw.R2];&quot;Blue&quot;;&quot;Green&quot;)))" office:value-type="float" office:value="0.0267014003317432" calcext:value-type="float">
            <text:p>0.0267</text:p>
          </table:table-cell>
          <table:table-cell table:style-name="ce6" table:formula="of:=[raw.S2]+ORG.OPENOFFICE.STYLE(IF([raw.J2]&lt;[raw.T2];&quot;Red&quot;;IF([raw.J2]&gt;[raw.U2];&quot;Blue&quot;;&quot;Green&quot;)))" office:value-type="float" office:value="0.0267014003317432" calcext:value-type="float">
            <text:p>0.0267</text:p>
          </table:table-cell>
          <table:table-cell table:style-name="ce7" table:formula="of:=[raw.V2]+ORG.OPENOFFICE.STYLE(IF([raw.J2]&lt;[raw.W2];&quot;Red&quot;;IF([raw.J2]&gt;[raw.X2];&quot;Blue&quot;;&quot;Green&quot;)))" office:value-type="float" office:value="0.0488274895008696" calcext:value-type="float">
            <text:p>0.0488</text:p>
          </table:table-cell>
          <table:table-cell table:style-name="ce6" table:formula="of:=[raw.Y2]+ORG.OPENOFFICE.STYLE(IF([raw.J2]&lt;[raw.Z2];&quot;Red&quot;;IF([raw.J2]&gt;[raw.AA2];&quot;Blue&quot;;&quot;Green&quot;)))" office:value-type="float" office:value="0.0267685396210552" calcext:value-type="float">
            <text:p>0.0268</text:p>
          </table:table-cell>
          <table:table-cell table:style-name="ce9" table:formula="of:=[raw.AB2]+ORG.OPENOFFICE.STYLE(IF([raw.J2]&lt;[raw.AC2];&quot;Red&quot;;IF([raw.J2]&gt;[raw.AD2];&quot;Blue&quot;;&quot;Green&quot;)))" office:value-type="float" office:value="0.0609693433912698" calcext:value-type="float">
            <text:p>0.0610</text:p>
          </table:table-cell>
          <table:table-cell table:style-name="ce29" table:formula="of:=[raw.AE2]+ORG.OPENOFFICE.STYLE(IF([raw.J2]&lt;[raw.AF2];&quot;Red&quot;;IF([raw.J2]&gt;[raw.AG2];&quot;Blue&quot;;&quot;Green&quot;)))" office:value-type="float" office:value="0.034193106305829" calcext:value-type="float">
            <text:p>0.0342</text:p>
          </table:table-cell>
          <table:table-cell table:style-name="ce15" table:formula="of:=[raw.AH2]+ORG.OPENOFFICE.STYLE(IF([raw.J2]&lt;[raw.AI2];&quot;Red&quot;;IF([raw.J2]&gt;[raw.AJ2];&quot;Blue&quot;;&quot;Green&quot;)))" office:value-type="float" office:value="0.0232552706942195" calcext:value-type="float">
            <text:p>0.0233</text:p>
          </table:table-cell>
          <table:table-cell table:style-name="ce6" table:formula="of:=[raw.AK2]+ORG.OPENOFFICE.STYLE(IF([raw.J2]&lt;[raw.AL2];&quot;Red&quot;;IF([raw.J2]&gt;[raw.AM2];&quot;Blue&quot;;&quot;Green&quot;)))" office:value-type="float" office:value="0.0117918242904327" calcext:value-type="float">
            <text:p>0.0118</text:p>
          </table:table-cell>
          <table:table-cell table:style-name="ce6" table:formula="of:=[raw.AN2]+ORG.OPENOFFICE.STYLE(IF([raw.J2]&lt;[raw.AO2];&quot;Red&quot;;IF([raw.J2]&gt;[raw.AP2];&quot;Blue&quot;;&quot;Green&quot;)))" office:value-type="float" office:value="0.0117918242904327" calcext:value-type="float">
            <text:p>0.0118</text:p>
          </table:table-cell>
          <table:table-cell table:style-name="ce6" table:formula="of:=[raw.AQ2]+ORG.OPENOFFICE.STYLE(IF([raw.J2]&lt;[raw.AR2];&quot;Red&quot;;IF([raw.J2]&gt;[raw.AS2];&quot;Blue&quot;;&quot;Green&quot;)))" office:value-type="float" office:value="0.0232552706942195" calcext:value-type="float">
            <text:p>0.0233</text:p>
          </table:table-cell>
          <table:table-cell table:style-name="ce6" table:formula="of:=[raw.AT2]+ORG.OPENOFFICE.STYLE(IF([raw.J2]&lt;[raw.AU2];&quot;Red&quot;;IF([raw.J2]&gt;[raw.AV2];&quot;Blue&quot;;&quot;Green&quot;)))" office:value-type="float" office:value="0.0117728810866028" calcext:value-type="float">
            <text:p>0.0118</text:p>
          </table:table-cell>
          <table:table-cell table:style-name="ce6" table:formula="of:=[raw.AW2]+ORG.OPENOFFICE.STYLE(IF([raw.J2]&lt;[raw.AX2];&quot;Red&quot;;IF([raw.J2]&gt;[raw.AY2];&quot;Blue&quot;;&quot;Green&quot;)))" office:value-type="float" office:value="0.0298118058536961" calcext:value-type="float">
            <text:p>0.0298</text:p>
          </table:table-cell>
          <table:table-cell table:style-name="ce29" table:formula="of:=[raw.AZ2]+ORG.OPENOFFICE.STYLE(IF([raw.J2]&lt;[raw.BA2];&quot;Red&quot;;IF([raw.J2]&gt;[raw.BB2];&quot;Blue&quot;;&quot;Green&quot;)))" office:value-type="float" office:value="0.0156427481819056" calcext:value-type="float">
            <text:p>0.0156</text:p>
          </table:table-cell>
          <table:table-cell table:style-name="ce15" table:formula="of:=[raw.BC2]+ORG.OPENOFFICE.STYLE(IF([raw.J2]&lt;[raw.BD2];&quot;Red&quot;;IF([raw.J2]&gt;[raw.BE2];&quot;Blue&quot;;&quot;Green&quot;)))" office:value-type="float" office:value="0" calcext:value-type="float">
            <text:p>0.0000</text:p>
          </table:table-cell>
          <table:table-cell table:style-name="ce6" table:formula="of:=[raw.BF2]+ORG.OPENOFFICE.STYLE(IF([raw.J2]&lt;[raw.BG2];&quot;Red&quot;;IF([raw.J2]&gt;[raw.BH2];&quot;Blue&quot;;&quot;Green&quot;)))" office:value-type="float" office:value="0.0168175027214651" calcext:value-type="float">
            <text:p>0.0168</text:p>
          </table:table-cell>
          <table:table-cell table:style-name="ce6" table:formula="of:=[raw.BI2]+ORG.OPENOFFICE.STYLE(IF([raw.J2]&lt;[raw.BJ2];&quot;Red&quot;;IF([raw.J2]&gt;[raw.BK2];&quot;Blue&quot;;&quot;Green&quot;)))" office:value-type="float" office:value="0.0168175027214651" calcext:value-type="float">
            <text:p>0.0168</text:p>
          </table:table-cell>
          <table:table-cell table:style-name="ce6" table:formula="of:=[raw.BL2]+ORG.OPENOFFICE.STYLE(IF([raw.J2]&lt;[raw.BM2];&quot;Red&quot;;IF([raw.J2]&gt;[raw.BN2];&quot;Blue&quot;;&quot;Green&quot;)))" office:value-type="float" office:value="0.0265513534229566" calcext:value-type="float">
            <text:p>0.0266</text:p>
          </table:table-cell>
          <table:table-cell table:style-name="ce6" table:formula="of:=[raw.BO2]+ORG.OPENOFFICE.STYLE(IF([raw.J2]&lt;[raw.BP2];&quot;Red&quot;;IF([raw.J2]&gt;[raw.BQ2];&quot;Blue&quot;;&quot;Green&quot;)))" office:value-type="float" office:value="0.0156546298470704" calcext:value-type="float">
            <text:p>0.0157</text:p>
          </table:table-cell>
          <table:table-cell table:style-name="ce6" table:formula="of:=[raw.BR2]+ORG.OPENOFFICE.STYLE(IF([raw.J2]&lt;[raw.BS2];&quot;Red&quot;;IF([raw.J2]&gt;[raw.BT2];&quot;Blue&quot;;&quot;Green&quot;)))" office:value-type="float" office:value="0.0332210044460955" calcext:value-type="float">
            <text:p>0.0332</text:p>
          </table:table-cell>
          <table:table-cell table:style-name="ce29" table:formula="of:=[raw.BU2]+ORG.OPENOFFICE.STYLE(IF([raw.J2]&lt;[raw.BV2];&quot;Red&quot;;IF([raw.J2]&gt;[raw.BW2];&quot;Blue&quot;;&quot;Green&quot;)))" office:value-type="float" office:value="0.0197158288928731" calcext:value-type="float">
            <text:p>0.0197</text:p>
          </table:table-cell>
        </table:table-row>
        <table:table-row table:style-name="ro1">
          <table:table-cell table:formula="of:=[$raw.A3]" office:value-type="string" office:string-value="bh_dep_negonly" calcext:value-type="string">
            <text:p>bh_dep_negonly</text:p>
          </table:table-cell>
          <table:table-cell table:formula="of:=[$raw.B3]" office:value-type="float" office:value="0" calcext:value-type="float">
            <text:p>0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.8" calcext:value-type="float">
            <text:p>0.8</text:p>
          </table:table-cell>
          <table:table-cell table:formula="of:=[$raw.E3]" office:value-type="string" office:string-value="BH1995" calcext:value-type="string">
            <text:p>BH1995</text:p>
          </table:table-cell>
          <table:table-cell table:style-name="ce15" table:formula="of:=[raw.M3]+ORG.OPENOFFICE.STYLE(IF([raw.J3]&lt;[raw.N3];&quot;Red&quot;;IF([raw.J3]&gt;[raw.O3];&quot;Blue&quot;;&quot;Green&quot;)))" office:value-type="float" office:value="0.008" calcext:value-type="float">
            <text:p>0.0080</text:p>
          </table:table-cell>
          <table:table-cell table:style-name="ce6" table:formula="of:=[raw.P3]+ORG.OPENOFFICE.STYLE(IF([raw.J3]&lt;[raw.Q3];&quot;Red&quot;;IF([raw.J3]&gt;[raw.R3];&quot;Blue&quot;;&quot;Green&quot;)))" office:value-type="float" office:value="0.0201254815143851" calcext:value-type="float">
            <text:p>0.0201</text:p>
          </table:table-cell>
          <table:table-cell table:style-name="ce6" table:formula="of:=[raw.S3]+ORG.OPENOFFICE.STYLE(IF([raw.J3]&lt;[raw.T3];&quot;Red&quot;;IF([raw.J3]&gt;[raw.U3];&quot;Blue&quot;;&quot;Green&quot;)))" office:value-type="float" office:value="0.0201254815143851" calcext:value-type="float">
            <text:p>0.0201</text:p>
          </table:table-cell>
          <table:table-cell table:style-name="ce6" table:formula="of:=[raw.V3]+ORG.OPENOFFICE.STYLE(IF([raw.J3]&lt;[raw.W3];&quot;Red&quot;;IF([raw.J3]&gt;[raw.X3];&quot;Blue&quot;;&quot;Green&quot;)))" office:value-type="float" office:value="0.0371964921668139" calcext:value-type="float">
            <text:p>0.0372</text:p>
          </table:table-cell>
          <table:table-cell table:style-name="ce6" table:formula="of:=[raw.Y3]+ORG.OPENOFFICE.STYLE(IF([raw.J3]&lt;[raw.Z3];&quot;Red&quot;;IF([raw.J3]&gt;[raw.AA3];&quot;Blue&quot;;&quot;Green&quot;)))" office:value-type="float" office:value="0.0201591858898564" calcext:value-type="float">
            <text:p>0.0202</text:p>
          </table:table-cell>
          <table:table-cell table:style-name="ce7" table:formula="of:=[raw.AB3]+ORG.OPENOFFICE.STYLE(IF([raw.J3]&lt;[raw.AC3];&quot;Red&quot;;IF([raw.J3]&gt;[raw.AD3];&quot;Blue&quot;;&quot;Green&quot;)))" office:value-type="float" office:value="0.040777649784143" calcext:value-type="float">
            <text:p>0.0408</text:p>
          </table:table-cell>
          <table:table-cell table:style-name="ce29" table:formula="of:=[raw.AE3]+ORG.OPENOFFICE.STYLE(IF([raw.J3]&lt;[raw.AF3];&quot;Red&quot;;IF([raw.J3]&gt;[raw.AG3];&quot;Blue&quot;;&quot;Green&quot;)))" office:value-type="float" office:value="0.0216043473311296" calcext:value-type="float">
            <text:p>0.0216</text:p>
          </table:table-cell>
          <table:table-cell table:style-name="ce15" table:formula="of:=[raw.AH3]+ORG.OPENOFFICE.STYLE(IF([raw.J3]&lt;[raw.AI3];&quot;Red&quot;;IF([raw.J3]&gt;[raw.AJ3];&quot;Blue&quot;;&quot;Green&quot;)))" office:value-type="float" office:value="0.008" calcext:value-type="float">
            <text:p>0.0080</text:p>
          </table:table-cell>
          <table:table-cell table:style-name="ce6" table:formula="of:=[raw.AK3]+ORG.OPENOFFICE.STYLE(IF([raw.J3]&lt;[raw.AL3];&quot;Red&quot;;IF([raw.J3]&gt;[raw.AM3];&quot;Blue&quot;;&quot;Green&quot;)))" office:value-type="float" office:value="0.003" calcext:value-type="float">
            <text:p>0.0030</text:p>
          </table:table-cell>
          <table:table-cell table:style-name="ce6" table:formula="of:=[raw.AN3]+ORG.OPENOFFICE.STYLE(IF([raw.J3]&lt;[raw.AO3];&quot;Red&quot;;IF([raw.J3]&gt;[raw.AP3];&quot;Blue&quot;;&quot;Green&quot;)))" office:value-type="float" office:value="0.003" calcext:value-type="float">
            <text:p>0.0030</text:p>
          </table:table-cell>
          <table:table-cell table:style-name="ce6" table:formula="of:=[raw.AQ3]+ORG.OPENOFFICE.STYLE(IF([raw.J3]&lt;[raw.AR3];&quot;Red&quot;;IF([raw.J3]&gt;[raw.AS3];&quot;Blue&quot;;&quot;Green&quot;)))" office:value-type="float" office:value="0.008" calcext:value-type="float">
            <text:p>0.0080</text:p>
          </table:table-cell>
          <table:table-cell table:style-name="ce6" table:formula="of:=[raw.AT3]+ORG.OPENOFFICE.STYLE(IF([raw.J3]&lt;[raw.AU3];&quot;Red&quot;;IF([raw.J3]&gt;[raw.AV3];&quot;Blue&quot;;&quot;Green&quot;)))" office:value-type="float" office:value="0.003" calcext:value-type="float">
            <text:p>0.0030</text:p>
          </table:table-cell>
          <table:table-cell table:style-name="ce6" table:formula="of:=[raw.AW3]+ORG.OPENOFFICE.STYLE(IF([raw.J3]&lt;[raw.AX3];&quot;Red&quot;;IF([raw.J3]&gt;[raw.AY3];&quot;Blue&quot;;&quot;Green&quot;)))" office:value-type="float" office:value="0.011" calcext:value-type="float">
            <text:p>0.0110</text:p>
          </table:table-cell>
          <table:table-cell table:style-name="ce29" table:formula="of:=[raw.AZ3]+ORG.OPENOFFICE.STYLE(IF([raw.J3]&lt;[raw.BA3];&quot;Red&quot;;IF([raw.J3]&gt;[raw.BB3];&quot;Blue&quot;;&quot;Green&quot;)))" office:value-type="float" office:value="0.004" calcext:value-type="float">
            <text:p>0.0040</text:p>
          </table:table-cell>
          <table:table-cell table:style-name="ce15" table:formula="of:=[raw.BC3]+ORG.OPENOFFICE.STYLE(IF([raw.J3]&lt;[raw.BD3];&quot;Red&quot;;IF([raw.J3]&gt;[raw.BE3];&quot;Blue&quot;;&quot;Green&quot;)))" office:value-type="float" office:value="0" calcext:value-type="float">
            <text:p>0.0000</text:p>
          </table:table-cell>
          <table:table-cell table:style-name="ce6" table:formula="of:=[raw.BF3]+ORG.OPENOFFICE.STYLE(IF([raw.J3]&lt;[raw.BG3];&quot;Red&quot;;IF([raw.J3]&gt;[raw.BH3];&quot;Blue&quot;;&quot;Green&quot;)))" office:value-type="float" office:value="0.0171254815143851" calcext:value-type="float">
            <text:p>0.0171</text:p>
          </table:table-cell>
          <table:table-cell table:style-name="ce6" table:formula="of:=[raw.BI3]+ORG.OPENOFFICE.STYLE(IF([raw.J3]&lt;[raw.BJ3];&quot;Red&quot;;IF([raw.J3]&gt;[raw.BK3];&quot;Blue&quot;;&quot;Green&quot;)))" office:value-type="float" office:value="0.0171254815143851" calcext:value-type="float">
            <text:p>0.0171</text:p>
          </table:table-cell>
          <table:table-cell table:style-name="ce6" table:formula="of:=[raw.BL3]+ORG.OPENOFFICE.STYLE(IF([raw.J3]&lt;[raw.BM3];&quot;Red&quot;;IF([raw.J3]&gt;[raw.BN3];&quot;Blue&quot;;&quot;Green&quot;)))" office:value-type="float" office:value="0.0291964921668139" calcext:value-type="float">
            <text:p>0.0292</text:p>
          </table:table-cell>
          <table:table-cell table:style-name="ce6" table:formula="of:=[raw.BO3]+ORG.OPENOFFICE.STYLE(IF([raw.J3]&lt;[raw.BP3];&quot;Red&quot;;IF([raw.J3]&gt;[raw.BQ3];&quot;Blue&quot;;&quot;Green&quot;)))" office:value-type="float" office:value="0.0171591858898564" calcext:value-type="float">
            <text:p>0.0172</text:p>
          </table:table-cell>
          <table:table-cell table:style-name="ce6" table:formula="of:=[raw.BR3]+ORG.OPENOFFICE.STYLE(IF([raw.J3]&lt;[raw.BS3];&quot;Red&quot;;IF([raw.J3]&gt;[raw.BT3];&quot;Blue&quot;;&quot;Green&quot;)))" office:value-type="float" office:value="0.029777649784143" calcext:value-type="float">
            <text:p>0.0298</text:p>
          </table:table-cell>
          <table:table-cell table:style-name="ce29" table:formula="of:=[raw.BU3]+ORG.OPENOFFICE.STYLE(IF([raw.J3]&lt;[raw.BV3];&quot;Red&quot;;IF([raw.J3]&gt;[raw.BW3];&quot;Blue&quot;;&quot;Green&quot;)))" office:value-type="float" office:value="0.0176043473311296" calcext:value-type="float">
            <text:p>0.0176</text:p>
          </table:table-cell>
        </table:table-row>
        <table:table-row table:style-name="ro1">
          <table:table-cell table:formula="of:=[$raw.A4]" office:value-type="string" office:string-value="bh_dep_null" calcext:value-type="string">
            <text:p>bh_dep_null</text:p>
          </table:table-cell>
          <table:table-cell table:formula="of:=[$raw.B4]" office:value-type="float" office:value="0" calcext:value-type="float">
            <text:p>0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8" calcext:value-type="float">
            <text:p>0.8</text:p>
          </table:table-cell>
          <table:table-cell table:formula="of:=[$raw.E4]" office:value-type="string" office:string-value="BH1995" calcext:value-type="string">
            <text:p>BH1995</text:p>
          </table:table-cell>
          <table:table-cell table:style-name="ce15" table:formula="of:=[raw.M4]+ORG.OPENOFFICE.STYLE(IF([raw.J4]&lt;[raw.N4];&quot;Red&quot;;IF([raw.J4]&gt;[raw.O4];&quot;Blue&quot;;&quot;Green&quot;)))" office:value-type="float" office:value="0.014" calcext:value-type="float">
            <text:p>0.0140</text:p>
          </table:table-cell>
          <table:table-cell table:style-name="ce6" table:formula="of:=[raw.P4]+ORG.OPENOFFICE.STYLE(IF([raw.J4]&lt;[raw.Q4];&quot;Red&quot;;IF([raw.J4]&gt;[raw.R4];&quot;Blue&quot;;&quot;Green&quot;)))" office:value-type="float" office:value="0.01" calcext:value-type="float">
            <text:p>0.0100</text:p>
          </table:table-cell>
          <table:table-cell table:style-name="ce6" table:formula="of:=[raw.S4]+ORG.OPENOFFICE.STYLE(IF([raw.J4]&lt;[raw.T4];&quot;Red&quot;;IF([raw.J4]&gt;[raw.U4];&quot;Blue&quot;;&quot;Green&quot;)))" office:value-type="float" office:value="0.01" calcext:value-type="float">
            <text:p>0.0100</text:p>
          </table:table-cell>
          <table:table-cell table:style-name="ce6" table:formula="of:=[raw.V4]+ORG.OPENOFFICE.STYLE(IF([raw.J4]&lt;[raw.W4];&quot;Red&quot;;IF([raw.J4]&gt;[raw.X4];&quot;Blue&quot;;&quot;Green&quot;)))" office:value-type="float" office:value="0.028" calcext:value-type="float">
            <text:p>0.0280</text:p>
          </table:table-cell>
          <table:table-cell table:style-name="ce6" table:formula="of:=[raw.Y4]+ORG.OPENOFFICE.STYLE(IF([raw.J4]&lt;[raw.Z4];&quot;Red&quot;;IF([raw.J4]&gt;[raw.AA4];&quot;Blue&quot;;&quot;Green&quot;)))" office:value-type="float" office:value="0.01" calcext:value-type="float">
            <text:p>0.0100</text:p>
          </table:table-cell>
          <table:table-cell table:style-name="ce6" table:formula="of:=[raw.AB4]+ORG.OPENOFFICE.STYLE(IF([raw.J4]&lt;[raw.AC4];&quot;Red&quot;;IF([raw.J4]&gt;[raw.AD4];&quot;Blue&quot;;&quot;Green&quot;)))" office:value-type="float" office:value="0.028" calcext:value-type="float">
            <text:p>0.0280</text:p>
          </table:table-cell>
          <table:table-cell table:style-name="ce29" table:formula="of:=[raw.AE4]+ORG.OPENOFFICE.STYLE(IF([raw.J4]&lt;[raw.AF4];&quot;Red&quot;;IF([raw.J4]&gt;[raw.AG4];&quot;Blue&quot;;&quot;Green&quot;)))" office:value-type="float" office:value="0.01" calcext:value-type="float">
            <text:p>0.0100</text:p>
          </table:table-cell>
          <table:table-cell table:style-name="ce15" table:formula="of:=[raw.AH4]+ORG.OPENOFFICE.STYLE(IF([raw.J4]&lt;[raw.AI4];&quot;Red&quot;;IF([raw.J4]&gt;[raw.AJ4];&quot;Blue&quot;;&quot;Green&quot;)))" office:value-type="float" office:value="0.014" calcext:value-type="float">
            <text:p>0.0140</text:p>
          </table:table-cell>
          <table:table-cell table:style-name="ce6" table:formula="of:=[raw.AK4]+ORG.OPENOFFICE.STYLE(IF([raw.J4]&lt;[raw.AL4];&quot;Red&quot;;IF([raw.J4]&gt;[raw.AM4];&quot;Blue&quot;;&quot;Green&quot;)))" office:value-type="float" office:value="0.004" calcext:value-type="float">
            <text:p>0.0040</text:p>
          </table:table-cell>
          <table:table-cell table:style-name="ce6" table:formula="of:=[raw.AN4]+ORG.OPENOFFICE.STYLE(IF([raw.J4]&lt;[raw.AO4];&quot;Red&quot;;IF([raw.J4]&gt;[raw.AP4];&quot;Blue&quot;;&quot;Green&quot;)))" office:value-type="float" office:value="0.004" calcext:value-type="float">
            <text:p>0.0040</text:p>
          </table:table-cell>
          <table:table-cell table:style-name="ce6" table:formula="of:=[raw.AQ4]+ORG.OPENOFFICE.STYLE(IF([raw.J4]&lt;[raw.AR4];&quot;Red&quot;;IF([raw.J4]&gt;[raw.AS4];&quot;Blue&quot;;&quot;Green&quot;)))" office:value-type="float" office:value="0.014" calcext:value-type="float">
            <text:p>0.0140</text:p>
          </table:table-cell>
          <table:table-cell table:style-name="ce6" table:formula="of:=[raw.AT4]+ORG.OPENOFFICE.STYLE(IF([raw.J4]&lt;[raw.AU4];&quot;Red&quot;;IF([raw.J4]&gt;[raw.AV4];&quot;Blue&quot;;&quot;Green&quot;)))" office:value-type="float" office:value="0.004" calcext:value-type="float">
            <text:p>0.0040</text:p>
          </table:table-cell>
          <table:table-cell table:style-name="ce6" table:formula="of:=[raw.AW4]+ORG.OPENOFFICE.STYLE(IF([raw.J4]&lt;[raw.AX4];&quot;Red&quot;;IF([raw.J4]&gt;[raw.AY4];&quot;Blue&quot;;&quot;Green&quot;)))" office:value-type="float" office:value="0.014" calcext:value-type="float">
            <text:p>0.0140</text:p>
          </table:table-cell>
          <table:table-cell table:style-name="ce29" table:formula="of:=[raw.AZ4]+ORG.OPENOFFICE.STYLE(IF([raw.J4]&lt;[raw.BA4];&quot;Red&quot;;IF([raw.J4]&gt;[raw.BB4];&quot;Blue&quot;;&quot;Green&quot;)))" office:value-type="float" office:value="0.004" calcext:value-type="float">
            <text:p>0.0040</text:p>
          </table:table-cell>
          <table:table-cell table:style-name="ce15" table:formula="of:=[raw.BC4]+ORG.OPENOFFICE.STYLE(IF([raw.J4]&lt;[raw.BD4];&quot;Red&quot;;IF([raw.J4]&gt;[raw.BE4];&quot;Blue&quot;;&quot;Green&quot;)))" office:value-type="float" office:value="0" calcext:value-type="float">
            <text:p>0.0000</text:p>
          </table:table-cell>
          <table:table-cell table:style-name="ce6" table:formula="of:=[raw.BF4]+ORG.OPENOFFICE.STYLE(IF([raw.J4]&lt;[raw.BG4];&quot;Red&quot;;IF([raw.J4]&gt;[raw.BH4];&quot;Blue&quot;;&quot;Green&quot;)))" office:value-type="float" office:value="0.006" calcext:value-type="float">
            <text:p>0.0060</text:p>
          </table:table-cell>
          <table:table-cell table:style-name="ce6" table:formula="of:=[raw.BI4]+ORG.OPENOFFICE.STYLE(IF([raw.J4]&lt;[raw.BJ4];&quot;Red&quot;;IF([raw.J4]&gt;[raw.BK4];&quot;Blue&quot;;&quot;Green&quot;)))" office:value-type="float" office:value="0.006" calcext:value-type="float">
            <text:p>0.0060</text:p>
          </table:table-cell>
          <table:table-cell table:style-name="ce6" table:formula="of:=[raw.BL4]+ORG.OPENOFFICE.STYLE(IF([raw.J4]&lt;[raw.BM4];&quot;Red&quot;;IF([raw.J4]&gt;[raw.BN4];&quot;Blue&quot;;&quot;Green&quot;)))" office:value-type="float" office:value="0.014" calcext:value-type="float">
            <text:p>0.0140</text:p>
          </table:table-cell>
          <table:table-cell table:style-name="ce6" table:formula="of:=[raw.BO4]+ORG.OPENOFFICE.STYLE(IF([raw.J4]&lt;[raw.BP4];&quot;Red&quot;;IF([raw.J4]&gt;[raw.BQ4];&quot;Blue&quot;;&quot;Green&quot;)))" office:value-type="float" office:value="0.006" calcext:value-type="float">
            <text:p>0.0060</text:p>
          </table:table-cell>
          <table:table-cell table:style-name="ce6" table:formula="of:=[raw.BR4]+ORG.OPENOFFICE.STYLE(IF([raw.J4]&lt;[raw.BS4];&quot;Red&quot;;IF([raw.J4]&gt;[raw.BT4];&quot;Blue&quot;;&quot;Green&quot;)))" office:value-type="float" office:value="0.014" calcext:value-type="float">
            <text:p>0.0140</text:p>
          </table:table-cell>
          <table:table-cell table:style-name="ce29" table:formula="of:=[raw.BU4]+ORG.OPENOFFICE.STYLE(IF([raw.J4]&lt;[raw.BV4];&quot;Red&quot;;IF([raw.J4]&gt;[raw.BW4];&quot;Blue&quot;;&quot;Green&quot;)))" office:value-type="float" office:value="0.006" calcext:value-type="float">
            <text:p>0.0060</text:p>
          </table:table-cell>
        </table:table-row>
        <table:table-row table:style-name="ro1">
          <table:table-cell table:formula="of:=[$raw.A5]" office:value-type="string" office:string-value="bh_dep_posonly" calcext:value-type="string">
            <text:p>bh_dep_posonly</text:p>
          </table:table-cell>
          <table:table-cell table:formula="of:=[$raw.B5]" office:value-type="float" office:value="0.25" calcext:value-type="float">
            <text:p>0.25</text:p>
          </table:table-cell>
          <table:table-cell table:formula="of:=[$raw.C5]" office:value-type="float" office:value="0" calcext:value-type="float">
            <text:p>0</text:p>
          </table:table-cell>
          <table:table-cell table:formula="of:=[$raw.D5]" office:value-type="float" office:value="0.8" calcext:value-type="float">
            <text:p>0.8</text:p>
          </table:table-cell>
          <table:table-cell table:formula="of:=[$raw.E5]" office:value-type="string" office:string-value="BH1995" calcext:value-type="string">
            <text:p>BH1995</text:p>
          </table:table-cell>
          <table:table-cell table:style-name="ce15" table:formula="of:=[raw.M5]+ORG.OPENOFFICE.STYLE(IF([raw.J5]&lt;[raw.N5];&quot;Red&quot;;IF([raw.J5]&gt;[raw.O5];&quot;Blue&quot;;&quot;Green&quot;)))" office:value-type="float" office:value="0.0271056311153486" calcext:value-type="float">
            <text:p>0.0271</text:p>
          </table:table-cell>
          <table:table-cell table:style-name="ce6" table:formula="of:=[raw.P5]+ORG.OPENOFFICE.STYLE(IF([raw.J5]&lt;[raw.Q5];&quot;Red&quot;;IF([raw.J5]&gt;[raw.R5];&quot;Blue&quot;;&quot;Green&quot;)))" office:value-type="float" office:value="0.0159374917628205" calcext:value-type="float">
            <text:p>0.0159</text:p>
          </table:table-cell>
          <table:table-cell table:style-name="ce6" table:formula="of:=[raw.S5]+ORG.OPENOFFICE.STYLE(IF([raw.J5]&lt;[raw.T5];&quot;Red&quot;;IF([raw.J5]&gt;[raw.U5];&quot;Blue&quot;;&quot;Green&quot;)))" office:value-type="float" office:value="0.0159374917628205" calcext:value-type="float">
            <text:p>0.0159</text:p>
          </table:table-cell>
          <table:table-cell table:style-name="ce6" table:formula="of:=[raw.V5]+ORG.OPENOFFICE.STYLE(IF([raw.J5]&lt;[raw.W5];&quot;Red&quot;;IF([raw.J5]&gt;[raw.X5];&quot;Blue&quot;;&quot;Green&quot;)))" office:value-type="float" office:value="0.0321056311153486" calcext:value-type="float">
            <text:p>0.0321</text:p>
          </table:table-cell>
          <table:table-cell table:style-name="ce6" table:formula="of:=[raw.Y5]+ORG.OPENOFFICE.STYLE(IF([raw.J5]&lt;[raw.Z5];&quot;Red&quot;;IF([raw.J5]&gt;[raw.AA5];&quot;Blue&quot;;&quot;Green&quot;)))" office:value-type="float" office:value="0.015996741217123" calcext:value-type="float">
            <text:p>0.0160</text:p>
          </table:table-cell>
          <table:table-cell table:style-name="ce6" table:formula="of:=[raw.AB5]+ORG.OPENOFFICE.STYLE(IF([raw.J5]&lt;[raw.AC5];&quot;Red&quot;;IF([raw.J5]&gt;[raw.AD5];&quot;Blue&quot;;&quot;Green&quot;)))" office:value-type="float" office:value="0.0361698849506704" calcext:value-type="float">
            <text:p>0.0362</text:p>
          </table:table-cell>
          <table:table-cell table:style-name="ce29" table:formula="of:=[raw.AE5]+ORG.OPENOFFICE.STYLE(IF([raw.J5]&lt;[raw.AF5];&quot;Red&quot;;IF([raw.J5]&gt;[raw.AG5];&quot;Blue&quot;;&quot;Green&quot;)))" office:value-type="float" office:value="0.0169453654065853" calcext:value-type="float">
            <text:p>0.0169</text:p>
          </table:table-cell>
          <table:table-cell table:style-name="ce15" table:formula="of:=[raw.AH5]+ORG.OPENOFFICE.STYLE(IF([raw.J5]&lt;[raw.AI5];&quot;Red&quot;;IF([raw.J5]&gt;[raw.AJ5];&quot;Blue&quot;;&quot;Green&quot;)))" office:value-type="float" office:value="0.0271056311153486" calcext:value-type="float">
            <text:p>0.0271</text:p>
          </table:table-cell>
          <table:table-cell table:style-name="ce6" table:formula="of:=[raw.AK5]+ORG.OPENOFFICE.STYLE(IF([raw.J5]&lt;[raw.AL5];&quot;Red&quot;;IF([raw.J5]&gt;[raw.AM5];&quot;Blue&quot;;&quot;Green&quot;)))" office:value-type="float" office:value="0.0139374917628205" calcext:value-type="float">
            <text:p>0.0139</text:p>
          </table:table-cell>
          <table:table-cell table:style-name="ce6" table:formula="of:=[raw.AN5]+ORG.OPENOFFICE.STYLE(IF([raw.J5]&lt;[raw.AO5];&quot;Red&quot;;IF([raw.J5]&gt;[raw.AP5];&quot;Blue&quot;;&quot;Green&quot;)))" office:value-type="float" office:value="0.0139374917628205" calcext:value-type="float">
            <text:p>0.0139</text:p>
          </table:table-cell>
          <table:table-cell table:style-name="ce6" table:formula="of:=[raw.AQ5]+ORG.OPENOFFICE.STYLE(IF([raw.J5]&lt;[raw.AR5];&quot;Red&quot;;IF([raw.J5]&gt;[raw.AS5];&quot;Blue&quot;;&quot;Green&quot;)))" office:value-type="float" office:value="0.0271056311153486" calcext:value-type="float">
            <text:p>0.0271</text:p>
          </table:table-cell>
          <table:table-cell table:style-name="ce6" table:formula="of:=[raw.AT5]+ORG.OPENOFFICE.STYLE(IF([raw.J5]&lt;[raw.AU5];&quot;Red&quot;;IF([raw.J5]&gt;[raw.AV5];&quot;Blue&quot;;&quot;Green&quot;)))" office:value-type="float" office:value="0.013996741217123" calcext:value-type="float">
            <text:p>0.0140</text:p>
          </table:table-cell>
          <table:table-cell table:style-name="ce6" table:formula="of:=[raw.AW5]+ORG.OPENOFFICE.STYLE(IF([raw.J5]&lt;[raw.AX5];&quot;Red&quot;;IF([raw.J5]&gt;[raw.AY5];&quot;Blue&quot;;&quot;Green&quot;)))" office:value-type="float" office:value="0.0271698849506703" calcext:value-type="float">
            <text:p>0.0272</text:p>
          </table:table-cell>
          <table:table-cell table:style-name="ce29" table:formula="of:=[raw.AZ5]+ORG.OPENOFFICE.STYLE(IF([raw.J5]&lt;[raw.BA5];&quot;Red&quot;;IF([raw.J5]&gt;[raw.BB5];&quot;Blue&quot;;&quot;Green&quot;)))" office:value-type="float" office:value="0.0139453654065853" calcext:value-type="float">
            <text:p>0.0139</text:p>
          </table:table-cell>
          <table:table-cell table:style-name="ce15" table:formula="of:=[raw.BC5]+ORG.OPENOFFICE.STYLE(IF([raw.J5]&lt;[raw.BD5];&quot;Red&quot;;IF([raw.J5]&gt;[raw.BE5];&quot;Blue&quot;;&quot;Green&quot;)))" office:value-type="float" office:value="0" calcext:value-type="float">
            <text:p>0.0000</text:p>
          </table:table-cell>
          <table:table-cell table:style-name="ce6" table:formula="of:=[raw.BF5]+ORG.OPENOFFICE.STYLE(IF([raw.J5]&lt;[raw.BG5];&quot;Red&quot;;IF([raw.J5]&gt;[raw.BH5];&quot;Blue&quot;;&quot;Green&quot;)))" office:value-type="float" office:value="0.002" calcext:value-type="float">
            <text:p>0.0020</text:p>
          </table:table-cell>
          <table:table-cell table:style-name="ce6" table:formula="of:=[raw.BI5]+ORG.OPENOFFICE.STYLE(IF([raw.J5]&lt;[raw.BJ5];&quot;Red&quot;;IF([raw.J5]&gt;[raw.BK5];&quot;Blue&quot;;&quot;Green&quot;)))" office:value-type="float" office:value="0.002" calcext:value-type="float">
            <text:p>0.0020</text:p>
          </table:table-cell>
          <table:table-cell table:style-name="ce6" table:formula="of:=[raw.BL5]+ORG.OPENOFFICE.STYLE(IF([raw.J5]&lt;[raw.BM5];&quot;Red&quot;;IF([raw.J5]&gt;[raw.BN5];&quot;Blue&quot;;&quot;Green&quot;)))" office:value-type="float" office:value="0.005" calcext:value-type="float">
            <text:p>0.0050</text:p>
          </table:table-cell>
          <table:table-cell table:style-name="ce6" table:formula="of:=[raw.BO5]+ORG.OPENOFFICE.STYLE(IF([raw.J5]&lt;[raw.BP5];&quot;Red&quot;;IF([raw.J5]&gt;[raw.BQ5];&quot;Blue&quot;;&quot;Green&quot;)))" office:value-type="float" office:value="0.002" calcext:value-type="float">
            <text:p>0.0020</text:p>
          </table:table-cell>
          <table:table-cell table:style-name="ce6" table:formula="of:=[raw.BR5]+ORG.OPENOFFICE.STYLE(IF([raw.J5]&lt;[raw.BS5];&quot;Red&quot;;IF([raw.J5]&gt;[raw.BT5];&quot;Blue&quot;;&quot;Green&quot;)))" office:value-type="float" office:value="0.009" calcext:value-type="float">
            <text:p>0.0090</text:p>
          </table:table-cell>
          <table:table-cell table:style-name="ce29" table:formula="of:=[raw.BU5]+ORG.OPENOFFICE.STYLE(IF([raw.J5]&lt;[raw.BV5];&quot;Red&quot;;IF([raw.J5]&gt;[raw.BW5];&quot;Blue&quot;;&quot;Green&quot;)))" office:value-type="float" office:value="0.003" calcext:value-type="float">
            <text:p>0.0030</text:p>
          </table:table-cell>
        </table:table-row>
        <table:table-row table:style-name="ro1">
          <table:table-cell table:formula="of:=[$raw.A6]" office:value-type="string" office:string-value="bh_dep_unbalanced" calcext:value-type="string">
            <text:p>bh_dep_unbalanced</text:p>
          </table:table-cell>
          <table:table-cell table:formula="of:=[$raw.B6]" office:value-type="float" office:value="0.1" calcext:value-type="float">
            <text:p>0.1</text:p>
          </table:table-cell>
          <table:table-cell table:formula="of:=[$raw.C6]" office:value-type="float" office:value="0.4" calcext:value-type="float">
            <text:p>0.4</text:p>
          </table:table-cell>
          <table:table-cell table:formula="of:=[$raw.D6]" office:value-type="float" office:value="0.8" calcext:value-type="float">
            <text:p>0.8</text:p>
          </table:table-cell>
          <table:table-cell table:formula="of:=[$raw.E6]" office:value-type="string" office:string-value="BH1995" calcext:value-type="string">
            <text:p>BH1995</text:p>
          </table:table-cell>
          <table:table-cell table:style-name="ce15" table:formula="of:=[raw.M6]+ORG.OPENOFFICE.STYLE(IF([raw.J6]&lt;[raw.N6];&quot;Red&quot;;IF([raw.J6]&gt;[raw.O6];&quot;Blue&quot;;&quot;Green&quot;)))" office:value-type="float" office:value="0.021824453603627" calcext:value-type="float">
            <text:p>0.0218</text:p>
          </table:table-cell>
          <table:table-cell table:style-name="ce6" table:formula="of:=[raw.P6]+ORG.OPENOFFICE.STYLE(IF([raw.J6]&lt;[raw.Q6];&quot;Red&quot;;IF([raw.J6]&gt;[raw.R6];&quot;Blue&quot;;&quot;Green&quot;)))" office:value-type="float" office:value="0.0240634690270567" calcext:value-type="float">
            <text:p>0.0241</text:p>
          </table:table-cell>
          <table:table-cell table:style-name="ce6" table:formula="of:=[raw.S6]+ORG.OPENOFFICE.STYLE(IF([raw.J6]&lt;[raw.T6];&quot;Red&quot;;IF([raw.J6]&gt;[raw.U6];&quot;Blue&quot;;&quot;Green&quot;)))" office:value-type="float" office:value="0.0240634690270567" calcext:value-type="float">
            <text:p>0.0241</text:p>
          </table:table-cell>
          <table:table-cell table:style-name="ce7" table:formula="of:=[raw.V6]+ORG.OPENOFFICE.STYLE(IF([raw.J6]&lt;[raw.W6];&quot;Red&quot;;IF([raw.J6]&gt;[raw.X6];&quot;Blue&quot;;&quot;Green&quot;)))" office:value-type="float" office:value="0.0453363367490647" calcext:value-type="float">
            <text:p>0.0453</text:p>
          </table:table-cell>
          <table:table-cell table:style-name="ce6" table:formula="of:=[raw.Y6]+ORG.OPENOFFICE.STYLE(IF([raw.J6]&lt;[raw.Z6];&quot;Red&quot;;IF([raw.J6]&gt;[raw.AA6];&quot;Blue&quot;;&quot;Green&quot;)))" office:value-type="float" office:value="0.0240036666766869" calcext:value-type="float">
            <text:p>0.0240</text:p>
          </table:table-cell>
          <table:table-cell table:style-name="ce9" table:formula="of:=[raw.AB6]+ORG.OPENOFFICE.STYLE(IF([raw.J6]&lt;[raw.AC6];&quot;Red&quot;;IF([raw.J6]&gt;[raw.AD6];&quot;Blue&quot;;&quot;Green&quot;)))" office:value-type="float" office:value="0.0609785491620702" calcext:value-type="float">
            <text:p>0.0610</text:p>
          </table:table-cell>
          <table:table-cell table:style-name="ce29" table:formula="of:=[raw.AE6]+ORG.OPENOFFICE.STYLE(IF([raw.J6]&lt;[raw.AF6];&quot;Red&quot;;IF([raw.J6]&gt;[raw.AG6];&quot;Blue&quot;;&quot;Green&quot;)))" office:value-type="float" office:value="0.0326445802315614" calcext:value-type="float">
            <text:p>0.0326</text:p>
          </table:table-cell>
          <table:table-cell table:style-name="ce15" table:formula="of:=[raw.AH6]+ORG.OPENOFFICE.STYLE(IF([raw.J6]&lt;[raw.AI6];&quot;Red&quot;;IF([raw.J6]&gt;[raw.AJ6];&quot;Blue&quot;;&quot;Green&quot;)))" office:value-type="float" office:value="0.021824453603627" calcext:value-type="float">
            <text:p>0.0218</text:p>
          </table:table-cell>
          <table:table-cell table:style-name="ce6" table:formula="of:=[raw.AK6]+ORG.OPENOFFICE.STYLE(IF([raw.J6]&lt;[raw.AL6];&quot;Red&quot;;IF([raw.J6]&gt;[raw.AM6];&quot;Blue&quot;;&quot;Green&quot;)))" office:value-type="float" office:value="0.0109384905726248" calcext:value-type="float">
            <text:p>0.0109</text:p>
          </table:table-cell>
          <table:table-cell table:style-name="ce6" table:formula="of:=[raw.AN6]+ORG.OPENOFFICE.STYLE(IF([raw.J6]&lt;[raw.AO6];&quot;Red&quot;;IF([raw.J6]&gt;[raw.AP6];&quot;Blue&quot;;&quot;Green&quot;)))" office:value-type="float" office:value="0.0109384905726248" calcext:value-type="float">
            <text:p>0.0109</text:p>
          </table:table-cell>
          <table:table-cell table:style-name="ce6" table:formula="of:=[raw.AQ6]+ORG.OPENOFFICE.STYLE(IF([raw.J6]&lt;[raw.AR6];&quot;Red&quot;;IF([raw.J6]&gt;[raw.AS6];&quot;Blue&quot;;&quot;Green&quot;)))" office:value-type="float" office:value="0.021824453603627" calcext:value-type="float">
            <text:p>0.0218</text:p>
          </table:table-cell>
          <table:table-cell table:style-name="ce6" table:formula="of:=[raw.AT6]+ORG.OPENOFFICE.STYLE(IF([raw.J6]&lt;[raw.AU6];&quot;Red&quot;;IF([raw.J6]&gt;[raw.AV6];&quot;Blue&quot;;&quot;Green&quot;)))" office:value-type="float" office:value="0.0109289777260682" calcext:value-type="float">
            <text:p>0.0109</text:p>
          </table:table-cell>
          <table:table-cell table:style-name="ce6" table:formula="of:=[raw.AW6]+ORG.OPENOFFICE.STYLE(IF([raw.J6]&lt;[raw.AX6];&quot;Red&quot;;IF([raw.J6]&gt;[raw.AY6];&quot;Blue&quot;;&quot;Green&quot;)))" office:value-type="float" office:value="0.0355058536549264" calcext:value-type="float">
            <text:p>0.0355</text:p>
          </table:table-cell>
          <table:table-cell table:style-name="ce29" table:formula="of:=[raw.AZ6]+ORG.OPENOFFICE.STYLE(IF([raw.J6]&lt;[raw.BA6];&quot;Red&quot;;IF([raw.J6]&gt;[raw.BB6];&quot;Blue&quot;;&quot;Green&quot;)))" office:value-type="float" office:value="0.0183084299627431" calcext:value-type="float">
            <text:p>0.0183</text:p>
          </table:table-cell>
          <table:table-cell table:style-name="ce15" table:formula="of:=[raw.BC6]+ORG.OPENOFFICE.STYLE(IF([raw.J6]&lt;[raw.BD6];&quot;Red&quot;;IF([raw.J6]&gt;[raw.BE6];&quot;Blue&quot;;&quot;Green&quot;)))" office:value-type="float" office:value="0" calcext:value-type="float">
            <text:p>0.0000</text:p>
          </table:table-cell>
          <table:table-cell table:style-name="ce6" table:formula="of:=[raw.BF6]+ORG.OPENOFFICE.STYLE(IF([raw.J6]&lt;[raw.BG6];&quot;Red&quot;;IF([raw.J6]&gt;[raw.BH6];&quot;Blue&quot;;&quot;Green&quot;)))" office:value-type="float" office:value="0.0136811296102533" calcext:value-type="float">
            <text:p>0.0137</text:p>
          </table:table-cell>
          <table:table-cell table:style-name="ce6" table:formula="of:=[raw.BI6]+ORG.OPENOFFICE.STYLE(IF([raw.J6]&lt;[raw.BJ6];&quot;Red&quot;;IF([raw.J6]&gt;[raw.BK6];&quot;Blue&quot;;&quot;Green&quot;)))" office:value-type="float" office:value="0.0136811296102533" calcext:value-type="float">
            <text:p>0.0137</text:p>
          </table:table-cell>
          <table:table-cell table:style-name="ce6" table:formula="of:=[raw.BL6]+ORG.OPENOFFICE.STYLE(IF([raw.J6]&lt;[raw.BM6];&quot;Red&quot;;IF([raw.J6]&gt;[raw.BN6];&quot;Blue&quot;;&quot;Green&quot;)))" office:value-type="float" office:value="0.0237338592843229" calcext:value-type="float">
            <text:p>0.0237</text:p>
          </table:table-cell>
          <table:table-cell table:style-name="ce6" table:formula="of:=[raw.BO6]+ORG.OPENOFFICE.STYLE(IF([raw.J6]&lt;[raw.BP6];&quot;Red&quot;;IF([raw.J6]&gt;[raw.BQ6];&quot;Blue&quot;;&quot;Green&quot;)))" office:value-type="float" office:value="0.0132174221666871" calcext:value-type="float">
            <text:p>0.0132</text:p>
          </table:table-cell>
          <table:table-cell table:style-name="ce6" table:formula="of:=[raw.BR6]+ORG.OPENOFFICE.STYLE(IF([raw.J6]&lt;[raw.BS6];&quot;Red&quot;;IF([raw.J6]&gt;[raw.BT6];&quot;Blue&quot;;&quot;Green&quot;)))" office:value-type="float" office:value="0.0262431136565594" calcext:value-type="float">
            <text:p>0.0262</text:p>
          </table:table-cell>
          <table:table-cell table:style-name="ce29" table:formula="of:=[raw.BU6]+ORG.OPENOFFICE.STYLE(IF([raw.J6]&lt;[raw.BV6];&quot;Red&quot;;IF([raw.J6]&gt;[raw.BW6];&quot;Blue&quot;;&quot;Green&quot;)))" office:value-type="float" office:value="0.0146928244383639" calcext:value-type="float">
            <text:p>0.0147</text:p>
          </table:table-cell>
        </table:table-row>
        <table:table-row table:style-name="ro1">
          <table:table-cell table:formula="of:=[$raw.A7]" office:value-type="string" office:string-value="bh_indep_balanced" calcext:value-type="string">
            <text:p>bh_indep_balanced</text:p>
          </table:table-cell>
          <table:table-cell table:formula="of:=[$raw.B7]" office:value-type="float" office:value="0.25" calcext:value-type="float">
            <text:p>0.25</text:p>
          </table:table-cell>
          <table:table-cell table:formula="of:=[$raw.C7]" office:value-type="float" office:value="0.25" calcext:value-type="float">
            <text:p>0.25</text:p>
          </table:table-cell>
          <table:table-cell table:formula="of:=[$raw.D7]" office:value-type="float" office:value="0" calcext:value-type="float">
            <text:p>0</text:p>
          </table:table-cell>
          <table:table-cell table:formula="of:=[$raw.E7]" office:value-type="string" office:string-value="BH1995" calcext:value-type="string">
            <text:p>BH1995</text:p>
          </table:table-cell>
          <table:table-cell table:style-name="ce15" table:formula="of:=[raw.M7]+ORG.OPENOFFICE.STYLE(IF([raw.J7]&lt;[raw.N7];&quot;Red&quot;;IF([raw.J7]&gt;[raw.O7];&quot;Blue&quot;;&quot;Green&quot;)))" office:value-type="float" office:value="0.0245343468061001" calcext:value-type="float">
            <text:p>0.0245</text:p>
          </table:table-cell>
          <table:table-cell table:style-name="ce6" table:formula="of:=[raw.P7]+ORG.OPENOFFICE.STYLE(IF([raw.J7]&lt;[raw.Q7];&quot;Red&quot;;IF([raw.J7]&gt;[raw.R7];&quot;Blue&quot;;&quot;Green&quot;)))" office:value-type="float" office:value="0.0268339000475481" calcext:value-type="float">
            <text:p>0.0268</text:p>
          </table:table-cell>
          <table:table-cell table:style-name="ce6" table:formula="of:=[raw.S7]+ORG.OPENOFFICE.STYLE(IF([raw.J7]&lt;[raw.T7];&quot;Red&quot;;IF([raw.J7]&gt;[raw.U7];&quot;Blue&quot;;&quot;Green&quot;)))" office:value-type="float" office:value="0.0268339000475481" calcext:value-type="float">
            <text:p>0.0268</text:p>
          </table:table-cell>
          <table:table-cell table:style-name="ce6" table:formula="of:=[raw.V7]+ORG.OPENOFFICE.STYLE(IF([raw.J7]&lt;[raw.W7];&quot;Red&quot;;IF([raw.J7]&gt;[raw.X7];&quot;Blue&quot;;&quot;Green&quot;)))" office:value-type="float" office:value="0.0269086951949322" calcext:value-type="float">
            <text:p>0.0269</text:p>
          </table:table-cell>
          <table:table-cell table:style-name="ce6" table:formula="of:=[raw.Y7]+ORG.OPENOFFICE.STYLE(IF([raw.J7]&lt;[raw.Z7];&quot;Red&quot;;IF([raw.J7]&gt;[raw.AA7];&quot;Blue&quot;;&quot;Green&quot;)))" office:value-type="float" office:value="0.0144875139188204" calcext:value-type="float">
            <text:p>0.0145</text:p>
          </table:table-cell>
          <table:table-cell table:style-name="ce9" table:formula="of:=[raw.AB7]+ORG.OPENOFFICE.STYLE(IF([raw.J7]&lt;[raw.AC7];&quot;Red&quot;;IF([raw.J7]&gt;[raw.AD7];&quot;Blue&quot;;&quot;Green&quot;)))" office:value-type="float" office:value="0.0517066853082302" calcext:value-type="float">
            <text:p>0.0517</text:p>
          </table:table-cell>
          <table:table-cell table:style-name="ce29" table:formula="of:=[raw.AE7]+ORG.OPENOFFICE.STYLE(IF([raw.J7]&lt;[raw.AF7];&quot;Red&quot;;IF([raw.J7]&gt;[raw.AG7];&quot;Blue&quot;;&quot;Green&quot;)))" office:value-type="float" office:value="0.0268642209836302" calcext:value-type="float">
            <text:p>0.0269</text:p>
          </table:table-cell>
          <table:table-cell table:style-name="ce15" table:formula="of:=[raw.AH7]+ORG.OPENOFFICE.STYLE(IF([raw.J7]&lt;[raw.AI7];&quot;Red&quot;;IF([raw.J7]&gt;[raw.AJ7];&quot;Blue&quot;;&quot;Green&quot;)))" office:value-type="float" office:value="0.0245343468061001" calcext:value-type="float">
            <text:p>0.0245</text:p>
          </table:table-cell>
          <table:table-cell table:style-name="ce6" table:formula="of:=[raw.AK7]+ORG.OPENOFFICE.STYLE(IF([raw.J7]&lt;[raw.AL7];&quot;Red&quot;;IF([raw.J7]&gt;[raw.AM7];&quot;Blue&quot;;&quot;Green&quot;)))" office:value-type="float" office:value="0.0245203599000876" calcext:value-type="float">
            <text:p>0.0245</text:p>
          </table:table-cell>
          <table:table-cell table:style-name="ce6" table:formula="of:=[raw.AN7]+ORG.OPENOFFICE.STYLE(IF([raw.J7]&lt;[raw.AO7];&quot;Red&quot;;IF([raw.J7]&gt;[raw.AP7];&quot;Blue&quot;;&quot;Green&quot;)))" office:value-type="float" office:value="0.0245203599000876" calcext:value-type="float">
            <text:p>0.0245</text:p>
          </table:table-cell>
          <table:table-cell table:style-name="ce6" table:formula="of:=[raw.AQ7]+ORG.OPENOFFICE.STYLE(IF([raw.J7]&lt;[raw.AR7];&quot;Red&quot;;IF([raw.J7]&gt;[raw.AS7];&quot;Blue&quot;;&quot;Green&quot;)))" office:value-type="float" office:value="0.0245343468061001" calcext:value-type="float">
            <text:p>0.0245</text:p>
          </table:table-cell>
          <table:table-cell table:style-name="ce6" table:formula="of:=[raw.AT7]+ORG.OPENOFFICE.STYLE(IF([raw.J7]&lt;[raw.AU7];&quot;Red&quot;;IF([raw.J7]&gt;[raw.AV7];&quot;Blue&quot;;&quot;Green&quot;)))" office:value-type="float" office:value="0.0123136782041024" calcext:value-type="float">
            <text:p>0.0123</text:p>
          </table:table-cell>
          <table:table-cell table:style-name="ce7" table:formula="of:=[raw.AW7]+ORG.OPENOFFICE.STYLE(IF([raw.J7]&lt;[raw.AX7];&quot;Red&quot;;IF([raw.J7]&gt;[raw.AY7];&quot;Blue&quot;;&quot;Green&quot;)))" office:value-type="float" office:value="0.0493694817789053" calcext:value-type="float">
            <text:p>0.0494</text:p>
          </table:table-cell>
          <table:table-cell table:style-name="ce29" table:formula="of:=[raw.AZ7]+ORG.OPENOFFICE.STYLE(IF([raw.J7]&lt;[raw.BA7];&quot;Red&quot;;IF([raw.J7]&gt;[raw.BB7];&quot;Blue&quot;;&quot;Green&quot;)))" office:value-type="float" office:value="0.0244965170936456" calcext:value-type="float">
            <text:p>0.0245</text:p>
          </table:table-cell>
          <table:table-cell table:style-name="ce15" table:formula="of:=[raw.BC7]+ORG.OPENOFFICE.STYLE(IF([raw.J7]&lt;[raw.BD7];&quot;Red&quot;;IF([raw.J7]&gt;[raw.BE7];&quot;Blue&quot;;&quot;Green&quot;)))" office:value-type="float" office:value="0" calcext:value-type="float">
            <text:p>0.0000</text:p>
          </table:table-cell>
          <table:table-cell table:style-name="ce6" table:formula="of:=[raw.BF7]+ORG.OPENOFFICE.STYLE(IF([raw.J7]&lt;[raw.BG7];&quot;Red&quot;;IF([raw.J7]&gt;[raw.BH7];&quot;Blue&quot;;&quot;Green&quot;)))" office:value-type="float" office:value="0.029050198248455" calcext:value-type="float">
            <text:p>0.0291</text:p>
          </table:table-cell>
          <table:table-cell table:style-name="ce6" table:formula="of:=[raw.BI7]+ORG.OPENOFFICE.STYLE(IF([raw.J7]&lt;[raw.BJ7];&quot;Red&quot;;IF([raw.J7]&gt;[raw.BK7];&quot;Blue&quot;;&quot;Green&quot;)))" office:value-type="float" office:value="0.029050198248455" calcext:value-type="float">
            <text:p>0.0291</text:p>
          </table:table-cell>
          <table:table-cell table:style-name="ce6" table:formula="of:=[raw.BL7]+ORG.OPENOFFICE.STYLE(IF([raw.J7]&lt;[raw.BM7];&quot;Red&quot;;IF([raw.J7]&gt;[raw.BN7];&quot;Blue&quot;;&quot;Green&quot;)))" office:value-type="float" office:value="0.0291283798816707" calcext:value-type="float">
            <text:p>0.0291</text:p>
          </table:table-cell>
          <table:table-cell table:style-name="ce6" table:formula="of:=[raw.BO7]+ORG.OPENOFFICE.STYLE(IF([raw.J7]&lt;[raw.BP7];&quot;Red&quot;;IF([raw.J7]&gt;[raw.BQ7];&quot;Blue&quot;;&quot;Green&quot;)))" office:value-type="float" office:value="0.0165814763580493" calcext:value-type="float">
            <text:p>0.0166</text:p>
          </table:table-cell>
          <table:table-cell table:style-name="ce9" table:formula="of:=[raw.BR7]+ORG.OPENOFFICE.STYLE(IF([raw.J7]&lt;[raw.BS7];&quot;Red&quot;;IF([raw.J7]&gt;[raw.BT7];&quot;Blue&quot;;&quot;Green&quot;)))" office:value-type="float" office:value="0.0538058672364885" calcext:value-type="float">
            <text:p>0.0538</text:p>
          </table:table-cell>
          <table:table-cell table:style-name="ce29" table:formula="of:=[raw.BU7]+ORG.OPENOFFICE.STYLE(IF([raw.J7]&lt;[raw.BV7];&quot;Red&quot;;IF([raw.J7]&gt;[raw.BW7];&quot;Blue&quot;;&quot;Green&quot;)))" office:value-type="float" office:value="0.0290804742442558" calcext:value-type="float">
            <text:p>0.0291</text:p>
          </table:table-cell>
        </table:table-row>
        <table:table-row table:style-name="ro1">
          <table:table-cell table:formula="of:=[$raw.A8]" office:value-type="string" office:string-value="bh_indep_negonly" calcext:value-type="string">
            <text:p>bh_indep_negonly</text:p>
          </table:table-cell>
          <table:table-cell table:formula="of:=[$raw.B8]" office:value-type="float" office:value="0" calcext:value-type="float">
            <text:p>0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string" office:string-value="BH1995" calcext:value-type="string">
            <text:p>BH1995</text:p>
          </table:table-cell>
          <table:table-cell table:style-name="ce15" table:formula="of:=[raw.M8]+ORG.OPENOFFICE.STYLE(IF([raw.J8]&lt;[raw.N8];&quot;Red&quot;;IF([raw.J8]&gt;[raw.O8];&quot;Blue&quot;;&quot;Green&quot;)))" office:value-type="float" office:value="0.033" calcext:value-type="float">
            <text:p>0.0330</text:p>
          </table:table-cell>
          <table:table-cell table:style-name="ce6" table:formula="of:=[raw.P8]+ORG.OPENOFFICE.STYLE(IF([raw.J8]&lt;[raw.Q8];&quot;Red&quot;;IF([raw.J8]&gt;[raw.R8];&quot;Blue&quot;;&quot;Green&quot;)))" office:value-type="float" office:value="0.0412854334755467" calcext:value-type="float">
            <text:p>0.0413</text:p>
          </table:table-cell>
          <table:table-cell table:style-name="ce6" table:formula="of:=[raw.S8]+ORG.OPENOFFICE.STYLE(IF([raw.J8]&lt;[raw.T8];&quot;Red&quot;;IF([raw.J8]&gt;[raw.U8];&quot;Blue&quot;;&quot;Green&quot;)))" office:value-type="float" office:value="0.0412854334755467" calcext:value-type="float">
            <text:p>0.0413</text:p>
          </table:table-cell>
          <table:table-cell table:style-name="ce6" table:formula="of:=[raw.V8]+ORG.OPENOFFICE.STYLE(IF([raw.J8]&lt;[raw.W8];&quot;Red&quot;;IF([raw.J8]&gt;[raw.X8];&quot;Blue&quot;;&quot;Green&quot;)))" office:value-type="float" office:value="0.0419353250704086" calcext:value-type="float">
            <text:p>0.0419</text:p>
          </table:table-cell>
          <table:table-cell table:style-name="ce6" table:formula="of:=[raw.Y8]+ORG.OPENOFFICE.STYLE(IF([raw.J8]&lt;[raw.Z8];&quot;Red&quot;;IF([raw.J8]&gt;[raw.AA8];&quot;Blue&quot;;&quot;Green&quot;)))" office:value-type="float" office:value="0.0227537224583778" calcext:value-type="float">
            <text:p>0.0228</text:p>
          </table:table-cell>
          <table:table-cell table:style-name="ce9" table:formula="of:=[raw.AB8]+ORG.OPENOFFICE.STYLE(IF([raw.J8]&lt;[raw.AC8];&quot;Red&quot;;IF([raw.J8]&gt;[raw.AD8];&quot;Blue&quot;;&quot;Green&quot;)))" office:value-type="float" office:value="0.0642205223522747" calcext:value-type="float">
            <text:p>0.0642</text:p>
          </table:table-cell>
          <table:table-cell table:style-name="ce29" table:formula="of:=[raw.AE8]+ORG.OPENOFFICE.STYLE(IF([raw.J8]&lt;[raw.AF8];&quot;Red&quot;;IF([raw.J8]&gt;[raw.AG8];&quot;Blue&quot;;&quot;Green&quot;)))" office:value-type="float" office:value="0.0345390301574713" calcext:value-type="float">
            <text:p>0.0345</text:p>
          </table:table-cell>
          <table:table-cell table:style-name="ce15" table:formula="of:=[raw.AH8]+ORG.OPENOFFICE.STYLE(IF([raw.J8]&lt;[raw.AI8];&quot;Red&quot;;IF([raw.J8]&gt;[raw.AJ8];&quot;Blue&quot;;&quot;Green&quot;)))" office:value-type="float" office:value="0.033" calcext:value-type="float">
            <text:p>0.0330</text:p>
          </table:table-cell>
          <table:table-cell table:style-name="ce9" table:formula="of:=[raw.AK8]+ORG.OPENOFFICE.STYLE(IF([raw.J8]&lt;[raw.AL8];&quot;Red&quot;;IF([raw.J8]&gt;[raw.AM8];&quot;Blue&quot;;&quot;Green&quot;)))" office:value-type="float" office:value="0.956" calcext:value-type="float">
            <text:p>0.9560</text:p>
          </table:table-cell>
          <table:table-cell table:style-name="ce9" table:formula="of:=[raw.AN8]+ORG.OPENOFFICE.STYLE(IF([raw.J8]&lt;[raw.AO8];&quot;Red&quot;;IF([raw.J8]&gt;[raw.AP8];&quot;Blue&quot;;&quot;Green&quot;)))" office:value-type="float" office:value="0.956" calcext:value-type="float">
            <text:p>0.9560</text:p>
          </table:table-cell>
          <table:table-cell table:style-name="ce6" table:formula="of:=[raw.AQ8]+ORG.OPENOFFICE.STYLE(IF([raw.J8]&lt;[raw.AR8];&quot;Red&quot;;IF([raw.J8]&gt;[raw.AS8];&quot;Blue&quot;;&quot;Green&quot;)))" office:value-type="float" office:value="0.033" calcext:value-type="float">
            <text:p>0.0330</text:p>
          </table:table-cell>
          <table:table-cell table:style-name="ce6" table:formula="of:=[raw.AT8]+ORG.OPENOFFICE.STYLE(IF([raw.J8]&lt;[raw.AU8];&quot;Red&quot;;IF([raw.J8]&gt;[raw.AV8];&quot;Blue&quot;;&quot;Green&quot;)))" office:value-type="float" office:value="0.018" calcext:value-type="float">
            <text:p>0.0180</text:p>
          </table:table-cell>
          <table:table-cell table:style-name="ce9" table:formula="of:=[raw.AW8]+ORG.OPENOFFICE.STYLE(IF([raw.J8]&lt;[raw.AX8];&quot;Red&quot;;IF([raw.J8]&gt;[raw.AY8];&quot;Blue&quot;;&quot;Green&quot;)))" office:value-type="float" office:value="0.093" calcext:value-type="float">
            <text:p>0.0930</text:p>
          </table:table-cell>
          <table:table-cell table:style-name="ce31" table:formula="of:=[raw.AZ8]+ORG.OPENOFFICE.STYLE(IF([raw.J8]&lt;[raw.BA8];&quot;Red&quot;;IF([raw.J8]&gt;[raw.BB8];&quot;Blue&quot;;&quot;Green&quot;)))" office:value-type="float" office:value="0.044" calcext:value-type="float">
            <text:p>0.0440</text:p>
          </table:table-cell>
          <table:table-cell table:style-name="ce15" table:formula="of:=[raw.BC8]+ORG.OPENOFFICE.STYLE(IF([raw.J8]&lt;[raw.BD8];&quot;Red&quot;;IF([raw.J8]&gt;[raw.BE8];&quot;Blue&quot;;&quot;Green&quot;)))" office:value-type="float" office:value="0" calcext:value-type="float">
            <text:p>0.0000</text:p>
          </table:table-cell>
          <table:table-cell table:style-name="ce6" table:formula="of:=[raw.BF8]+ORG.OPENOFFICE.STYLE(IF([raw.J8]&lt;[raw.BG8];&quot;Red&quot;;IF([raw.J8]&gt;[raw.BH8];&quot;Blue&quot;;&quot;Green&quot;)))" office:value-type="float" office:value="0.0229006685987199" calcext:value-type="float">
            <text:p>0.0229</text:p>
          </table:table-cell>
          <table:table-cell table:style-name="ce6" table:formula="of:=[raw.BI8]+ORG.OPENOFFICE.STYLE(IF([raw.J8]&lt;[raw.BJ8];&quot;Red&quot;;IF([raw.J8]&gt;[raw.BK8];&quot;Blue&quot;;&quot;Green&quot;)))" office:value-type="float" office:value="0.0229006685987199" calcext:value-type="float">
            <text:p>0.0229</text:p>
          </table:table-cell>
          <table:table-cell table:style-name="ce6" table:formula="of:=[raw.BL8]+ORG.OPENOFFICE.STYLE(IF([raw.J8]&lt;[raw.BM8];&quot;Red&quot;;IF([raw.J8]&gt;[raw.BN8];&quot;Blue&quot;;&quot;Green&quot;)))" office:value-type="float" office:value="0.04176984620841" calcext:value-type="float">
            <text:p>0.0418</text:p>
          </table:table-cell>
          <table:table-cell table:style-name="ce6" table:formula="of:=[raw.BO8]+ORG.OPENOFFICE.STYLE(IF([raw.J8]&lt;[raw.BP8];&quot;Red&quot;;IF([raw.J8]&gt;[raw.BQ8];&quot;Blue&quot;;&quot;Green&quot;)))" office:value-type="float" office:value="0.0226387710534374" calcext:value-type="float">
            <text:p>0.0226</text:p>
          </table:table-cell>
          <table:table-cell table:style-name="ce9" table:formula="of:=[raw.BR8]+ORG.OPENOFFICE.STYLE(IF([raw.J8]&lt;[raw.BS8];&quot;Red&quot;;IF([raw.J8]&gt;[raw.BT8];&quot;Blue&quot;;&quot;Green&quot;)))" office:value-type="float" office:value="0.0637701785925151" calcext:value-type="float">
            <text:p>0.0638</text:p>
          </table:table-cell>
          <table:table-cell table:style-name="ce29" table:formula="of:=[raw.BU8]+ORG.OPENOFFICE.STYLE(IF([raw.J8]&lt;[raw.BV8];&quot;Red&quot;;IF([raw.J8]&gt;[raw.BW8];&quot;Blue&quot;;&quot;Green&quot;)))" office:value-type="float" office:value="0.0343042561182616" calcext:value-type="float">
            <text:p>0.0343</text:p>
          </table:table-cell>
        </table:table-row>
        <table:table-row table:style-name="ro1">
          <table:table-cell table:formula="of:=[$raw.A9]" office:value-type="string" office:string-value="bh_indep_null" calcext:value-type="string">
            <text:p>bh_indep_null</text:p>
          </table:table-cell>
          <table:table-cell table:formula="of:=[$raw.B9]" office:value-type="float" office:value="0" calcext:value-type="float">
            <text:p>0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" calcext:value-type="float">
            <text:p>0</text:p>
          </table:table-cell>
          <table:table-cell table:formula="of:=[$raw.E9]" office:value-type="string" office:string-value="BH1995" calcext:value-type="string">
            <text:p>BH1995</text:p>
          </table:table-cell>
          <table:table-cell table:style-name="ce16" table:formula="of:=[raw.M9]+ORG.OPENOFFICE.STYLE(IF([raw.J9]&lt;[raw.N9];&quot;Red&quot;;IF([raw.J9]&gt;[raw.O9];&quot;Blue&quot;;&quot;Green&quot;)))" office:value-type="float" office:value="0.061" calcext:value-type="float">
            <text:p>0.0610</text:p>
          </table:table-cell>
          <table:table-cell table:style-name="ce9" table:formula="of:=[raw.P9]+ORG.OPENOFFICE.STYLE(IF([raw.J9]&lt;[raw.Q9];&quot;Red&quot;;IF([raw.J9]&gt;[raw.R9];&quot;Blue&quot;;&quot;Green&quot;)))" office:value-type="float" office:value="0.066" calcext:value-type="float">
            <text:p>0.0660</text:p>
          </table:table-cell>
          <table:table-cell table:style-name="ce9" table:formula="of:=[raw.S9]+ORG.OPENOFFICE.STYLE(IF([raw.J9]&lt;[raw.T9];&quot;Red&quot;;IF([raw.J9]&gt;[raw.U9];&quot;Blue&quot;;&quot;Green&quot;)))" office:value-type="float" office:value="0.066" calcext:value-type="float">
            <text:p>0.0660</text:p>
          </table:table-cell>
          <table:table-cell table:style-name="ce9" table:formula="of:=[raw.V9]+ORG.OPENOFFICE.STYLE(IF([raw.J9]&lt;[raw.W9];&quot;Red&quot;;IF([raw.J9]&gt;[raw.X9];&quot;Blue&quot;;&quot;Green&quot;)))" office:value-type="float" office:value="0.102" calcext:value-type="float">
            <text:p>0.1020</text:p>
          </table:table-cell>
          <table:table-cell table:style-name="ce7" table:formula="of:=[raw.Y9]+ORG.OPENOFFICE.STYLE(IF([raw.J9]&lt;[raw.Z9];&quot;Red&quot;;IF([raw.J9]&gt;[raw.AA9];&quot;Blue&quot;;&quot;Green&quot;)))" office:value-type="float" office:value="0.065" calcext:value-type="float">
            <text:p>0.0650</text:p>
          </table:table-cell>
          <table:table-cell table:style-name="ce9" table:formula="of:=[raw.AB9]+ORG.OPENOFFICE.STYLE(IF([raw.J9]&lt;[raw.AC9];&quot;Red&quot;;IF([raw.J9]&gt;[raw.AD9];&quot;Blue&quot;;&quot;Green&quot;)))" office:value-type="float" office:value="0.175" calcext:value-type="float">
            <text:p>0.1750</text:p>
          </table:table-cell>
          <table:table-cell table:style-name="ce30" table:formula="of:=[raw.AE9]+ORG.OPENOFFICE.STYLE(IF([raw.J9]&lt;[raw.AF9];&quot;Red&quot;;IF([raw.J9]&gt;[raw.AG9];&quot;Blue&quot;;&quot;Green&quot;)))" office:value-type="float" office:value="0.101" calcext:value-type="float">
            <text:p>0.1010</text:p>
          </table:table-cell>
          <table:table-cell table:style-name="ce16" table:formula="of:=[raw.AH9]+ORG.OPENOFFICE.STYLE(IF([raw.J9]&lt;[raw.AI9];&quot;Red&quot;;IF([raw.J9]&gt;[raw.AJ9];&quot;Blue&quot;;&quot;Green&quot;)))" office:value-type="float" office:value="0.061" calcext:value-type="float">
            <text:p>0.0610</text:p>
          </table:table-cell>
          <table:table-cell table:style-name="ce7" table:formula="of:=[raw.AK9]+ORG.OPENOFFICE.STYLE(IF([raw.J9]&lt;[raw.AL9];&quot;Red&quot;;IF([raw.J9]&gt;[raw.AM9];&quot;Blue&quot;;&quot;Green&quot;)))" office:value-type="float" office:value="0.043" calcext:value-type="float">
            <text:p>0.0430</text:p>
          </table:table-cell>
          <table:table-cell table:style-name="ce7" table:formula="of:=[raw.AN9]+ORG.OPENOFFICE.STYLE(IF([raw.J9]&lt;[raw.AO9];&quot;Red&quot;;IF([raw.J9]&gt;[raw.AP9];&quot;Blue&quot;;&quot;Green&quot;)))" office:value-type="float" office:value="0.043" calcext:value-type="float">
            <text:p>0.0430</text:p>
          </table:table-cell>
          <table:table-cell table:style-name="ce7" table:formula="of:=[raw.AQ9]+ORG.OPENOFFICE.STYLE(IF([raw.J9]&lt;[raw.AR9];&quot;Red&quot;;IF([raw.J9]&gt;[raw.AS9];&quot;Blue&quot;;&quot;Green&quot;)))" office:value-type="float" office:value="0.061" calcext:value-type="float">
            <text:p>0.0610</text:p>
          </table:table-cell>
          <table:table-cell table:style-name="ce7" table:formula="of:=[raw.AT9]+ORG.OPENOFFICE.STYLE(IF([raw.J9]&lt;[raw.AU9];&quot;Red&quot;;IF([raw.J9]&gt;[raw.AV9];&quot;Blue&quot;;&quot;Green&quot;)))" office:value-type="float" office:value="0.041" calcext:value-type="float">
            <text:p>0.0410</text:p>
          </table:table-cell>
          <table:table-cell table:style-name="ce9" table:formula="of:=[raw.AW9]+ORG.OPENOFFICE.STYLE(IF([raw.J9]&lt;[raw.AX9];&quot;Red&quot;;IF([raw.J9]&gt;[raw.AY9];&quot;Blue&quot;;&quot;Green&quot;)))" office:value-type="float" office:value="0.099" calcext:value-type="float">
            <text:p>0.0990</text:p>
          </table:table-cell>
          <table:table-cell table:style-name="ce31" table:formula="of:=[raw.AZ9]+ORG.OPENOFFICE.STYLE(IF([raw.J9]&lt;[raw.BA9];&quot;Red&quot;;IF([raw.J9]&gt;[raw.BB9];&quot;Blue&quot;;&quot;Green&quot;)))" office:value-type="float" office:value="0.061" calcext:value-type="float">
            <text:p>0.0610</text:p>
          </table:table-cell>
          <table:table-cell table:style-name="ce15" table:formula="of:=[raw.BC9]+ORG.OPENOFFICE.STYLE(IF([raw.J9]&lt;[raw.BD9];&quot;Red&quot;;IF([raw.J9]&gt;[raw.BE9];&quot;Blue&quot;;&quot;Green&quot;)))" office:value-type="float" office:value="0" calcext:value-type="float">
            <text:p>0.0000</text:p>
          </table:table-cell>
          <table:table-cell table:style-name="ce6" table:formula="of:=[raw.BF9]+ORG.OPENOFFICE.STYLE(IF([raw.J9]&lt;[raw.BG9];&quot;Red&quot;;IF([raw.J9]&gt;[raw.BH9];&quot;Blue&quot;;&quot;Green&quot;)))" office:value-type="float" office:value="0.027" calcext:value-type="float">
            <text:p>0.0270</text:p>
          </table:table-cell>
          <table:table-cell table:style-name="ce6" table:formula="of:=[raw.BI9]+ORG.OPENOFFICE.STYLE(IF([raw.J9]&lt;[raw.BJ9];&quot;Red&quot;;IF([raw.J9]&gt;[raw.BK9];&quot;Blue&quot;;&quot;Green&quot;)))" office:value-type="float" office:value="0.027" calcext:value-type="float">
            <text:p>0.0270</text:p>
          </table:table-cell>
          <table:table-cell table:style-name="ce7" table:formula="of:=[raw.BL9]+ORG.OPENOFFICE.STYLE(IF([raw.J9]&lt;[raw.BM9];&quot;Red&quot;;IF([raw.J9]&gt;[raw.BN9];&quot;Blue&quot;;&quot;Green&quot;)))" office:value-type="float" office:value="0.045" calcext:value-type="float">
            <text:p>0.0450</text:p>
          </table:table-cell>
          <table:table-cell table:style-name="ce6" table:formula="of:=[raw.BO9]+ORG.OPENOFFICE.STYLE(IF([raw.J9]&lt;[raw.BP9];&quot;Red&quot;;IF([raw.J9]&gt;[raw.BQ9];&quot;Blue&quot;;&quot;Green&quot;)))" office:value-type="float" office:value="0.024" calcext:value-type="float">
            <text:p>0.0240</text:p>
          </table:table-cell>
          <table:table-cell table:style-name="ce9" table:formula="of:=[raw.BR9]+ORG.OPENOFFICE.STYLE(IF([raw.J9]&lt;[raw.BS9];&quot;Red&quot;;IF([raw.J9]&gt;[raw.BT9];&quot;Blue&quot;;&quot;Green&quot;)))" office:value-type="float" office:value="0.088" calcext:value-type="float">
            <text:p>0.0880</text:p>
          </table:table-cell>
          <table:table-cell table:style-name="ce31" table:formula="of:=[raw.BU9]+ORG.OPENOFFICE.STYLE(IF([raw.J9]&lt;[raw.BV9];&quot;Red&quot;;IF([raw.J9]&gt;[raw.BW9];&quot;Blue&quot;;&quot;Green&quot;)))" office:value-type="float" office:value="0.043" calcext:value-type="float">
            <text:p>0.0430</text:p>
          </table:table-cell>
        </table:table-row>
        <table:table-row table:style-name="ro1">
          <table:table-cell table:formula="of:=[$raw.A10]" office:value-type="string" office:string-value="bh_indep_posonly" calcext:value-type="string">
            <text:p>bh_indep_posonly</text:p>
          </table:table-cell>
          <table:table-cell table:formula="of:=[$raw.B10]" office:value-type="float" office:value="0.25" calcext:value-type="float">
            <text:p>0.25</text:p>
          </table:table-cell>
          <table:table-cell table:formula="of:=[$raw.C10]" office:value-type="float" office:value="0" calcext:value-type="float">
            <text:p>0</text:p>
          </table:table-cell>
          <table:table-cell table:formula="of:=[$raw.D10]" office:value-type="float" office:value="0" calcext:value-type="float">
            <text:p>0</text:p>
          </table:table-cell>
          <table:table-cell table:formula="of:=[$raw.E10]" office:value-type="string" office:string-value="BH1995" calcext:value-type="string">
            <text:p>BH1995</text:p>
          </table:table-cell>
          <table:table-cell table:style-name="ce15" table:formula="of:=[raw.M10]+ORG.OPENOFFICE.STYLE(IF([raw.J10]&lt;[raw.N10];&quot;Red&quot;;IF([raw.J10]&gt;[raw.O10];&quot;Blue&quot;;&quot;Green&quot;)))" office:value-type="float" office:value="0.0381113327743035" calcext:value-type="float">
            <text:p>0.0381</text:p>
          </table:table-cell>
          <table:table-cell table:style-name="ce6" table:formula="of:=[raw.P10]+ORG.OPENOFFICE.STYLE(IF([raw.J10]&lt;[raw.Q10];&quot;Red&quot;;IF([raw.J10]&gt;[raw.R10];&quot;Blue&quot;;&quot;Green&quot;)))" office:value-type="float" office:value="0.0379972226331722" calcext:value-type="float">
            <text:p>0.0380</text:p>
          </table:table-cell>
          <table:table-cell table:style-name="ce6" table:formula="of:=[raw.S10]+ORG.OPENOFFICE.STYLE(IF([raw.J10]&lt;[raw.T10];&quot;Red&quot;;IF([raw.J10]&gt;[raw.U10];&quot;Blue&quot;;&quot;Green&quot;)))" office:value-type="float" office:value="0.0379972226331722" calcext:value-type="float">
            <text:p>0.0380</text:p>
          </table:table-cell>
          <table:table-cell table:style-name="ce6" table:formula="of:=[raw.V10]+ORG.OPENOFFICE.STYLE(IF([raw.J10]&lt;[raw.W10];&quot;Red&quot;;IF([raw.J10]&gt;[raw.X10];&quot;Blue&quot;;&quot;Green&quot;)))" office:value-type="float" office:value="0.0382678266956519" calcext:value-type="float">
            <text:p>0.0383</text:p>
          </table:table-cell>
          <table:table-cell table:style-name="ce6" table:formula="of:=[raw.Y10]+ORG.OPENOFFICE.STYLE(IF([raw.J10]&lt;[raw.Z10];&quot;Red&quot;;IF([raw.J10]&gt;[raw.AA10];&quot;Blue&quot;;&quot;Green&quot;)))" office:value-type="float" office:value="0.0193278230370325" calcext:value-type="float">
            <text:p>0.0193</text:p>
          </table:table-cell>
          <table:table-cell table:style-name="ce9" table:formula="of:=[raw.AB10]+ORG.OPENOFFICE.STYLE(IF([raw.J10]&lt;[raw.AC10];&quot;Red&quot;;IF([raw.J10]&gt;[raw.AD10];&quot;Blue&quot;;&quot;Green&quot;)))" office:value-type="float" office:value="0.0611192577221885" calcext:value-type="float">
            <text:p>0.0611</text:p>
          </table:table-cell>
          <table:table-cell table:style-name="ce29" table:formula="of:=[raw.AE10]+ORG.OPENOFFICE.STYLE(IF([raw.J10]&lt;[raw.AF10];&quot;Red&quot;;IF([raw.J10]&gt;[raw.AG10];&quot;Blue&quot;;&quot;Green&quot;)))" office:value-type="float" office:value="0.0309442261930182" calcext:value-type="float">
            <text:p>0.0309</text:p>
          </table:table-cell>
          <table:table-cell table:style-name="ce15" table:formula="of:=[raw.AH10]+ORG.OPENOFFICE.STYLE(IF([raw.J10]&lt;[raw.AI10];&quot;Red&quot;;IF([raw.J10]&gt;[raw.AJ10];&quot;Blue&quot;;&quot;Green&quot;)))" office:value-type="float" office:value="0.0381113327743035" calcext:value-type="float">
            <text:p>0.0381</text:p>
          </table:table-cell>
          <table:table-cell table:style-name="ce6" table:formula="of:=[raw.AK10]+ORG.OPENOFFICE.STYLE(IF([raw.J10]&lt;[raw.AL10];&quot;Red&quot;;IF([raw.J10]&gt;[raw.AM10];&quot;Blue&quot;;&quot;Green&quot;)))" office:value-type="float" office:value="0.0195709216766038" calcext:value-type="float">
            <text:p>0.0196</text:p>
          </table:table-cell>
          <table:table-cell table:style-name="ce6" table:formula="of:=[raw.AN10]+ORG.OPENOFFICE.STYLE(IF([raw.J10]&lt;[raw.AO10];&quot;Red&quot;;IF([raw.J10]&gt;[raw.AP10];&quot;Blue&quot;;&quot;Green&quot;)))" office:value-type="float" office:value="0.0195709216766038" calcext:value-type="float">
            <text:p>0.0196</text:p>
          </table:table-cell>
          <table:table-cell table:style-name="ce6" table:formula="of:=[raw.AQ10]+ORG.OPENOFFICE.STYLE(IF([raw.J10]&lt;[raw.AR10];&quot;Red&quot;;IF([raw.J10]&gt;[raw.AS10];&quot;Blue&quot;;&quot;Green&quot;)))" office:value-type="float" office:value="0.0381113327743035" calcext:value-type="float">
            <text:p>0.0381</text:p>
          </table:table-cell>
          <table:table-cell table:style-name="ce6" table:formula="of:=[raw.AT10]+ORG.OPENOFFICE.STYLE(IF([raw.J10]&lt;[raw.AU10];&quot;Red&quot;;IF([raw.J10]&gt;[raw.AV10];&quot;Blue&quot;;&quot;Green&quot;)))" office:value-type="float" office:value="0.0192332221447624" calcext:value-type="float">
            <text:p>0.0192</text:p>
          </table:table-cell>
          <table:table-cell table:style-name="ce9" table:formula="of:=[raw.AW10]+ORG.OPENOFFICE.STYLE(IF([raw.J10]&lt;[raw.AX10];&quot;Red&quot;;IF([raw.J10]&gt;[raw.AY10];&quot;Blue&quot;;&quot;Green&quot;)))" office:value-type="float" office:value="0.0605682569107001" calcext:value-type="float">
            <text:p>0.0606</text:p>
          </table:table-cell>
          <table:table-cell table:style-name="ce29" table:formula="of:=[raw.AZ10]+ORG.OPENOFFICE.STYLE(IF([raw.J10]&lt;[raw.BA10];&quot;Red&quot;;IF([raw.J10]&gt;[raw.BB10];&quot;Blue&quot;;&quot;Green&quot;)))" office:value-type="float" office:value="0.0307314248008073" calcext:value-type="float">
            <text:p>0.0307</text:p>
          </table:table-cell>
          <table:table-cell table:style-name="ce15" table:formula="of:=[raw.BC10]+ORG.OPENOFFICE.STYLE(IF([raw.J10]&lt;[raw.BD10];&quot;Red&quot;;IF([raw.J10]&gt;[raw.BE10];&quot;Blue&quot;;&quot;Green&quot;)))" office:value-type="float" office:value="0" calcext:value-type="float">
            <text:p>0.0000</text:p>
          </table:table-cell>
          <table:table-cell table:style-name="ce9" table:formula="of:=[raw.BF10]+ORG.OPENOFFICE.STYLE(IF([raw.J10]&lt;[raw.BG10];&quot;Red&quot;;IF([raw.J10]&gt;[raw.BH10];&quot;Blue&quot;;&quot;Green&quot;)))" office:value-type="float" office:value="0.962" calcext:value-type="float">
            <text:p>0.9620</text:p>
          </table:table-cell>
          <table:table-cell table:style-name="ce9" table:formula="of:=[raw.BI10]+ORG.OPENOFFICE.STYLE(IF([raw.J10]&lt;[raw.BJ10];&quot;Red&quot;;IF([raw.J10]&gt;[raw.BK10];&quot;Blue&quot;;&quot;Green&quot;)))" office:value-type="float" office:value="0.962" calcext:value-type="float">
            <text:p>0.9620</text:p>
          </table:table-cell>
          <table:table-cell table:style-name="ce6" table:formula="of:=[raw.BL10]+ORG.OPENOFFICE.STYLE(IF([raw.J10]&lt;[raw.BM10];&quot;Red&quot;;IF([raw.J10]&gt;[raw.BN10];&quot;Blue&quot;;&quot;Green&quot;)))" office:value-type="float" office:value="0.028" calcext:value-type="float">
            <text:p>0.0280</text:p>
          </table:table-cell>
          <table:table-cell table:style-name="ce6" table:formula="of:=[raw.BO10]+ORG.OPENOFFICE.STYLE(IF([raw.J10]&lt;[raw.BP10];&quot;Red&quot;;IF([raw.J10]&gt;[raw.BQ10];&quot;Blue&quot;;&quot;Green&quot;)))" office:value-type="float" office:value="0.013" calcext:value-type="float">
            <text:p>0.0130</text:p>
          </table:table-cell>
          <table:table-cell table:style-name="ce9" table:formula="of:=[raw.BR10]+ORG.OPENOFFICE.STYLE(IF([raw.J10]&lt;[raw.BS10];&quot;Red&quot;;IF([raw.J10]&gt;[raw.BT10];&quot;Blue&quot;;&quot;Green&quot;)))" office:value-type="float" office:value="0.096" calcext:value-type="float">
            <text:p>0.0960</text:p>
          </table:table-cell>
          <table:table-cell table:style-name="ce29" table:formula="of:=[raw.BU10]+ORG.OPENOFFICE.STYLE(IF([raw.J10]&lt;[raw.BV10];&quot;Red&quot;;IF([raw.J10]&gt;[raw.BW10];&quot;Blue&quot;;&quot;Green&quot;)))" office:value-type="float" office:value="0.036" calcext:value-type="float">
            <text:p>0.0360</text:p>
          </table:table-cell>
        </table:table-row>
        <table:table-row table:style-name="ro1">
          <table:table-cell table:formula="of:=[$raw.A11]" office:value-type="string" office:string-value="bh_indep_unbalanced" calcext:value-type="string">
            <text:p>bh_indep_unbalanced</text:p>
          </table:table-cell>
          <table:table-cell table:formula="of:=[$raw.B11]" office:value-type="float" office:value="0.1" calcext:value-type="float">
            <text:p>0.1</text:p>
          </table:table-cell>
          <table:table-cell table:formula="of:=[$raw.C11]" office:value-type="float" office:value="0.4" calcext:value-type="float">
            <text:p>0.4</text:p>
          </table:table-cell>
          <table:table-cell table:formula="of:=[$raw.D11]" office:value-type="float" office:value="0" calcext:value-type="float">
            <text:p>0</text:p>
          </table:table-cell>
          <table:table-cell table:formula="of:=[$raw.E11]" office:value-type="string" office:string-value="BH1995" calcext:value-type="string">
            <text:p>BH1995</text:p>
          </table:table-cell>
          <table:table-cell table:style-name="ce15" table:formula="of:=[raw.M11]+ORG.OPENOFFICE.STYLE(IF([raw.J11]&lt;[raw.N11];&quot;Red&quot;;IF([raw.J11]&gt;[raw.O11];&quot;Blue&quot;;&quot;Green&quot;)))" office:value-type="float" office:value="0.0248336636599698" calcext:value-type="float">
            <text:p>0.0248</text:p>
          </table:table-cell>
          <table:table-cell table:style-name="ce6" table:formula="of:=[raw.P11]+ORG.OPENOFFICE.STYLE(IF([raw.J11]&lt;[raw.Q11];&quot;Red&quot;;IF([raw.J11]&gt;[raw.R11];&quot;Blue&quot;;&quot;Green&quot;)))" office:value-type="float" office:value="0.0264572185430889" calcext:value-type="float">
            <text:p>0.0265</text:p>
          </table:table-cell>
          <table:table-cell table:style-name="ce6" table:formula="of:=[raw.S11]+ORG.OPENOFFICE.STYLE(IF([raw.J11]&lt;[raw.T11];&quot;Red&quot;;IF([raw.J11]&gt;[raw.U11];&quot;Blue&quot;;&quot;Green&quot;)))" office:value-type="float" office:value="0.0264572185430889" calcext:value-type="float">
            <text:p>0.0265</text:p>
          </table:table-cell>
          <table:table-cell table:style-name="ce6" table:formula="of:=[raw.V11]+ORG.OPENOFFICE.STYLE(IF([raw.J11]&lt;[raw.W11];&quot;Red&quot;;IF([raw.J11]&gt;[raw.X11];&quot;Blue&quot;;&quot;Green&quot;)))" office:value-type="float" office:value="0.0267775493065057" calcext:value-type="float">
            <text:p>0.0268</text:p>
          </table:table-cell>
          <table:table-cell table:style-name="ce6" table:formula="of:=[raw.Y11]+ORG.OPENOFFICE.STYLE(IF([raw.J11]&lt;[raw.Z11];&quot;Red&quot;;IF([raw.J11]&gt;[raw.AA11];&quot;Blue&quot;;&quot;Green&quot;)))" office:value-type="float" office:value="0.0144620577422604" calcext:value-type="float">
            <text:p>0.0145</text:p>
          </table:table-cell>
          <table:table-cell table:style-name="ce6" table:formula="of:=[raw.AB11]+ORG.OPENOFFICE.STYLE(IF([raw.J11]&lt;[raw.AC11];&quot;Red&quot;;IF([raw.J11]&gt;[raw.AD11];&quot;Blue&quot;;&quot;Green&quot;)))" office:value-type="float" office:value="0.0465560087657779" calcext:value-type="float">
            <text:p>0.0466</text:p>
          </table:table-cell>
          <table:table-cell table:style-name="ce29" table:formula="of:=[raw.AE11]+ORG.OPENOFFICE.STYLE(IF([raw.J11]&lt;[raw.AF11];&quot;Red&quot;;IF([raw.J11]&gt;[raw.AG11];&quot;Blue&quot;;&quot;Green&quot;)))" office:value-type="float" office:value="0.0237646468099143" calcext:value-type="float">
            <text:p>0.0238</text:p>
          </table:table-cell>
          <table:table-cell table:style-name="ce15" table:formula="of:=[raw.AH11]+ORG.OPENOFFICE.STYLE(IF([raw.J11]&lt;[raw.AI11];&quot;Red&quot;;IF([raw.J11]&gt;[raw.AJ11];&quot;Blue&quot;;&quot;Green&quot;)))" office:value-type="float" office:value="0.0248336636599698" calcext:value-type="float">
            <text:p>0.0248</text:p>
          </table:table-cell>
          <table:table-cell table:style-name="ce9" table:formula="of:=[raw.AK11]+ORG.OPENOFFICE.STYLE(IF([raw.J11]&lt;[raw.AL11];&quot;Red&quot;;IF([raw.J11]&gt;[raw.AM11];&quot;Blue&quot;;&quot;Green&quot;)))" office:value-type="float" office:value="0.0594457921157691" calcext:value-type="float">
            <text:p>0.0594</text:p>
          </table:table-cell>
          <table:table-cell table:style-name="ce9" table:formula="of:=[raw.AN11]+ORG.OPENOFFICE.STYLE(IF([raw.J11]&lt;[raw.AO11];&quot;Red&quot;;IF([raw.J11]&gt;[raw.AP11];&quot;Blue&quot;;&quot;Green&quot;)))" office:value-type="float" office:value="0.0594457921157691" calcext:value-type="float">
            <text:p>0.0594</text:p>
          </table:table-cell>
          <table:table-cell table:style-name="ce6" table:formula="of:=[raw.AQ11]+ORG.OPENOFFICE.STYLE(IF([raw.J11]&lt;[raw.AR11];&quot;Red&quot;;IF([raw.J11]&gt;[raw.AS11];&quot;Blue&quot;;&quot;Green&quot;)))" office:value-type="float" office:value="0.0248336636599698" calcext:value-type="float">
            <text:p>0.0248</text:p>
          </table:table-cell>
          <table:table-cell table:style-name="ce6" table:formula="of:=[raw.AT11]+ORG.OPENOFFICE.STYLE(IF([raw.J11]&lt;[raw.AU11];&quot;Red&quot;;IF([raw.J11]&gt;[raw.AV11];&quot;Blue&quot;;&quot;Green&quot;)))" office:value-type="float" office:value="0.0129535439585367" calcext:value-type="float">
            <text:p>0.0130</text:p>
          </table:table-cell>
          <table:table-cell table:style-name="ce9" table:formula="of:=[raw.AW11]+ORG.OPENOFFICE.STYLE(IF([raw.J11]&lt;[raw.AX11];&quot;Red&quot;;IF([raw.J11]&gt;[raw.AY11];&quot;Blue&quot;;&quot;Green&quot;)))" office:value-type="float" office:value="0.0710935813068387" calcext:value-type="float">
            <text:p>0.0711</text:p>
          </table:table-cell>
          <table:table-cell table:style-name="ce29" table:formula="of:=[raw.AZ11]+ORG.OPENOFFICE.STYLE(IF([raw.J11]&lt;[raw.BA11];&quot;Red&quot;;IF([raw.J11]&gt;[raw.BB11];&quot;Blue&quot;;&quot;Green&quot;)))" office:value-type="float" office:value="0.0350472463555656" calcext:value-type="float">
            <text:p>0.0350</text:p>
          </table:table-cell>
          <table:table-cell table:style-name="ce15" table:formula="of:=[raw.BC11]+ORG.OPENOFFICE.STYLE(IF([raw.J11]&lt;[raw.BD11];&quot;Red&quot;;IF([raw.J11]&gt;[raw.BE11];&quot;Blue&quot;;&quot;Green&quot;)))" office:value-type="float" office:value="0" calcext:value-type="float">
            <text:p>0.0000</text:p>
          </table:table-cell>
          <table:table-cell table:style-name="ce6" table:formula="of:=[raw.BF11]+ORG.OPENOFFICE.STYLE(IF([raw.J11]&lt;[raw.BG11];&quot;Red&quot;;IF([raw.J11]&gt;[raw.BH11];&quot;Blue&quot;;&quot;Green&quot;)))" office:value-type="float" office:value="0.0177323374638485" calcext:value-type="float">
            <text:p>0.0177</text:p>
          </table:table-cell>
          <table:table-cell table:style-name="ce6" table:formula="of:=[raw.BI11]+ORG.OPENOFFICE.STYLE(IF([raw.J11]&lt;[raw.BJ11];&quot;Red&quot;;IF([raw.J11]&gt;[raw.BK11];&quot;Blue&quot;;&quot;Green&quot;)))" office:value-type="float" office:value="0.0177323374638485" calcext:value-type="float">
            <text:p>0.0177</text:p>
          </table:table-cell>
          <table:table-cell table:style-name="ce6" table:formula="of:=[raw.BL11]+ORG.OPENOFFICE.STYLE(IF([raw.J11]&lt;[raw.BM11];&quot;Red&quot;;IF([raw.J11]&gt;[raw.BN11];&quot;Blue&quot;;&quot;Green&quot;)))" office:value-type="float" office:value="0.0270553965192019" calcext:value-type="float">
            <text:p>0.0271</text:p>
          </table:table-cell>
          <table:table-cell table:style-name="ce6" table:formula="of:=[raw.BO11]+ORG.OPENOFFICE.STYLE(IF([raw.J11]&lt;[raw.BP11];&quot;Red&quot;;IF([raw.J11]&gt;[raw.BQ11];&quot;Blue&quot;;&quot;Green&quot;)))" office:value-type="float" office:value="0.0146599934368161" calcext:value-type="float">
            <text:p>0.0147</text:p>
          </table:table-cell>
          <table:table-cell table:style-name="ce6" table:formula="of:=[raw.BR11]+ORG.OPENOFFICE.STYLE(IF([raw.J11]&lt;[raw.BS11];&quot;Red&quot;;IF([raw.J11]&gt;[raw.BT11];&quot;Blue&quot;;&quot;Green&quot;)))" office:value-type="float" office:value="0.0406817460083087" calcext:value-type="float">
            <text:p>0.0407</text:p>
          </table:table-cell>
          <table:table-cell table:style-name="ce29" table:formula="of:=[raw.BU11]+ORG.OPENOFFICE.STYLE(IF([raw.J11]&lt;[raw.BV11];&quot;Red&quot;;IF([raw.J11]&gt;[raw.BW11];&quot;Blue&quot;;&quot;Green&quot;)))" office:value-type="float" office:value="0.0211978484778267" calcext:value-type="float">
            <text:p>0.0212</text:p>
          </table:table-cell>
        </table:table-row>
        <table:table-row table:style-name="ro1">
          <table:table-cell table:formula="of:=[$raw.A12]" office:value-type="string" office:string-value="bky_dep_balanced" calcext:value-type="string">
            <text:p>bky_dep_balanced</text:p>
          </table:table-cell>
          <table:table-cell table:formula="of:=[$raw.B12]" office:value-type="float" office:value="0.25" calcext:value-type="float">
            <text:p>0.25</text:p>
          </table:table-cell>
          <table:table-cell table:formula="of:=[$raw.C12]" office:value-type="float" office:value="0.25" calcext:value-type="float">
            <text:p>0.25</text:p>
          </table:table-cell>
          <table:table-cell table:formula="of:=[$raw.D12]" office:value-type="float" office:value="0.8" calcext:value-type="float">
            <text:p>0.8</text:p>
          </table:table-cell>
          <table:table-cell table:formula="of:=[$raw.E12]" office:value-type="string" office:string-value="BKY2006" calcext:value-type="string">
            <text:p>BKY2006</text:p>
          </table:table-cell>
          <table:table-cell table:style-name="ce15" table:formula="of:=[raw.M12]+ORG.OPENOFFICE.STYLE(IF([raw.J12]&lt;[raw.N12];&quot;Red&quot;;IF([raw.J12]&gt;[raw.O12];&quot;Blue&quot;;&quot;Green&quot;)))" office:value-type="float" office:value="0.0301175579736295" calcext:value-type="float">
            <text:p>0.0301</text:p>
          </table:table-cell>
          <table:table-cell table:style-name="ce6" table:formula="of:=[raw.P12]+ORG.OPENOFFICE.STYLE(IF([raw.J12]&lt;[raw.Q12];&quot;Red&quot;;IF([raw.J12]&gt;[raw.R12];&quot;Blue&quot;;&quot;Green&quot;)))" office:value-type="float" office:value="0.0331026809041762" calcext:value-type="float">
            <text:p>0.0331</text:p>
          </table:table-cell>
          <table:table-cell table:style-name="ce6" table:formula="of:=[raw.S12]+ORG.OPENOFFICE.STYLE(IF([raw.J12]&lt;[raw.T12];&quot;Red&quot;;IF([raw.J12]&gt;[raw.U12];&quot;Blue&quot;;&quot;Green&quot;)))" office:value-type="float" office:value="0.0265649158527215" calcext:value-type="float">
            <text:p>0.0266</text:p>
          </table:table-cell>
          <table:table-cell table:style-name="ce9" table:formula="of:=[raw.V12]+ORG.OPENOFFICE.STYLE(IF([raw.J12]&lt;[raw.W12];&quot;Red&quot;;IF([raw.J12]&gt;[raw.X12];&quot;Blue&quot;;&quot;Green&quot;)))" office:value-type="float" office:value="0.0640010124329518" calcext:value-type="float">
            <text:p>0.0640</text:p>
          </table:table-cell>
          <table:table-cell table:style-name="ce6" table:formula="of:=[raw.Y12]+ORG.OPENOFFICE.STYLE(IF([raw.J12]&lt;[raw.Z12];&quot;Red&quot;;IF([raw.J12]&gt;[raw.AA12];&quot;Blue&quot;;&quot;Green&quot;)))" office:value-type="float" office:value="0.0324113389225663" calcext:value-type="float">
            <text:p>0.0324</text:p>
          </table:table-cell>
          <table:table-cell table:style-name="ce9" table:formula="of:=[raw.AB12]+ORG.OPENOFFICE.STYLE(IF([raw.J12]&lt;[raw.AC12];&quot;Red&quot;;IF([raw.J12]&gt;[raw.AD12];&quot;Blue&quot;;&quot;Green&quot;)))" office:value-type="float" office:value="0.108114934462471" calcext:value-type="float">
            <text:p>0.1081</text:p>
          </table:table-cell>
          <table:table-cell table:style-name="ce31" table:formula="of:=[raw.AE12]+ORG.OPENOFFICE.STYLE(IF([raw.J12]&lt;[raw.AF12];&quot;Red&quot;;IF([raw.J12]&gt;[raw.AG12];&quot;Blue&quot;;&quot;Green&quot;)))" office:value-type="float" office:value="0.0543274314795386" calcext:value-type="float">
            <text:p>0.0543</text:p>
          </table:table-cell>
          <table:table-cell table:style-name="ce15" table:formula="of:=[raw.AH12]+ORG.OPENOFFICE.STYLE(IF([raw.J12]&lt;[raw.AI12];&quot;Red&quot;;IF([raw.J12]&gt;[raw.AJ12];&quot;Blue&quot;;&quot;Green&quot;)))" office:value-type="float" office:value="0.0301175579736295" calcext:value-type="float">
            <text:p>0.0301</text:p>
          </table:table-cell>
          <table:table-cell table:style-name="ce6" table:formula="of:=[raw.AK12]+ORG.OPENOFFICE.STYLE(IF([raw.J12]&lt;[raw.AL12];&quot;Red&quot;;IF([raw.J12]&gt;[raw.AM12];&quot;Blue&quot;;&quot;Green&quot;)))" office:value-type="float" office:value="0.0144713505533147" calcext:value-type="float">
            <text:p>0.0145</text:p>
          </table:table-cell>
          <table:table-cell table:style-name="ce6" table:formula="of:=[raw.AN12]+ORG.OPENOFFICE.STYLE(IF([raw.J12]&lt;[raw.AO12];&quot;Red&quot;;IF([raw.J12]&gt;[raw.AP12];&quot;Blue&quot;;&quot;Green&quot;)))" office:value-type="float" office:value="0.0109636960932747" calcext:value-type="float">
            <text:p>0.0110</text:p>
          </table:table-cell>
          <table:table-cell table:style-name="ce6" table:formula="of:=[raw.AQ12]+ORG.OPENOFFICE.STYLE(IF([raw.J12]&lt;[raw.AR12];&quot;Red&quot;;IF([raw.J12]&gt;[raw.AS12];&quot;Blue&quot;;&quot;Green&quot;)))" office:value-type="float" office:value="0.0301175579736295" calcext:value-type="float">
            <text:p>0.0301</text:p>
          </table:table-cell>
          <table:table-cell table:style-name="ce6" table:formula="of:=[raw.AT12]+ORG.OPENOFFICE.STYLE(IF([raw.J12]&lt;[raw.AU12];&quot;Red&quot;;IF([raw.J12]&gt;[raw.AV12];&quot;Blue&quot;;&quot;Green&quot;)))" office:value-type="float" office:value="0.013827300054912" calcext:value-type="float">
            <text:p>0.0138</text:p>
          </table:table-cell>
          <table:table-cell table:style-name="ce7" table:formula="of:=[raw.AW12]+ORG.OPENOFFICE.STYLE(IF([raw.J12]&lt;[raw.AX12];&quot;Red&quot;;IF([raw.J12]&gt;[raw.AY12];&quot;Blue&quot;;&quot;Green&quot;)))" office:value-type="float" office:value="0.0545817175962836" calcext:value-type="float">
            <text:p>0.0546</text:p>
          </table:table-cell>
          <table:table-cell table:style-name="ce29" table:formula="of:=[raw.AZ12]+ORG.OPENOFFICE.STYLE(IF([raw.J12]&lt;[raw.BA12];&quot;Red&quot;;IF([raw.J12]&gt;[raw.BB12];&quot;Blue&quot;;&quot;Green&quot;)))" office:value-type="float" office:value="0.0262330760489891" calcext:value-type="float">
            <text:p>0.0262</text:p>
          </table:table-cell>
          <table:table-cell table:style-name="ce15" table:formula="of:=[raw.BC12]+ORG.OPENOFFICE.STYLE(IF([raw.J12]&lt;[raw.BD12];&quot;Red&quot;;IF([raw.J12]&gt;[raw.BE12];&quot;Blue&quot;;&quot;Green&quot;)))" office:value-type="float" office:value="0" calcext:value-type="float">
            <text:p>0.0000</text:p>
          </table:table-cell>
          <table:table-cell table:style-name="ce6" table:formula="of:=[raw.BF12]+ORG.OPENOFFICE.STYLE(IF([raw.J12]&lt;[raw.BG12];&quot;Red&quot;;IF([raw.J12]&gt;[raw.BH12];&quot;Blue&quot;;&quot;Green&quot;)))" office:value-type="float" office:value="0.0214702791612782" calcext:value-type="float">
            <text:p>0.0215</text:p>
          </table:table-cell>
          <table:table-cell table:style-name="ce6" table:formula="of:=[raw.BI12]+ORG.OPENOFFICE.STYLE(IF([raw.J12]&lt;[raw.BJ12];&quot;Red&quot;;IF([raw.J12]&gt;[raw.BK12];&quot;Blue&quot;;&quot;Green&quot;)))" office:value-type="float" office:value="0.0177378298952766" calcext:value-type="float">
            <text:p>0.0177</text:p>
          </table:table-cell>
          <table:table-cell table:style-name="ce6" table:formula="of:=[raw.BL12]+ORG.OPENOFFICE.STYLE(IF([raw.J12]&lt;[raw.BM12];&quot;Red&quot;;IF([raw.J12]&gt;[raw.BN12];&quot;Blue&quot;;&quot;Green&quot;)))" office:value-type="float" office:value="0.0349748796305915" calcext:value-type="float">
            <text:p>0.0350</text:p>
          </table:table-cell>
          <table:table-cell table:style-name="ce6" table:formula="of:=[raw.BO12]+ORG.OPENOFFICE.STYLE(IF([raw.J12]&lt;[raw.BP12];&quot;Red&quot;;IF([raw.J12]&gt;[raw.BQ12];&quot;Blue&quot;;&quot;Green&quot;)))" office:value-type="float" office:value="0.0191832216693439" calcext:value-type="float">
            <text:p>0.0192</text:p>
          </table:table-cell>
          <table:table-cell table:style-name="ce9" table:formula="of:=[raw.BR12]+ORG.OPENOFFICE.STYLE(IF([raw.J12]&lt;[raw.BS12];&quot;Red&quot;;IF([raw.J12]&gt;[raw.BT12];&quot;Blue&quot;;&quot;Green&quot;)))" office:value-type="float" office:value="0.0627179312908814" calcext:value-type="float">
            <text:p>0.0627</text:p>
          </table:table-cell>
          <table:table-cell table:style-name="ce29" table:formula="of:=[raw.BU12]+ORG.OPENOFFICE.STYLE(IF([raw.J12]&lt;[raw.BV12];&quot;Red&quot;;IF([raw.J12]&gt;[raw.BW12];&quot;Blue&quot;;&quot;Green&quot;)))" office:value-type="float" office:value="0.0295684483352785" calcext:value-type="float">
            <text:p>0.0296</text:p>
          </table:table-cell>
        </table:table-row>
        <table:table-row table:style-name="ro1">
          <table:table-cell table:formula="of:=[$raw.A13]" office:value-type="string" office:string-value="bky_dep_negonly" calcext:value-type="string">
            <text:p>bky_dep_negonly</text:p>
          </table:table-cell>
          <table:table-cell table:formula="of:=[$raw.B13]" office:value-type="float" office:value="0" calcext:value-type="float">
            <text:p>0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.8" calcext:value-type="float">
            <text:p>0.8</text:p>
          </table:table-cell>
          <table:table-cell table:formula="of:=[$raw.E13]" office:value-type="string" office:string-value="BKY2006" calcext:value-type="string">
            <text:p>BKY2006</text:p>
          </table:table-cell>
          <table:table-cell table:style-name="ce15" table:formula="of:=[raw.M13]+ORG.OPENOFFICE.STYLE(IF([raw.J13]&lt;[raw.N13];&quot;Red&quot;;IF([raw.J13]&gt;[raw.O13];&quot;Blue&quot;;&quot;Green&quot;)))" office:value-type="float" office:value="0.007" calcext:value-type="float">
            <text:p>0.0070</text:p>
          </table:table-cell>
          <table:table-cell table:style-name="ce6" table:formula="of:=[raw.P13]+ORG.OPENOFFICE.STYLE(IF([raw.J13]&lt;[raw.Q13];&quot;Red&quot;;IF([raw.J13]&gt;[raw.R13];&quot;Blue&quot;;&quot;Green&quot;)))" office:value-type="float" office:value="0.0274956351721969" calcext:value-type="float">
            <text:p>0.0275</text:p>
          </table:table-cell>
          <table:table-cell table:style-name="ce6" table:formula="of:=[raw.S13]+ORG.OPENOFFICE.STYLE(IF([raw.J13]&lt;[raw.T13];&quot;Red&quot;;IF([raw.J13]&gt;[raw.U13];&quot;Blue&quot;;&quot;Green&quot;)))" office:value-type="float" office:value="0.0232970901257849" calcext:value-type="float">
            <text:p>0.0233</text:p>
          </table:table-cell>
          <table:table-cell table:style-name="ce7" table:formula="of:=[raw.V13]+ORG.OPENOFFICE.STYLE(IF([raw.J13]&lt;[raw.W13];&quot;Red&quot;;IF([raw.J13]&gt;[raw.X13];&quot;Blue&quot;;&quot;Green&quot;)))" office:value-type="float" office:value="0.0528243368019149" calcext:value-type="float">
            <text:p>0.0528</text:p>
          </table:table-cell>
          <table:table-cell table:style-name="ce6" table:formula="of:=[raw.Y13]+ORG.OPENOFFICE.STYLE(IF([raw.J13]&lt;[raw.Z13];&quot;Red&quot;;IF([raw.J13]&gt;[raw.AA13];&quot;Blue&quot;;&quot;Green&quot;)))" office:value-type="float" office:value="0.0276203176919072" calcext:value-type="float">
            <text:p>0.0276</text:p>
          </table:table-cell>
          <table:table-cell table:style-name="ce9" table:formula="of:=[raw.AB13]+ORG.OPENOFFICE.STYLE(IF([raw.J13]&lt;[raw.AC13];&quot;Red&quot;;IF([raw.J13]&gt;[raw.AD13];&quot;Blue&quot;;&quot;Green&quot;)))" office:value-type="float" office:value="0.0622406549426727" calcext:value-type="float">
            <text:p>0.0622</text:p>
          </table:table-cell>
          <table:table-cell table:style-name="ce29" table:formula="of:=[raw.AE13]+ORG.OPENOFFICE.STYLE(IF([raw.J13]&lt;[raw.AF13];&quot;Red&quot;;IF([raw.J13]&gt;[raw.AG13];&quot;Blue&quot;;&quot;Green&quot;)))" office:value-type="float" office:value="0.0271216857065892" calcext:value-type="float">
            <text:p>0.0271</text:p>
          </table:table-cell>
          <table:table-cell table:style-name="ce15" table:formula="of:=[raw.AH13]+ORG.OPENOFFICE.STYLE(IF([raw.J13]&lt;[raw.AI13];&quot;Red&quot;;IF([raw.J13]&gt;[raw.AJ13];&quot;Blue&quot;;&quot;Green&quot;)))" office:value-type="float" office:value="0.007" calcext:value-type="float">
            <text:p>0.0070</text:p>
          </table:table-cell>
          <table:table-cell table:style-name="ce6" table:formula="of:=[raw.AK13]+ORG.OPENOFFICE.STYLE(IF([raw.J13]&lt;[raw.AL13];&quot;Red&quot;;IF([raw.J13]&gt;[raw.AM13];&quot;Blue&quot;;&quot;Green&quot;)))" office:value-type="float" office:value="0.006" calcext:value-type="float">
            <text:p>0.0060</text:p>
          </table:table-cell>
          <table:table-cell table:style-name="ce6" table:formula="of:=[raw.AN13]+ORG.OPENOFFICE.STYLE(IF([raw.J13]&lt;[raw.AO13];&quot;Red&quot;;IF([raw.J13]&gt;[raw.AP13];&quot;Blue&quot;;&quot;Green&quot;)))" office:value-type="float" office:value="0.006" calcext:value-type="float">
            <text:p>0.0060</text:p>
          </table:table-cell>
          <table:table-cell table:style-name="ce6" table:formula="of:=[raw.AQ13]+ORG.OPENOFFICE.STYLE(IF([raw.J13]&lt;[raw.AR13];&quot;Red&quot;;IF([raw.J13]&gt;[raw.AS13];&quot;Blue&quot;;&quot;Green&quot;)))" office:value-type="float" office:value="0.007" calcext:value-type="float">
            <text:p>0.0070</text:p>
          </table:table-cell>
          <table:table-cell table:style-name="ce6" table:formula="of:=[raw.AT13]+ORG.OPENOFFICE.STYLE(IF([raw.J13]&lt;[raw.AU13];&quot;Red&quot;;IF([raw.J13]&gt;[raw.AV13];&quot;Blue&quot;;&quot;Green&quot;)))" office:value-type="float" office:value="0.006" calcext:value-type="float">
            <text:p>0.0060</text:p>
          </table:table-cell>
          <table:table-cell table:style-name="ce6" table:formula="of:=[raw.AW13]+ORG.OPENOFFICE.STYLE(IF([raw.J13]&lt;[raw.AX13];&quot;Red&quot;;IF([raw.J13]&gt;[raw.AY13];&quot;Blue&quot;;&quot;Green&quot;)))" office:value-type="float" office:value="0.013" calcext:value-type="float">
            <text:p>0.0130</text:p>
          </table:table-cell>
          <table:table-cell table:style-name="ce29" table:formula="of:=[raw.AZ13]+ORG.OPENOFFICE.STYLE(IF([raw.J13]&lt;[raw.BA13];&quot;Red&quot;;IF([raw.J13]&gt;[raw.BB13];&quot;Blue&quot;;&quot;Green&quot;)))" office:value-type="float" office:value="0.006" calcext:value-type="float">
            <text:p>0.0060</text:p>
          </table:table-cell>
          <table:table-cell table:style-name="ce15" table:formula="of:=[raw.BC13]+ORG.OPENOFFICE.STYLE(IF([raw.J13]&lt;[raw.BD13];&quot;Red&quot;;IF([raw.J13]&gt;[raw.BE13];&quot;Blue&quot;;&quot;Green&quot;)))" office:value-type="float" office:value="0" calcext:value-type="float">
            <text:p>0.0000</text:p>
          </table:table-cell>
          <table:table-cell table:style-name="ce6" table:formula="of:=[raw.BF13]+ORG.OPENOFFICE.STYLE(IF([raw.J13]&lt;[raw.BG13];&quot;Red&quot;;IF([raw.J13]&gt;[raw.BH13];&quot;Blue&quot;;&quot;Green&quot;)))" office:value-type="float" office:value="0.0215204990287474" calcext:value-type="float">
            <text:p>0.0215</text:p>
          </table:table-cell>
          <table:table-cell table:style-name="ce6" table:formula="of:=[raw.BI13]+ORG.OPENOFFICE.STYLE(IF([raw.J13]&lt;[raw.BJ13];&quot;Red&quot;;IF([raw.J13]&gt;[raw.BK13];&quot;Blue&quot;;&quot;Green&quot;)))" office:value-type="float" office:value="0.017299583891371" calcext:value-type="float">
            <text:p>0.0173</text:p>
          </table:table-cell>
          <table:table-cell table:style-name="ce7" table:formula="of:=[raw.BL13]+ORG.OPENOFFICE.STYLE(IF([raw.J13]&lt;[raw.BM13];&quot;Red&quot;;IF([raw.J13]&gt;[raw.BN13];&quot;Blue&quot;;&quot;Green&quot;)))" office:value-type="float" office:value="0.0458233352994104" calcext:value-type="float">
            <text:p>0.0458</text:p>
          </table:table-cell>
          <table:table-cell table:style-name="ce6" table:formula="of:=[raw.BO13]+ORG.OPENOFFICE.STYLE(IF([raw.J13]&lt;[raw.BP13];&quot;Red&quot;;IF([raw.J13]&gt;[raw.BQ13];&quot;Blue&quot;;&quot;Green&quot;)))" office:value-type="float" office:value="0.0216203176919072" calcext:value-type="float">
            <text:p>0.0216</text:p>
          </table:table-cell>
          <table:table-cell table:style-name="ce7" table:formula="of:=[raw.BR13]+ORG.OPENOFFICE.STYLE(IF([raw.J13]&lt;[raw.BS13];&quot;Red&quot;;IF([raw.J13]&gt;[raw.BT13];&quot;Blue&quot;;&quot;Green&quot;)))" office:value-type="float" office:value="0.0494817178120291" calcext:value-type="float">
            <text:p>0.0495</text:p>
          </table:table-cell>
          <table:table-cell table:style-name="ce29" table:formula="of:=[raw.BU13]+ORG.OPENOFFICE.STYLE(IF([raw.J13]&lt;[raw.BV13];&quot;Red&quot;;IF([raw.J13]&gt;[raw.BW13];&quot;Blue&quot;;&quot;Green&quot;)))" office:value-type="float" office:value="0.021136295757984" calcext:value-type="float">
            <text:p>0.0211</text:p>
          </table:table-cell>
        </table:table-row>
        <table:table-row table:style-name="ro1">
          <table:table-cell table:formula="of:=[$raw.A14]" office:value-type="string" office:string-value="bky_dep_null" calcext:value-type="string">
            <text:p>bky_dep_null</text:p>
          </table:table-cell>
          <table:table-cell table:formula="of:=[$raw.B14]" office:value-type="float" office:value="0" calcext:value-type="float">
            <text:p>0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8" calcext:value-type="float">
            <text:p>0.8</text:p>
          </table:table-cell>
          <table:table-cell table:formula="of:=[$raw.E14]" office:value-type="string" office:string-value="BKY2006" calcext:value-type="string">
            <text:p>BKY2006</text:p>
          </table:table-cell>
          <table:table-cell table:style-name="ce15" table:formula="of:=[raw.M14]+ORG.OPENOFFICE.STYLE(IF([raw.J14]&lt;[raw.N14];&quot;Red&quot;;IF([raw.J14]&gt;[raw.O14];&quot;Blue&quot;;&quot;Green&quot;)))" office:value-type="float" office:value="0.014" calcext:value-type="float">
            <text:p>0.0140</text:p>
          </table:table-cell>
          <table:table-cell table:style-name="ce6" table:formula="of:=[raw.P14]+ORG.OPENOFFICE.STYLE(IF([raw.J14]&lt;[raw.Q14];&quot;Red&quot;;IF([raw.J14]&gt;[raw.R14];&quot;Blue&quot;;&quot;Green&quot;)))" office:value-type="float" office:value="0.011" calcext:value-type="float">
            <text:p>0.0110</text:p>
          </table:table-cell>
          <table:table-cell table:style-name="ce6" table:formula="of:=[raw.S14]+ORG.OPENOFFICE.STYLE(IF([raw.J14]&lt;[raw.T14];&quot;Red&quot;;IF([raw.J14]&gt;[raw.U14];&quot;Blue&quot;;&quot;Green&quot;)))" office:value-type="float" office:value="0.011" calcext:value-type="float">
            <text:p>0.0110</text:p>
          </table:table-cell>
          <table:table-cell table:style-name="ce6" table:formula="of:=[raw.V14]+ORG.OPENOFFICE.STYLE(IF([raw.J14]&lt;[raw.W14];&quot;Red&quot;;IF([raw.J14]&gt;[raw.X14];&quot;Blue&quot;;&quot;Green&quot;)))" office:value-type="float" office:value="0.025" calcext:value-type="float">
            <text:p>0.0250</text:p>
          </table:table-cell>
          <table:table-cell table:style-name="ce6" table:formula="of:=[raw.Y14]+ORG.OPENOFFICE.STYLE(IF([raw.J14]&lt;[raw.Z14];&quot;Red&quot;;IF([raw.J14]&gt;[raw.AA14];&quot;Blue&quot;;&quot;Green&quot;)))" office:value-type="float" office:value="0.011" calcext:value-type="float">
            <text:p>0.0110</text:p>
          </table:table-cell>
          <table:table-cell table:style-name="ce6" table:formula="of:=[raw.AB14]+ORG.OPENOFFICE.STYLE(IF([raw.J14]&lt;[raw.AC14];&quot;Red&quot;;IF([raw.J14]&gt;[raw.AD14];&quot;Blue&quot;;&quot;Green&quot;)))" office:value-type="float" office:value="0.025" calcext:value-type="float">
            <text:p>0.0250</text:p>
          </table:table-cell>
          <table:table-cell table:style-name="ce29" table:formula="of:=[raw.AE14]+ORG.OPENOFFICE.STYLE(IF([raw.J14]&lt;[raw.AF14];&quot;Red&quot;;IF([raw.J14]&gt;[raw.AG14];&quot;Blue&quot;;&quot;Green&quot;)))" office:value-type="float" office:value="0.011" calcext:value-type="float">
            <text:p>0.0110</text:p>
          </table:table-cell>
          <table:table-cell table:style-name="ce15" table:formula="of:=[raw.AH14]+ORG.OPENOFFICE.STYLE(IF([raw.J14]&lt;[raw.AI14];&quot;Red&quot;;IF([raw.J14]&gt;[raw.AJ14];&quot;Blue&quot;;&quot;Green&quot;)))" office:value-type="float" office:value="0.014" calcext:value-type="float">
            <text:p>0.0140</text:p>
          </table:table-cell>
          <table:table-cell table:style-name="ce6" table:formula="of:=[raw.AK14]+ORG.OPENOFFICE.STYLE(IF([raw.J14]&lt;[raw.AL14];&quot;Red&quot;;IF([raw.J14]&gt;[raw.AM14];&quot;Blue&quot;;&quot;Green&quot;)))" office:value-type="float" office:value="0.004" calcext:value-type="float">
            <text:p>0.0040</text:p>
          </table:table-cell>
          <table:table-cell table:style-name="ce6" table:formula="of:=[raw.AN14]+ORG.OPENOFFICE.STYLE(IF([raw.J14]&lt;[raw.AO14];&quot;Red&quot;;IF([raw.J14]&gt;[raw.AP14];&quot;Blue&quot;;&quot;Green&quot;)))" office:value-type="float" office:value="0.004" calcext:value-type="float">
            <text:p>0.0040</text:p>
          </table:table-cell>
          <table:table-cell table:style-name="ce6" table:formula="of:=[raw.AQ14]+ORG.OPENOFFICE.STYLE(IF([raw.J14]&lt;[raw.AR14];&quot;Red&quot;;IF([raw.J14]&gt;[raw.AS14];&quot;Blue&quot;;&quot;Green&quot;)))" office:value-type="float" office:value="0.014" calcext:value-type="float">
            <text:p>0.0140</text:p>
          </table:table-cell>
          <table:table-cell table:style-name="ce6" table:formula="of:=[raw.AT14]+ORG.OPENOFFICE.STYLE(IF([raw.J14]&lt;[raw.AU14];&quot;Red&quot;;IF([raw.J14]&gt;[raw.AV14];&quot;Blue&quot;;&quot;Green&quot;)))" office:value-type="float" office:value="0.004" calcext:value-type="float">
            <text:p>0.0040</text:p>
          </table:table-cell>
          <table:table-cell table:style-name="ce6" table:formula="of:=[raw.AW14]+ORG.OPENOFFICE.STYLE(IF([raw.J14]&lt;[raw.AX14];&quot;Red&quot;;IF([raw.J14]&gt;[raw.AY14];&quot;Blue&quot;;&quot;Green&quot;)))" office:value-type="float" office:value="0.014" calcext:value-type="float">
            <text:p>0.0140</text:p>
          </table:table-cell>
          <table:table-cell table:style-name="ce29" table:formula="of:=[raw.AZ14]+ORG.OPENOFFICE.STYLE(IF([raw.J14]&lt;[raw.BA14];&quot;Red&quot;;IF([raw.J14]&gt;[raw.BB14];&quot;Blue&quot;;&quot;Green&quot;)))" office:value-type="float" office:value="0.004" calcext:value-type="float">
            <text:p>0.0040</text:p>
          </table:table-cell>
          <table:table-cell table:style-name="ce15" table:formula="of:=[raw.BC14]+ORG.OPENOFFICE.STYLE(IF([raw.J14]&lt;[raw.BD14];&quot;Red&quot;;IF([raw.J14]&gt;[raw.BE14];&quot;Blue&quot;;&quot;Green&quot;)))" office:value-type="float" office:value="0" calcext:value-type="float">
            <text:p>0.0000</text:p>
          </table:table-cell>
          <table:table-cell table:style-name="ce6" table:formula="of:=[raw.BF14]+ORG.OPENOFFICE.STYLE(IF([raw.J14]&lt;[raw.BG14];&quot;Red&quot;;IF([raw.J14]&gt;[raw.BH14];&quot;Blue&quot;;&quot;Green&quot;)))" office:value-type="float" office:value="0.007" calcext:value-type="float">
            <text:p>0.0070</text:p>
          </table:table-cell>
          <table:table-cell table:style-name="ce6" table:formula="of:=[raw.BI14]+ORG.OPENOFFICE.STYLE(IF([raw.J14]&lt;[raw.BJ14];&quot;Red&quot;;IF([raw.J14]&gt;[raw.BK14];&quot;Blue&quot;;&quot;Green&quot;)))" office:value-type="float" office:value="0.007" calcext:value-type="float">
            <text:p>0.0070</text:p>
          </table:table-cell>
          <table:table-cell table:style-name="ce6" table:formula="of:=[raw.BL14]+ORG.OPENOFFICE.STYLE(IF([raw.J14]&lt;[raw.BM14];&quot;Red&quot;;IF([raw.J14]&gt;[raw.BN14];&quot;Blue&quot;;&quot;Green&quot;)))" office:value-type="float" office:value="0.011" calcext:value-type="float">
            <text:p>0.0110</text:p>
          </table:table-cell>
          <table:table-cell table:style-name="ce6" table:formula="of:=[raw.BO14]+ORG.OPENOFFICE.STYLE(IF([raw.J14]&lt;[raw.BP14];&quot;Red&quot;;IF([raw.J14]&gt;[raw.BQ14];&quot;Blue&quot;;&quot;Green&quot;)))" office:value-type="float" office:value="0.007" calcext:value-type="float">
            <text:p>0.0070</text:p>
          </table:table-cell>
          <table:table-cell table:style-name="ce6" table:formula="of:=[raw.BR14]+ORG.OPENOFFICE.STYLE(IF([raw.J14]&lt;[raw.BS14];&quot;Red&quot;;IF([raw.J14]&gt;[raw.BT14];&quot;Blue&quot;;&quot;Green&quot;)))" office:value-type="float" office:value="0.011" calcext:value-type="float">
            <text:p>0.0110</text:p>
          </table:table-cell>
          <table:table-cell table:style-name="ce29" table:formula="of:=[raw.BU14]+ORG.OPENOFFICE.STYLE(IF([raw.J14]&lt;[raw.BV14];&quot;Red&quot;;IF([raw.J14]&gt;[raw.BW14];&quot;Blue&quot;;&quot;Green&quot;)))" office:value-type="float" office:value="0.007" calcext:value-type="float">
            <text:p>0.0070</text:p>
          </table:table-cell>
        </table:table-row>
        <table:table-row table:style-name="ro1">
          <table:table-cell table:formula="of:=[$raw.A15]" office:value-type="string" office:string-value="bky_dep_posonly" calcext:value-type="string">
            <text:p>bky_dep_posonly</text:p>
          </table:table-cell>
          <table:table-cell table:formula="of:=[$raw.B15]" office:value-type="float" office:value="0.25" calcext:value-type="float">
            <text:p>0.25</text:p>
          </table:table-cell>
          <table:table-cell table:formula="of:=[$raw.C15]" office:value-type="float" office:value="0" calcext:value-type="float">
            <text:p>0</text:p>
          </table:table-cell>
          <table:table-cell table:formula="of:=[$raw.D15]" office:value-type="float" office:value="0.8" calcext:value-type="float">
            <text:p>0.8</text:p>
          </table:table-cell>
          <table:table-cell table:formula="of:=[$raw.E15]" office:value-type="string" office:string-value="BKY2006" calcext:value-type="string">
            <text:p>BKY2006</text:p>
          </table:table-cell>
          <table:table-cell table:style-name="ce16" table:formula="of:=[raw.M15]+ORG.OPENOFFICE.STYLE(IF([raw.J15]&lt;[raw.N15];&quot;Red&quot;;IF([raw.J15]&gt;[raw.O15];&quot;Blue&quot;;&quot;Green&quot;)))" office:value-type="float" office:value="0.0441470955379334" calcext:value-type="float">
            <text:p>0.0441</text:p>
          </table:table-cell>
          <table:table-cell table:style-name="ce6" table:formula="of:=[raw.P15]+ORG.OPENOFFICE.STYLE(IF([raw.J15]&lt;[raw.Q15];&quot;Red&quot;;IF([raw.J15]&gt;[raw.R15];&quot;Blue&quot;;&quot;Green&quot;)))" office:value-type="float" office:value="0.027585432514377" calcext:value-type="float">
            <text:p>0.0276</text:p>
          </table:table-cell>
          <table:table-cell table:style-name="ce6" table:formula="of:=[raw.S15]+ORG.OPENOFFICE.STYLE(IF([raw.J15]&lt;[raw.T15];&quot;Red&quot;;IF([raw.J15]&gt;[raw.U15];&quot;Blue&quot;;&quot;Green&quot;)))" office:value-type="float" office:value="0.0205167379659803" calcext:value-type="float">
            <text:p>0.0205</text:p>
          </table:table-cell>
          <table:table-cell table:style-name="ce7" table:formula="of:=[raw.V15]+ORG.OPENOFFICE.STYLE(IF([raw.J15]&lt;[raw.W15];&quot;Red&quot;;IF([raw.J15]&gt;[raw.X15];&quot;Blue&quot;;&quot;Green&quot;)))" office:value-type="float" office:value="0.0521470955379334" calcext:value-type="float">
            <text:p>0.0521</text:p>
          </table:table-cell>
          <table:table-cell table:style-name="ce6" table:formula="of:=[raw.Y15]+ORG.OPENOFFICE.STYLE(IF([raw.J15]&lt;[raw.Z15];&quot;Red&quot;;IF([raw.J15]&gt;[raw.AA15];&quot;Blue&quot;;&quot;Green&quot;)))" office:value-type="float" office:value="0.0280097797456018" calcext:value-type="float">
            <text:p>0.0280</text:p>
          </table:table-cell>
          <table:table-cell table:style-name="ce7" table:formula="of:=[raw.AB15]+ORG.OPENOFFICE.STYLE(IF([raw.J15]&lt;[raw.AC15];&quot;Red&quot;;IF([raw.J15]&gt;[raw.AD15];&quot;Blue&quot;;&quot;Green&quot;)))" office:value-type="float" office:value="0.0595155533664214" calcext:value-type="float">
            <text:p>0.0595</text:p>
          </table:table-cell>
          <table:table-cell table:style-name="ce29" table:formula="of:=[raw.AE15]+ORG.OPENOFFICE.STYLE(IF([raw.J15]&lt;[raw.AF15];&quot;Red&quot;;IF([raw.J15]&gt;[raw.AG15];&quot;Blue&quot;;&quot;Green&quot;)))" office:value-type="float" office:value="0.0296000952736243" calcext:value-type="float">
            <text:p>0.0296</text:p>
          </table:table-cell>
          <table:table-cell table:style-name="ce16" table:formula="of:=[raw.AH15]+ORG.OPENOFFICE.STYLE(IF([raw.J15]&lt;[raw.AI15];&quot;Red&quot;;IF([raw.J15]&gt;[raw.AJ15];&quot;Blue&quot;;&quot;Green&quot;)))" office:value-type="float" office:value="0.0441470955379334" calcext:value-type="float">
            <text:p>0.0441</text:p>
          </table:table-cell>
          <table:table-cell table:style-name="ce6" table:formula="of:=[raw.AK15]+ORG.OPENOFFICE.STYLE(IF([raw.J15]&lt;[raw.AL15];&quot;Red&quot;;IF([raw.J15]&gt;[raw.AM15];&quot;Blue&quot;;&quot;Green&quot;)))" office:value-type="float" office:value="0.0255881647548142" calcext:value-type="float">
            <text:p>0.0256</text:p>
          </table:table-cell>
          <table:table-cell table:style-name="ce6" table:formula="of:=[raw.AN15]+ORG.OPENOFFICE.STYLE(IF([raw.J15]&lt;[raw.AO15];&quot;Red&quot;;IF([raw.J15]&gt;[raw.AP15];&quot;Blue&quot;;&quot;Green&quot;)))" office:value-type="float" office:value="0.0185167379659803" calcext:value-type="float">
            <text:p>0.0185</text:p>
          </table:table-cell>
          <table:table-cell table:style-name="ce7" table:formula="of:=[raw.AQ15]+ORG.OPENOFFICE.STYLE(IF([raw.J15]&lt;[raw.AR15];&quot;Red&quot;;IF([raw.J15]&gt;[raw.AS15];&quot;Blue&quot;;&quot;Green&quot;)))" office:value-type="float" office:value="0.0441470955379334" calcext:value-type="float">
            <text:p>0.0441</text:p>
          </table:table-cell>
          <table:table-cell table:style-name="ce6" table:formula="of:=[raw.AT15]+ORG.OPENOFFICE.STYLE(IF([raw.J15]&lt;[raw.AU15];&quot;Red&quot;;IF([raw.J15]&gt;[raw.AV15];&quot;Blue&quot;;&quot;Green&quot;)))" office:value-type="float" office:value="0.0260097797456018" calcext:value-type="float">
            <text:p>0.0260</text:p>
          </table:table-cell>
          <table:table-cell table:style-name="ce7" table:formula="of:=[raw.AW15]+ORG.OPENOFFICE.STYLE(IF([raw.J15]&lt;[raw.AX15];&quot;Red&quot;;IF([raw.J15]&gt;[raw.AY15];&quot;Blue&quot;;&quot;Green&quot;)))" office:value-type="float" office:value="0.0487247682235213" calcext:value-type="float">
            <text:p>0.0487</text:p>
          </table:table-cell>
          <table:table-cell table:style-name="ce29" table:formula="of:=[raw.AZ15]+ORG.OPENOFFICE.STYLE(IF([raw.J15]&lt;[raw.BA15];&quot;Red&quot;;IF([raw.J15]&gt;[raw.BB15];&quot;Blue&quot;;&quot;Green&quot;)))" office:value-type="float" office:value="0.0256040899473926" calcext:value-type="float">
            <text:p>0.0256</text:p>
          </table:table-cell>
          <table:table-cell table:style-name="ce15" table:formula="of:=[raw.BC15]+ORG.OPENOFFICE.STYLE(IF([raw.J15]&lt;[raw.BD15];&quot;Red&quot;;IF([raw.J15]&gt;[raw.BE15];&quot;Blue&quot;;&quot;Green&quot;)))" office:value-type="float" office:value="0" calcext:value-type="float">
            <text:p>0.0000</text:p>
          </table:table-cell>
          <table:table-cell table:style-name="ce6" table:formula="of:=[raw.BF15]+ORG.OPENOFFICE.STYLE(IF([raw.J15]&lt;[raw.BG15];&quot;Red&quot;;IF([raw.J15]&gt;[raw.BH15];&quot;Blue&quot;;&quot;Green&quot;)))" office:value-type="float" office:value="0.002" calcext:value-type="float">
            <text:p>0.0020</text:p>
          </table:table-cell>
          <table:table-cell table:style-name="ce6" table:formula="of:=[raw.BI15]+ORG.OPENOFFICE.STYLE(IF([raw.J15]&lt;[raw.BJ15];&quot;Red&quot;;IF([raw.J15]&gt;[raw.BK15];&quot;Blue&quot;;&quot;Green&quot;)))" office:value-type="float" office:value="0.002" calcext:value-type="float">
            <text:p>0.0020</text:p>
          </table:table-cell>
          <table:table-cell table:style-name="ce6" table:formula="of:=[raw.BL15]+ORG.OPENOFFICE.STYLE(IF([raw.J15]&lt;[raw.BM15];&quot;Red&quot;;IF([raw.J15]&gt;[raw.BN15];&quot;Blue&quot;;&quot;Green&quot;)))" office:value-type="float" office:value="0.008" calcext:value-type="float">
            <text:p>0.0080</text:p>
          </table:table-cell>
          <table:table-cell table:style-name="ce6" table:formula="of:=[raw.BO15]+ORG.OPENOFFICE.STYLE(IF([raw.J15]&lt;[raw.BP15];&quot;Red&quot;;IF([raw.J15]&gt;[raw.BQ15];&quot;Blue&quot;;&quot;Green&quot;)))" office:value-type="float" office:value="0.002" calcext:value-type="float">
            <text:p>0.0020</text:p>
          </table:table-cell>
          <table:table-cell table:style-name="ce6" table:formula="of:=[raw.BR15]+ORG.OPENOFFICE.STYLE(IF([raw.J15]&lt;[raw.BS15];&quot;Red&quot;;IF([raw.J15]&gt;[raw.BT15];&quot;Blue&quot;;&quot;Green&quot;)))" office:value-type="float" office:value="0.011" calcext:value-type="float">
            <text:p>0.0110</text:p>
          </table:table-cell>
          <table:table-cell table:style-name="ce29" table:formula="of:=[raw.BU15]+ORG.OPENOFFICE.STYLE(IF([raw.J15]&lt;[raw.BV15];&quot;Red&quot;;IF([raw.J15]&gt;[raw.BW15];&quot;Blue&quot;;&quot;Green&quot;)))" office:value-type="float" office:value="0.004" calcext:value-type="float">
            <text:p>0.0040</text:p>
          </table:table-cell>
        </table:table-row>
        <table:table-row table:style-name="ro1">
          <table:table-cell table:formula="of:=[$raw.A16]" office:value-type="string" office:string-value="bky_dep_unbalanced" calcext:value-type="string">
            <text:p>bky_dep_unbalanced</text:p>
          </table:table-cell>
          <table:table-cell table:formula="of:=[$raw.B16]" office:value-type="float" office:value="0.1" calcext:value-type="float">
            <text:p>0.1</text:p>
          </table:table-cell>
          <table:table-cell table:formula="of:=[$raw.C16]" office:value-type="float" office:value="0.4" calcext:value-type="float">
            <text:p>0.4</text:p>
          </table:table-cell>
          <table:table-cell table:formula="of:=[$raw.D16]" office:value-type="float" office:value="0.8" calcext:value-type="float">
            <text:p>0.8</text:p>
          </table:table-cell>
          <table:table-cell table:formula="of:=[$raw.E16]" office:value-type="string" office:string-value="BKY2006" calcext:value-type="string">
            <text:p>BKY2006</text:p>
          </table:table-cell>
          <table:table-cell table:style-name="ce15" table:formula="of:=[raw.M16]+ORG.OPENOFFICE.STYLE(IF([raw.J16]&lt;[raw.N16];&quot;Red&quot;;IF([raw.J16]&gt;[raw.O16];&quot;Blue&quot;;&quot;Green&quot;)))" office:value-type="float" office:value="0.0234387383076833" calcext:value-type="float">
            <text:p>0.0234</text:p>
          </table:table-cell>
          <table:table-cell table:style-name="ce6" table:formula="of:=[raw.P16]+ORG.OPENOFFICE.STYLE(IF([raw.J16]&lt;[raw.Q16];&quot;Red&quot;;IF([raw.J16]&gt;[raw.R16];&quot;Blue&quot;;&quot;Green&quot;)))" office:value-type="float" office:value="0.0385419739063516" calcext:value-type="float">
            <text:p>0.0385</text:p>
          </table:table-cell>
          <table:table-cell table:style-name="ce6" table:formula="of:=[raw.S16]+ORG.OPENOFFICE.STYLE(IF([raw.J16]&lt;[raw.T16];&quot;Red&quot;;IF([raw.J16]&gt;[raw.U16];&quot;Blue&quot;;&quot;Green&quot;)))" office:value-type="float" office:value="0.02946390436401" calcext:value-type="float">
            <text:p>0.0295</text:p>
          </table:table-cell>
          <table:table-cell table:style-name="ce9" table:formula="of:=[raw.V16]+ORG.OPENOFFICE.STYLE(IF([raw.J16]&lt;[raw.W16];&quot;Red&quot;;IF([raw.J16]&gt;[raw.X16];&quot;Blue&quot;;&quot;Green&quot;)))" office:value-type="float" office:value="0.0694218256014339" calcext:value-type="float">
            <text:p>0.0694</text:p>
          </table:table-cell>
          <table:table-cell table:style-name="ce6" table:formula="of:=[raw.Y16]+ORG.OPENOFFICE.STYLE(IF([raw.J16]&lt;[raw.Z16];&quot;Red&quot;;IF([raw.J16]&gt;[raw.AA16];&quot;Blue&quot;;&quot;Green&quot;)))" office:value-type="float" office:value="0.0385577280344421" calcext:value-type="float">
            <text:p>0.0386</text:p>
          </table:table-cell>
          <table:table-cell table:style-name="ce9" table:formula="of:=[raw.AB16]+ORG.OPENOFFICE.STYLE(IF([raw.J16]&lt;[raw.AC16];&quot;Red&quot;;IF([raw.J16]&gt;[raw.AD16];&quot;Blue&quot;;&quot;Green&quot;)))" office:value-type="float" office:value="0.107750608348712" calcext:value-type="float">
            <text:p>0.1078</text:p>
          </table:table-cell>
          <table:table-cell table:style-name="ce31" table:formula="of:=[raw.AE16]+ORG.OPENOFFICE.STYLE(IF([raw.J16]&lt;[raw.AF16];&quot;Red&quot;;IF([raw.J16]&gt;[raw.AG16];&quot;Blue&quot;;&quot;Green&quot;)))" office:value-type="float" office:value="0.0546097552187517" calcext:value-type="float">
            <text:p>0.0546</text:p>
          </table:table-cell>
          <table:table-cell table:style-name="ce15" table:formula="of:=[raw.AH16]+ORG.OPENOFFICE.STYLE(IF([raw.J16]&lt;[raw.AI16];&quot;Red&quot;;IF([raw.J16]&gt;[raw.AJ16];&quot;Blue&quot;;&quot;Green&quot;)))" office:value-type="float" office:value="0.0234387383076833" calcext:value-type="float">
            <text:p>0.0234</text:p>
          </table:table-cell>
          <table:table-cell table:style-name="ce6" table:formula="of:=[raw.AK16]+ORG.OPENOFFICE.STYLE(IF([raw.J16]&lt;[raw.AL16];&quot;Red&quot;;IF([raw.J16]&gt;[raw.AM16];&quot;Blue&quot;;&quot;Green&quot;)))" office:value-type="float" office:value="0.0141142993730917" calcext:value-type="float">
            <text:p>0.0141</text:p>
          </table:table-cell>
          <table:table-cell table:style-name="ce6" table:formula="of:=[raw.AN16]+ORG.OPENOFFICE.STYLE(IF([raw.J16]&lt;[raw.AO16];&quot;Red&quot;;IF([raw.J16]&gt;[raw.AP16];&quot;Blue&quot;;&quot;Green&quot;)))" office:value-type="float" office:value="0.0127693375788842" calcext:value-type="float">
            <text:p>0.0128</text:p>
          </table:table-cell>
          <table:table-cell table:style-name="ce6" table:formula="of:=[raw.AQ16]+ORG.OPENOFFICE.STYLE(IF([raw.J16]&lt;[raw.AR16];&quot;Red&quot;;IF([raw.J16]&gt;[raw.AS16];&quot;Blue&quot;;&quot;Green&quot;)))" office:value-type="float" office:value="0.0234387383076833" calcext:value-type="float">
            <text:p>0.0234</text:p>
          </table:table-cell>
          <table:table-cell table:style-name="ce6" table:formula="of:=[raw.AT16]+ORG.OPENOFFICE.STYLE(IF([raw.J16]&lt;[raw.AU16];&quot;Red&quot;;IF([raw.J16]&gt;[raw.AV16];&quot;Blue&quot;;&quot;Green&quot;)))" office:value-type="float" office:value="0.0139753268293304" calcext:value-type="float">
            <text:p>0.0140</text:p>
          </table:table-cell>
          <table:table-cell table:style-name="ce7" table:formula="of:=[raw.AW16]+ORG.OPENOFFICE.STYLE(IF([raw.J16]&lt;[raw.AX16];&quot;Red&quot;;IF([raw.J16]&gt;[raw.AY16];&quot;Blue&quot;;&quot;Green&quot;)))" office:value-type="float" office:value="0.0491320472809511" calcext:value-type="float">
            <text:p>0.0491</text:p>
          </table:table-cell>
          <table:table-cell table:style-name="ce29" table:formula="of:=[raw.AZ16]+ORG.OPENOFFICE.STYLE(IF([raw.J16]&lt;[raw.BA16];&quot;Red&quot;;IF([raw.J16]&gt;[raw.BB16];&quot;Blue&quot;;&quot;Green&quot;)))" office:value-type="float" office:value="0.0227954257064381" calcext:value-type="float">
            <text:p>0.0228</text:p>
          </table:table-cell>
          <table:table-cell table:style-name="ce15" table:formula="of:=[raw.BC16]+ORG.OPENOFFICE.STYLE(IF([raw.J16]&lt;[raw.BD16];&quot;Red&quot;;IF([raw.J16]&gt;[raw.BE16];&quot;Blue&quot;;&quot;Green&quot;)))" office:value-type="float" office:value="0" calcext:value-type="float">
            <text:p>0.0000</text:p>
          </table:table-cell>
          <table:table-cell table:style-name="ce6" table:formula="of:=[raw.BF16]+ORG.OPENOFFICE.STYLE(IF([raw.J16]&lt;[raw.BG16];&quot;Red&quot;;IF([raw.J16]&gt;[raw.BH16];&quot;Blue&quot;;&quot;Green&quot;)))" office:value-type="float" office:value="0.0271362794207301" calcext:value-type="float">
            <text:p>0.0271</text:p>
          </table:table-cell>
          <table:table-cell table:style-name="ce6" table:formula="of:=[raw.BI16]+ORG.OPENOFFICE.STYLE(IF([raw.J16]&lt;[raw.BJ16];&quot;Red&quot;;IF([raw.J16]&gt;[raw.BK16];&quot;Blue&quot;;&quot;Green&quot;)))" office:value-type="float" office:value="0.0178399693198635" calcext:value-type="float">
            <text:p>0.0178</text:p>
          </table:table-cell>
          <table:table-cell table:style-name="ce7" table:formula="of:=[raw.BL16]+ORG.OPENOFFICE.STYLE(IF([raw.J16]&lt;[raw.BM16];&quot;Red&quot;;IF([raw.J16]&gt;[raw.BN16];&quot;Blue&quot;;&quot;Green&quot;)))" office:value-type="float" office:value="0.0461636426148301" calcext:value-type="float">
            <text:p>0.0462</text:p>
          </table:table-cell>
          <table:table-cell table:style-name="ce6" table:formula="of:=[raw.BO16]+ORG.OPENOFFICE.STYLE(IF([raw.J16]&lt;[raw.BP16];&quot;Red&quot;;IF([raw.J16]&gt;[raw.BQ16];&quot;Blue&quot;;&quot;Green&quot;)))" office:value-type="float" office:value="0.0246793856470661" calcext:value-type="float">
            <text:p>0.0247</text:p>
          </table:table-cell>
          <table:table-cell table:style-name="ce9" table:formula="of:=[raw.BR16]+ORG.OPENOFFICE.STYLE(IF([raw.J16]&lt;[raw.BS16];&quot;Red&quot;;IF([raw.J16]&gt;[raw.BT16];&quot;Blue&quot;;&quot;Green&quot;)))" office:value-type="float" office:value="0.0641755671151493" calcext:value-type="float">
            <text:p>0.0642</text:p>
          </table:table-cell>
          <table:table-cell table:style-name="ce29" table:formula="of:=[raw.BU16]+ORG.OPENOFFICE.STYLE(IF([raw.J16]&lt;[raw.BV16];&quot;Red&quot;;IF([raw.J16]&gt;[raw.BW16];&quot;Blue&quot;;&quot;Green&quot;)))" office:value-type="float" office:value="0.0322613704115515" calcext:value-type="float">
            <text:p>0.0323</text:p>
          </table:table-cell>
        </table:table-row>
        <table:table-row table:style-name="ro1">
          <table:table-cell table:formula="of:=[$raw.A17]" office:value-type="string" office:string-value="bky_indep_balanced" calcext:value-type="string">
            <text:p>bky_indep_balanced</text:p>
          </table:table-cell>
          <table:table-cell table:formula="of:=[$raw.B17]" office:value-type="float" office:value="0.25" calcext:value-type="float">
            <text:p>0.25</text:p>
          </table:table-cell>
          <table:table-cell table:formula="of:=[$raw.C17]" office:value-type="float" office:value="0.25" calcext:value-type="float">
            <text:p>0.25</text:p>
          </table:table-cell>
          <table:table-cell table:formula="of:=[$raw.D17]" office:value-type="float" office:value="0" calcext:value-type="float">
            <text:p>0</text:p>
          </table:table-cell>
          <table:table-cell table:formula="of:=[$raw.E17]" office:value-type="string" office:string-value="BKY2006" calcext:value-type="string">
            <text:p>BKY2006</text:p>
          </table:table-cell>
          <table:table-cell table:style-name="ce15" table:formula="of:=[raw.M17]+ORG.OPENOFFICE.STYLE(IF([raw.J17]&lt;[raw.N17];&quot;Red&quot;;IF([raw.J17]&gt;[raw.O17];&quot;Blue&quot;;&quot;Green&quot;)))" office:value-type="float" office:value="0.0308249081885202" calcext:value-type="float">
            <text:p>0.0308</text:p>
          </table:table-cell>
          <table:table-cell table:style-name="ce6" table:formula="of:=[raw.P17]+ORG.OPENOFFICE.STYLE(IF([raw.J17]&lt;[raw.Q17];&quot;Red&quot;;IF([raw.J17]&gt;[raw.R17];&quot;Blue&quot;;&quot;Green&quot;)))" office:value-type="float" office:value="0.0437477186973165" calcext:value-type="float">
            <text:p>0.0437</text:p>
          </table:table-cell>
          <table:table-cell table:style-name="ce6" table:formula="of:=[raw.S17]+ORG.OPENOFFICE.STYLE(IF([raw.J17]&lt;[raw.T17];&quot;Red&quot;;IF([raw.J17]&gt;[raw.U17];&quot;Blue&quot;;&quot;Green&quot;)))" office:value-type="float" office:value="0.0325312581379588" calcext:value-type="float">
            <text:p>0.0325</text:p>
          </table:table-cell>
          <table:table-cell table:style-name="ce6" table:formula="of:=[raw.V17]+ORG.OPENOFFICE.STYLE(IF([raw.J17]&lt;[raw.W17];&quot;Red&quot;;IF([raw.J17]&gt;[raw.X17];&quot;Blue&quot;;&quot;Green&quot;)))" office:value-type="float" office:value="0.0326335279406935" calcext:value-type="float">
            <text:p>0.0326</text:p>
          </table:table-cell>
          <table:table-cell table:style-name="ce6" table:formula="of:=[raw.Y17]+ORG.OPENOFFICE.STYLE(IF([raw.J17]&lt;[raw.Z17];&quot;Red&quot;;IF([raw.J17]&gt;[raw.AA17];&quot;Blue&quot;;&quot;Green&quot;)))" office:value-type="float" office:value="0.016983095660645" calcext:value-type="float">
            <text:p>0.0170</text:p>
          </table:table-cell>
          <table:table-cell table:style-name="ce9" table:formula="of:=[raw.AB17]+ORG.OPENOFFICE.STYLE(IF([raw.J17]&lt;[raw.AC17];&quot;Red&quot;;IF([raw.J17]&gt;[raw.AD17];&quot;Blue&quot;;&quot;Green&quot;)))" office:value-type="float" office:value="0.0979827079968056" calcext:value-type="float">
            <text:p>0.0980</text:p>
          </table:table-cell>
          <table:table-cell table:style-name="ce29" table:formula="of:=[raw.AE17]+ORG.OPENOFFICE.STYLE(IF([raw.J17]&lt;[raw.AF17];&quot;Red&quot;;IF([raw.J17]&gt;[raw.AG17];&quot;Blue&quot;;&quot;Green&quot;)))" office:value-type="float" office:value="0.0437524767480676" calcext:value-type="float">
            <text:p>0.0438</text:p>
          </table:table-cell>
          <table:table-cell table:style-name="ce15" table:formula="of:=[raw.AH17]+ORG.OPENOFFICE.STYLE(IF([raw.J17]&lt;[raw.AI17];&quot;Red&quot;;IF([raw.J17]&gt;[raw.AJ17];&quot;Blue&quot;;&quot;Green&quot;)))" office:value-type="float" office:value="0.0308249081885202" calcext:value-type="float">
            <text:p>0.0308</text:p>
          </table:table-cell>
          <table:table-cell table:style-name="ce6" table:formula="of:=[raw.AK17]+ORG.OPENOFFICE.STYLE(IF([raw.J17]&lt;[raw.AL17];&quot;Red&quot;;IF([raw.J17]&gt;[raw.AM17];&quot;Blue&quot;;&quot;Green&quot;)))" office:value-type="float" office:value="0.0419748959407517" calcext:value-type="float">
            <text:p>0.0420</text:p>
          </table:table-cell>
          <table:table-cell table:style-name="ce6" table:formula="of:=[raw.AN17]+ORG.OPENOFFICE.STYLE(IF([raw.J17]&lt;[raw.AO17];&quot;Red&quot;;IF([raw.J17]&gt;[raw.AP17];&quot;Blue&quot;;&quot;Green&quot;)))" office:value-type="float" office:value="0.030772277935486" calcext:value-type="float">
            <text:p>0.0308</text:p>
          </table:table-cell>
          <table:table-cell table:style-name="ce6" table:formula="of:=[raw.AQ17]+ORG.OPENOFFICE.STYLE(IF([raw.J17]&lt;[raw.AR17];&quot;Red&quot;;IF([raw.J17]&gt;[raw.AS17];&quot;Blue&quot;;&quot;Green&quot;)))" office:value-type="float" office:value="0.0308249081885202" calcext:value-type="float">
            <text:p>0.0308</text:p>
          </table:table-cell>
          <table:table-cell table:style-name="ce6" table:formula="of:=[raw.AT17]+ORG.OPENOFFICE.STYLE(IF([raw.J17]&lt;[raw.AU17];&quot;Red&quot;;IF([raw.J17]&gt;[raw.AV17];&quot;Blue&quot;;&quot;Green&quot;)))" office:value-type="float" office:value="0.0150624020395053" calcext:value-type="float">
            <text:p>0.0151</text:p>
          </table:table-cell>
          <table:table-cell table:style-name="ce9" table:formula="of:=[raw.AW17]+ORG.OPENOFFICE.STYLE(IF([raw.J17]&lt;[raw.AX17];&quot;Red&quot;;IF([raw.J17]&gt;[raw.AY17];&quot;Blue&quot;;&quot;Green&quot;)))" office:value-type="float" office:value="0.0960914711521882" calcext:value-type="float">
            <text:p>0.0961</text:p>
          </table:table-cell>
          <table:table-cell table:style-name="ce29" table:formula="of:=[raw.AZ17]+ORG.OPENOFFICE.STYLE(IF([raw.J17]&lt;[raw.BA17];&quot;Red&quot;;IF([raw.J17]&gt;[raw.BB17];&quot;Blue&quot;;&quot;Green&quot;)))" office:value-type="float" office:value="0.0418448253498764" calcext:value-type="float">
            <text:p>0.0418</text:p>
          </table:table-cell>
          <table:table-cell table:style-name="ce15" table:formula="of:=[raw.BC17]+ORG.OPENOFFICE.STYLE(IF([raw.J17]&lt;[raw.BD17];&quot;Red&quot;;IF([raw.J17]&gt;[raw.BE17];&quot;Blue&quot;;&quot;Green&quot;)))" office:value-type="float" office:value="0" calcext:value-type="float">
            <text:p>0.0000</text:p>
          </table:table-cell>
          <table:table-cell table:style-name="ce6" table:formula="of:=[raw.BF17]+ORG.OPENOFFICE.STYLE(IF([raw.J17]&lt;[raw.BG17];&quot;Red&quot;;IF([raw.J17]&gt;[raw.BH17];&quot;Blue&quot;;&quot;Green&quot;)))" office:value-type="float" office:value="0.0453708707683142" calcext:value-type="float">
            <text:p>0.0454</text:p>
          </table:table-cell>
          <table:table-cell table:style-name="ce6" table:formula="of:=[raw.BI17]+ORG.OPENOFFICE.STYLE(IF([raw.J17]&lt;[raw.BJ17];&quot;Red&quot;;IF([raw.J17]&gt;[raw.BK17];&quot;Blue&quot;;&quot;Green&quot;)))" office:value-type="float" office:value="0.0341594339921008" calcext:value-type="float">
            <text:p>0.0342</text:p>
          </table:table-cell>
          <table:table-cell table:style-name="ce6" table:formula="of:=[raw.BL17]+ORG.OPENOFFICE.STYLE(IF([raw.J17]&lt;[raw.BM17];&quot;Red&quot;;IF([raw.J17]&gt;[raw.BN17];&quot;Blue&quot;;&quot;Green&quot;)))" office:value-type="float" office:value="0.0342181552054529" calcext:value-type="float">
            <text:p>0.0342</text:p>
          </table:table-cell>
          <table:table-cell table:style-name="ce6" table:formula="of:=[raw.BO17]+ORG.OPENOFFICE.STYLE(IF([raw.J17]&lt;[raw.BP17];&quot;Red&quot;;IF([raw.J17]&gt;[raw.BQ17];&quot;Blue&quot;;&quot;Green&quot;)))" office:value-type="float" office:value="0.0187612335554462" calcext:value-type="float">
            <text:p>0.0188</text:p>
          </table:table-cell>
          <table:table-cell table:style-name="ce9" table:formula="of:=[raw.BR17]+ORG.OPENOFFICE.STYLE(IF([raw.J17]&lt;[raw.BS17];&quot;Red&quot;;IF([raw.J17]&gt;[raw.BT17];&quot;Blue&quot;;&quot;Green&quot;)))" office:value-type="float" office:value="0.0992600141919778" calcext:value-type="float">
            <text:p>0.0993</text:p>
          </table:table-cell>
          <table:table-cell table:style-name="ce29" table:formula="of:=[raw.BU17]+ORG.OPENOFFICE.STYLE(IF([raw.J17]&lt;[raw.BV17];&quot;Red&quot;;IF([raw.J17]&gt;[raw.BW17];&quot;Blue&quot;;&quot;Green&quot;)))" office:value-type="float" office:value="0.0453515429636488" calcext:value-type="float">
            <text:p>0.0454</text:p>
          </table:table-cell>
        </table:table-row>
        <table:table-row table:style-name="ro1">
          <table:table-cell table:formula="of:=[$raw.A18]" office:value-type="string" office:string-value="bky_indep_negonly" calcext:value-type="string">
            <text:p>bky_indep_negonly</text:p>
          </table:table-cell>
          <table:table-cell table:formula="of:=[$raw.B18]" office:value-type="float" office:value="0" calcext:value-type="float">
            <text:p>0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string" office:string-value="BKY2006" calcext:value-type="string">
            <text:p>BKY2006</text:p>
          </table:table-cell>
          <table:table-cell table:style-name="ce16" table:formula="of:=[raw.M18]+ORG.OPENOFFICE.STYLE(IF([raw.J18]&lt;[raw.N18];&quot;Red&quot;;IF([raw.J18]&gt;[raw.O18];&quot;Blue&quot;;&quot;Green&quot;)))" office:value-type="float" office:value="0.04" calcext:value-type="float">
            <text:p>0.0400</text:p>
          </table:table-cell>
          <table:table-cell table:style-name="ce7" table:formula="of:=[raw.P18]+ORG.OPENOFFICE.STYLE(IF([raw.J18]&lt;[raw.Q18];&quot;Red&quot;;IF([raw.J18]&gt;[raw.R18];&quot;Blue&quot;;&quot;Green&quot;)))" office:value-type="float" office:value="0.0493954199051788" calcext:value-type="float">
            <text:p>0.0494</text:p>
          </table:table-cell>
          <table:table-cell table:style-name="ce6" table:formula="of:=[raw.S18]+ORG.OPENOFFICE.STYLE(IF([raw.J18]&lt;[raw.T18];&quot;Red&quot;;IF([raw.J18]&gt;[raw.U18];&quot;Blue&quot;;&quot;Green&quot;)))" office:value-type="float" office:value="0.0449761785280058" calcext:value-type="float">
            <text:p>0.0450</text:p>
          </table:table-cell>
          <table:table-cell table:style-name="ce9" table:formula="of:=[raw.V18]+ORG.OPENOFFICE.STYLE(IF([raw.J18]&lt;[raw.W18];&quot;Red&quot;;IF([raw.J18]&gt;[raw.X18];&quot;Blue&quot;;&quot;Green&quot;)))" office:value-type="float" office:value="0.0511481186196758" calcext:value-type="float">
            <text:p>0.0511</text:p>
          </table:table-cell>
          <table:table-cell table:style-name="ce6" table:formula="of:=[raw.Y18]+ORG.OPENOFFICE.STYLE(IF([raw.J18]&lt;[raw.Z18];&quot;Red&quot;;IF([raw.J18]&gt;[raw.AA18];&quot;Blue&quot;;&quot;Green&quot;)))" office:value-type="float" office:value="0.0264397770552989" calcext:value-type="float">
            <text:p>0.0264</text:p>
          </table:table-cell>
          <table:table-cell table:style-name="ce9" table:formula="of:=[raw.AB18]+ORG.OPENOFFICE.STYLE(IF([raw.J18]&lt;[raw.AC18];&quot;Red&quot;;IF([raw.J18]&gt;[raw.AD18];&quot;Blue&quot;;&quot;Green&quot;)))" office:value-type="float" office:value="0.0989870843342438" calcext:value-type="float">
            <text:p>0.0990</text:p>
          </table:table-cell>
          <table:table-cell table:style-name="ce29" table:formula="of:=[raw.AE18]+ORG.OPENOFFICE.STYLE(IF([raw.J18]&lt;[raw.AF18];&quot;Red&quot;;IF([raw.J18]&gt;[raw.AG18];&quot;Blue&quot;;&quot;Green&quot;)))" office:value-type="float" office:value="0.048068132500746" calcext:value-type="float">
            <text:p>0.0481</text:p>
          </table:table-cell>
          <table:table-cell table:style-name="ce16" table:formula="of:=[raw.AH18]+ORG.OPENOFFICE.STYLE(IF([raw.J18]&lt;[raw.AI18];&quot;Red&quot;;IF([raw.J18]&gt;[raw.AJ18];&quot;Blue&quot;;&quot;Green&quot;)))" office:value-type="float" office:value="0.04" calcext:value-type="float">
            <text:p>0.0400</text:p>
          </table:table-cell>
          <table:table-cell table:style-name="ce9" table:formula="of:=[raw.AK18]+ORG.OPENOFFICE.STYLE(IF([raw.J18]&lt;[raw.AL18];&quot;Red&quot;;IF([raw.J18]&gt;[raw.AM18];&quot;Blue&quot;;&quot;Green&quot;)))" office:value-type="float" office:value="0.98" calcext:value-type="float">
            <text:p>0.9800</text:p>
          </table:table-cell>
          <table:table-cell table:style-name="ce9" table:formula="of:=[raw.AN18]+ORG.OPENOFFICE.STYLE(IF([raw.J18]&lt;[raw.AO18];&quot;Red&quot;;IF([raw.J18]&gt;[raw.AP18];&quot;Blue&quot;;&quot;Green&quot;)))" office:value-type="float" office:value="0.97" calcext:value-type="float">
            <text:p>0.9700</text:p>
          </table:table-cell>
          <table:table-cell table:style-name="ce7" table:formula="of:=[raw.AQ18]+ORG.OPENOFFICE.STYLE(IF([raw.J18]&lt;[raw.AR18];&quot;Red&quot;;IF([raw.J18]&gt;[raw.AS18];&quot;Blue&quot;;&quot;Green&quot;)))" office:value-type="float" office:value="0.04" calcext:value-type="float">
            <text:p>0.0400</text:p>
          </table:table-cell>
          <table:table-cell table:style-name="ce6" table:formula="of:=[raw.AT18]+ORG.OPENOFFICE.STYLE(IF([raw.J18]&lt;[raw.AU18];&quot;Red&quot;;IF([raw.J18]&gt;[raw.AV18];&quot;Blue&quot;;&quot;Green&quot;)))" office:value-type="float" office:value="0.021" calcext:value-type="float">
            <text:p>0.0210</text:p>
          </table:table-cell>
          <table:table-cell table:style-name="ce9" table:formula="of:=[raw.AW18]+ORG.OPENOFFICE.STYLE(IF([raw.J18]&lt;[raw.AX18];&quot;Red&quot;;IF([raw.J18]&gt;[raw.AY18];&quot;Blue&quot;;&quot;Green&quot;)))" office:value-type="float" office:value="0.102" calcext:value-type="float">
            <text:p>0.1020</text:p>
          </table:table-cell>
          <table:table-cell table:style-name="ce31" table:formula="of:=[raw.AZ18]+ORG.OPENOFFICE.STYLE(IF([raw.J18]&lt;[raw.BA18];&quot;Red&quot;;IF([raw.J18]&gt;[raw.BB18];&quot;Blue&quot;;&quot;Green&quot;)))" office:value-type="float" office:value="0.054" calcext:value-type="float">
            <text:p>0.0540</text:p>
          </table:table-cell>
          <table:table-cell table:style-name="ce15" table:formula="of:=[raw.BC18]+ORG.OPENOFFICE.STYLE(IF([raw.J18]&lt;[raw.BD18];&quot;Red&quot;;IF([raw.J18]&gt;[raw.BE18];&quot;Blue&quot;;&quot;Green&quot;)))" office:value-type="float" office:value="0" calcext:value-type="float">
            <text:p>0.0000</text:p>
          </table:table-cell>
          <table:table-cell table:style-name="ce6" table:formula="of:=[raw.BF18]+ORG.OPENOFFICE.STYLE(IF([raw.J18]&lt;[raw.BG18];&quot;Red&quot;;IF([raw.J18]&gt;[raw.BH18];&quot;Blue&quot;;&quot;Green&quot;)))" office:value-type="float" office:value="0.026992742358951" calcext:value-type="float">
            <text:p>0.0270</text:p>
          </table:table-cell>
          <table:table-cell table:style-name="ce6" table:formula="of:=[raw.BI18]+ORG.OPENOFFICE.STYLE(IF([raw.J18]&lt;[raw.BJ18];&quot;Red&quot;;IF([raw.J18]&gt;[raw.BK18];&quot;Blue&quot;;&quot;Green&quot;)))" office:value-type="float" office:value="0.0246059173913385" calcext:value-type="float">
            <text:p>0.0246</text:p>
          </table:table-cell>
          <table:table-cell table:style-name="ce7" table:formula="of:=[raw.BL18]+ORG.OPENOFFICE.STYLE(IF([raw.J18]&lt;[raw.BM18];&quot;Red&quot;;IF([raw.J18]&gt;[raw.BN18];&quot;Blue&quot;;&quot;Green&quot;)))" office:value-type="float" office:value="0.050948280368622" calcext:value-type="float">
            <text:p>0.0509</text:p>
          </table:table-cell>
          <table:table-cell table:style-name="ce6" table:formula="of:=[raw.BO18]+ORG.OPENOFFICE.STYLE(IF([raw.J18]&lt;[raw.BP18];&quot;Red&quot;;IF([raw.J18]&gt;[raw.BQ18];&quot;Blue&quot;;&quot;Green&quot;)))" office:value-type="float" office:value="0.0263045264706715" calcext:value-type="float">
            <text:p>0.0263</text:p>
          </table:table-cell>
          <table:table-cell table:style-name="ce9" table:formula="of:=[raw.BR18]+ORG.OPENOFFICE.STYLE(IF([raw.J18]&lt;[raw.BS18];&quot;Red&quot;;IF([raw.J18]&gt;[raw.BT18];&quot;Blue&quot;;&quot;Green&quot;)))" office:value-type="float" office:value="0.0985070338316289" calcext:value-type="float">
            <text:p>0.0985</text:p>
          </table:table-cell>
          <table:table-cell table:style-name="ce29" table:formula="of:=[raw.BU18]+ORG.OPENOFFICE.STYLE(IF([raw.J18]&lt;[raw.BV18];&quot;Red&quot;;IF([raw.J18]&gt;[raw.BW18];&quot;Blue&quot;;&quot;Green&quot;)))" office:value-type="float" office:value="0.047775570027936" calcext:value-type="float">
            <text:p>0.0478</text:p>
          </table:table-cell>
        </table:table-row>
        <table:table-row table:style-name="ro1">
          <table:table-cell table:formula="of:=[$raw.A19]" office:value-type="string" office:string-value="bky_indep_null" calcext:value-type="string">
            <text:p>bky_indep_null</text:p>
          </table:table-cell>
          <table:table-cell table:formula="of:=[$raw.B19]" office:value-type="float" office:value="0" calcext:value-type="float">
            <text:p>0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" calcext:value-type="float">
            <text:p>0</text:p>
          </table:table-cell>
          <table:table-cell table:formula="of:=[$raw.E19]" office:value-type="string" office:string-value="BKY2006" calcext:value-type="string">
            <text:p>BKY2006</text:p>
          </table:table-cell>
          <table:table-cell table:style-name="ce16" table:formula="of:=[raw.M19]+ORG.OPENOFFICE.STYLE(IF([raw.J19]&lt;[raw.N19];&quot;Red&quot;;IF([raw.J19]&gt;[raw.O19];&quot;Blue&quot;;&quot;Green&quot;)))" office:value-type="float" office:value="0.044" calcext:value-type="float">
            <text:p>0.0440</text:p>
          </table:table-cell>
          <table:table-cell table:style-name="ce7" table:formula="of:=[raw.P19]+ORG.OPENOFFICE.STYLE(IF([raw.J19]&lt;[raw.Q19];&quot;Red&quot;;IF([raw.J19]&gt;[raw.R19];&quot;Blue&quot;;&quot;Green&quot;)))" office:value-type="float" office:value="0.05" calcext:value-type="float">
            <text:p>0.0500</text:p>
          </table:table-cell>
          <table:table-cell table:style-name="ce7" table:formula="of:=[raw.S19]+ORG.OPENOFFICE.STYLE(IF([raw.J19]&lt;[raw.T19];&quot;Red&quot;;IF([raw.J19]&gt;[raw.U19];&quot;Blue&quot;;&quot;Green&quot;)))" office:value-type="float" office:value="0.05" calcext:value-type="float">
            <text:p>0.0500</text:p>
          </table:table-cell>
          <table:table-cell table:style-name="ce9" table:formula="of:=[raw.V19]+ORG.OPENOFFICE.STYLE(IF([raw.J19]&lt;[raw.W19];&quot;Red&quot;;IF([raw.J19]&gt;[raw.X19];&quot;Blue&quot;;&quot;Green&quot;)))" office:value-type="float" office:value="0.088" calcext:value-type="float">
            <text:p>0.0880</text:p>
          </table:table-cell>
          <table:table-cell table:style-name="ce7" table:formula="of:=[raw.Y19]+ORG.OPENOFFICE.STYLE(IF([raw.J19]&lt;[raw.Z19];&quot;Red&quot;;IF([raw.J19]&gt;[raw.AA19];&quot;Blue&quot;;&quot;Green&quot;)))" office:value-type="float" office:value="0.049" calcext:value-type="float">
            <text:p>0.0490</text:p>
          </table:table-cell>
          <table:table-cell table:style-name="ce9" table:formula="of:=[raw.AB19]+ORG.OPENOFFICE.STYLE(IF([raw.J19]&lt;[raw.AC19];&quot;Red&quot;;IF([raw.J19]&gt;[raw.AD19];&quot;Blue&quot;;&quot;Green&quot;)))" office:value-type="float" office:value="0.178" calcext:value-type="float">
            <text:p>0.1780</text:p>
          </table:table-cell>
          <table:table-cell table:style-name="ce30" table:formula="of:=[raw.AE19]+ORG.OPENOFFICE.STYLE(IF([raw.J19]&lt;[raw.AF19];&quot;Red&quot;;IF([raw.J19]&gt;[raw.AG19];&quot;Blue&quot;;&quot;Green&quot;)))" office:value-type="float" office:value="0.089" calcext:value-type="float">
            <text:p>0.0890</text:p>
          </table:table-cell>
          <table:table-cell table:style-name="ce16" table:formula="of:=[raw.AH19]+ORG.OPENOFFICE.STYLE(IF([raw.J19]&lt;[raw.AI19];&quot;Red&quot;;IF([raw.J19]&gt;[raw.AJ19];&quot;Blue&quot;;&quot;Green&quot;)))" office:value-type="float" office:value="0.044" calcext:value-type="float">
            <text:p>0.0440</text:p>
          </table:table-cell>
          <table:table-cell table:style-name="ce6" table:formula="of:=[raw.AK19]+ORG.OPENOFFICE.STYLE(IF([raw.J19]&lt;[raw.AL19];&quot;Red&quot;;IF([raw.J19]&gt;[raw.AM19];&quot;Blue&quot;;&quot;Green&quot;)))" office:value-type="float" office:value="0.022" calcext:value-type="float">
            <text:p>0.0220</text:p>
          </table:table-cell>
          <table:table-cell table:style-name="ce6" table:formula="of:=[raw.AN19]+ORG.OPENOFFICE.STYLE(IF([raw.J19]&lt;[raw.AO19];&quot;Red&quot;;IF([raw.J19]&gt;[raw.AP19];&quot;Blue&quot;;&quot;Green&quot;)))" office:value-type="float" office:value="0.022" calcext:value-type="float">
            <text:p>0.0220</text:p>
          </table:table-cell>
          <table:table-cell table:style-name="ce7" table:formula="of:=[raw.AQ19]+ORG.OPENOFFICE.STYLE(IF([raw.J19]&lt;[raw.AR19];&quot;Red&quot;;IF([raw.J19]&gt;[raw.AS19];&quot;Blue&quot;;&quot;Green&quot;)))" office:value-type="float" office:value="0.044" calcext:value-type="float">
            <text:p>0.0440</text:p>
          </table:table-cell>
          <table:table-cell table:style-name="ce6" table:formula="of:=[raw.AT19]+ORG.OPENOFFICE.STYLE(IF([raw.J19]&lt;[raw.AU19];&quot;Red&quot;;IF([raw.J19]&gt;[raw.AV19];&quot;Blue&quot;;&quot;Green&quot;)))" office:value-type="float" office:value="0.021" calcext:value-type="float">
            <text:p>0.0210</text:p>
          </table:table-cell>
          <table:table-cell table:style-name="ce9" table:formula="of:=[raw.AW19]+ORG.OPENOFFICE.STYLE(IF([raw.J19]&lt;[raw.AX19];&quot;Red&quot;;IF([raw.J19]&gt;[raw.AY19];&quot;Blue&quot;;&quot;Green&quot;)))" office:value-type="float" office:value="0.088" calcext:value-type="float">
            <text:p>0.0880</text:p>
          </table:table-cell>
          <table:table-cell table:style-name="ce31" table:formula="of:=[raw.AZ19]+ORG.OPENOFFICE.STYLE(IF([raw.J19]&lt;[raw.BA19];&quot;Red&quot;;IF([raw.J19]&gt;[raw.BB19];&quot;Blue&quot;;&quot;Green&quot;)))" office:value-type="float" office:value="0.045" calcext:value-type="float">
            <text:p>0.0450</text:p>
          </table:table-cell>
          <table:table-cell table:style-name="ce15" table:formula="of:=[raw.BC19]+ORG.OPENOFFICE.STYLE(IF([raw.J19]&lt;[raw.BD19];&quot;Red&quot;;IF([raw.J19]&gt;[raw.BE19];&quot;Blue&quot;;&quot;Green&quot;)))" office:value-type="float" office:value="0" calcext:value-type="float">
            <text:p>0.0000</text:p>
          </table:table-cell>
          <table:table-cell table:style-name="ce6" table:formula="of:=[raw.BF19]+ORG.OPENOFFICE.STYLE(IF([raw.J19]&lt;[raw.BG19];&quot;Red&quot;;IF([raw.J19]&gt;[raw.BH19];&quot;Blue&quot;;&quot;Green&quot;)))" office:value-type="float" office:value="0.03" calcext:value-type="float">
            <text:p>0.0300</text:p>
          </table:table-cell>
          <table:table-cell table:style-name="ce6" table:formula="of:=[raw.BI19]+ORG.OPENOFFICE.STYLE(IF([raw.J19]&lt;[raw.BJ19];&quot;Red&quot;;IF([raw.J19]&gt;[raw.BK19];&quot;Blue&quot;;&quot;Green&quot;)))" office:value-type="float" office:value="0.03" calcext:value-type="float">
            <text:p>0.0300</text:p>
          </table:table-cell>
          <table:table-cell table:style-name="ce7" table:formula="of:=[raw.BL19]+ORG.OPENOFFICE.STYLE(IF([raw.J19]&lt;[raw.BM19];&quot;Red&quot;;IF([raw.J19]&gt;[raw.BN19];&quot;Blue&quot;;&quot;Green&quot;)))" office:value-type="float" office:value="0.046" calcext:value-type="float">
            <text:p>0.0460</text:p>
          </table:table-cell>
          <table:table-cell table:style-name="ce6" table:formula="of:=[raw.BO19]+ORG.OPENOFFICE.STYLE(IF([raw.J19]&lt;[raw.BP19];&quot;Red&quot;;IF([raw.J19]&gt;[raw.BQ19];&quot;Blue&quot;;&quot;Green&quot;)))" office:value-type="float" office:value="0.029" calcext:value-type="float">
            <text:p>0.0290</text:p>
          </table:table-cell>
          <table:table-cell table:style-name="ce9" table:formula="of:=[raw.BR19]+ORG.OPENOFFICE.STYLE(IF([raw.J19]&lt;[raw.BS19];&quot;Red&quot;;IF([raw.J19]&gt;[raw.BT19];&quot;Blue&quot;;&quot;Green&quot;)))" office:value-type="float" office:value="0.103" calcext:value-type="float">
            <text:p>0.1030</text:p>
          </table:table-cell>
          <table:table-cell table:style-name="ce31" table:formula="of:=[raw.BU19]+ORG.OPENOFFICE.STYLE(IF([raw.J19]&lt;[raw.BV19];&quot;Red&quot;;IF([raw.J19]&gt;[raw.BW19];&quot;Blue&quot;;&quot;Green&quot;)))" office:value-type="float" office:value="0.047" calcext:value-type="float">
            <text:p>0.0470</text:p>
          </table:table-cell>
        </table:table-row>
        <table:table-row table:style-name="ro1">
          <table:table-cell table:formula="of:=[$raw.A20]" office:value-type="string" office:string-value="bky_indep_posonly" calcext:value-type="string">
            <text:p>bky_indep_posonly</text:p>
          </table:table-cell>
          <table:table-cell table:formula="of:=[$raw.B20]" office:value-type="float" office:value="0.25" calcext:value-type="float">
            <text:p>0.25</text:p>
          </table:table-cell>
          <table:table-cell table:formula="of:=[$raw.C20]" office:value-type="float" office:value="0" calcext:value-type="float">
            <text:p>0</text:p>
          </table:table-cell>
          <table:table-cell table:formula="of:=[$raw.D20]" office:value-type="float" office:value="0" calcext:value-type="float">
            <text:p>0</text:p>
          </table:table-cell>
          <table:table-cell table:formula="of:=[$raw.E20]" office:value-type="string" office:string-value="BKY2006" calcext:value-type="string">
            <text:p>BKY2006</text:p>
          </table:table-cell>
          <table:table-cell table:style-name="ce15" table:formula="of:=[raw.M20]+ORG.OPENOFFICE.STYLE(IF([raw.J20]&lt;[raw.N20];&quot;Red&quot;;IF([raw.J20]&gt;[raw.O20];&quot;Blue&quot;;&quot;Green&quot;)))" office:value-type="float" office:value="0.0460800717892548" calcext:value-type="float">
            <text:p>0.0461</text:p>
          </table:table-cell>
          <table:table-cell table:style-name="ce6" table:formula="of:=[raw.P20]+ORG.OPENOFFICE.STYLE(IF([raw.J20]&lt;[raw.Q20];&quot;Red&quot;;IF([raw.J20]&gt;[raw.R20];&quot;Blue&quot;;&quot;Green&quot;)))" office:value-type="float" office:value="0.0444210988185722" calcext:value-type="float">
            <text:p>0.0444</text:p>
          </table:table-cell>
          <table:table-cell table:style-name="ce6" table:formula="of:=[raw.S20]+ORG.OPENOFFICE.STYLE(IF([raw.J20]&lt;[raw.T20];&quot;Red&quot;;IF([raw.J20]&gt;[raw.U20];&quot;Blue&quot;;&quot;Green&quot;)))" office:value-type="float" office:value="0.0403255789760337" calcext:value-type="float">
            <text:p>0.0403</text:p>
          </table:table-cell>
          <table:table-cell table:style-name="ce6" table:formula="of:=[raw.V20]+ORG.OPENOFFICE.STYLE(IF([raw.J20]&lt;[raw.W20];&quot;Red&quot;;IF([raw.J20]&gt;[raw.X20];&quot;Blue&quot;;&quot;Green&quot;)))" office:value-type="float" office:value="0.0462567356385408" calcext:value-type="float">
            <text:p>0.0463</text:p>
          </table:table-cell>
          <table:table-cell table:style-name="ce6" table:formula="of:=[raw.Y20]+ORG.OPENOFFICE.STYLE(IF([raw.J20]&lt;[raw.Z20];&quot;Red&quot;;IF([raw.J20]&gt;[raw.AA20];&quot;Blue&quot;;&quot;Green&quot;)))" office:value-type="float" office:value="0.0217654479265972" calcext:value-type="float">
            <text:p>0.0218</text:p>
          </table:table-cell>
          <table:table-cell table:style-name="ce9" table:formula="of:=[raw.AB20]+ORG.OPENOFFICE.STYLE(IF([raw.J20]&lt;[raw.AC20];&quot;Red&quot;;IF([raw.J20]&gt;[raw.AD20];&quot;Blue&quot;;&quot;Green&quot;)))" office:value-type="float" office:value="0.0941509074101518" calcext:value-type="float">
            <text:p>0.0942</text:p>
          </table:table-cell>
          <table:table-cell table:style-name="ce29" table:formula="of:=[raw.AE20]+ORG.OPENOFFICE.STYLE(IF([raw.J20]&lt;[raw.AF20];&quot;Red&quot;;IF([raw.J20]&gt;[raw.AG20];&quot;Blue&quot;;&quot;Green&quot;)))" office:value-type="float" office:value="0.0429509919155387" calcext:value-type="float">
            <text:p>0.0430</text:p>
          </table:table-cell>
          <table:table-cell table:style-name="ce15" table:formula="of:=[raw.AH20]+ORG.OPENOFFICE.STYLE(IF([raw.J20]&lt;[raw.AI20];&quot;Red&quot;;IF([raw.J20]&gt;[raw.AJ20];&quot;Blue&quot;;&quot;Green&quot;)))" office:value-type="float" office:value="0.0460800717892548" calcext:value-type="float">
            <text:p>0.0461</text:p>
          </table:table-cell>
          <table:table-cell table:style-name="ce6" table:formula="of:=[raw.AK20]+ORG.OPENOFFICE.STYLE(IF([raw.J20]&lt;[raw.AL20];&quot;Red&quot;;IF([raw.J20]&gt;[raw.AM20];&quot;Blue&quot;;&quot;Green&quot;)))" office:value-type="float" office:value="0.0222457168837294" calcext:value-type="float">
            <text:p>0.0222</text:p>
          </table:table-cell>
          <table:table-cell table:style-name="ce6" table:formula="of:=[raw.AN20]+ORG.OPENOFFICE.STYLE(IF([raw.J20]&lt;[raw.AO20];&quot;Red&quot;;IF([raw.J20]&gt;[raw.AP20];&quot;Blue&quot;;&quot;Green&quot;)))" office:value-type="float" office:value="0.0200668347233345" calcext:value-type="float">
            <text:p>0.0201</text:p>
          </table:table-cell>
          <table:table-cell table:style-name="ce6" table:formula="of:=[raw.AQ20]+ORG.OPENOFFICE.STYLE(IF([raw.J20]&lt;[raw.AR20];&quot;Red&quot;;IF([raw.J20]&gt;[raw.AS20];&quot;Blue&quot;;&quot;Green&quot;)))" office:value-type="float" office:value="0.0460800717892548" calcext:value-type="float">
            <text:p>0.0461</text:p>
          </table:table-cell>
          <table:table-cell table:style-name="ce6" table:formula="of:=[raw.AT20]+ORG.OPENOFFICE.STYLE(IF([raw.J20]&lt;[raw.AU20];&quot;Red&quot;;IF([raw.J20]&gt;[raw.AV20];&quot;Blue&quot;;&quot;Green&quot;)))" office:value-type="float" office:value="0.0216505902609276" calcext:value-type="float">
            <text:p>0.0217</text:p>
          </table:table-cell>
          <table:table-cell table:style-name="ce9" table:formula="of:=[raw.AW20]+ORG.OPENOFFICE.STYLE(IF([raw.J20]&lt;[raw.AX20];&quot;Red&quot;;IF([raw.J20]&gt;[raw.AY20];&quot;Blue&quot;;&quot;Green&quot;)))" office:value-type="float" office:value="0.0936877950976305" calcext:value-type="float">
            <text:p>0.0937</text:p>
          </table:table-cell>
          <table:table-cell table:style-name="ce29" table:formula="of:=[raw.AZ20]+ORG.OPENOFFICE.STYLE(IF([raw.J20]&lt;[raw.BA20];&quot;Red&quot;;IF([raw.J20]&gt;[raw.BB20];&quot;Blue&quot;;&quot;Green&quot;)))" office:value-type="float" office:value="0.0426894251651148" calcext:value-type="float">
            <text:p>0.0427</text:p>
          </table:table-cell>
          <table:table-cell table:style-name="ce15" table:formula="of:=[raw.BC20]+ORG.OPENOFFICE.STYLE(IF([raw.J20]&lt;[raw.BD20];&quot;Red&quot;;IF([raw.J20]&gt;[raw.BE20];&quot;Blue&quot;;&quot;Green&quot;)))" office:value-type="float" office:value="0" calcext:value-type="float">
            <text:p>0.0000</text:p>
          </table:table-cell>
          <table:table-cell table:style-name="ce9" table:formula="of:=[raw.BF20]+ORG.OPENOFFICE.STYLE(IF([raw.J20]&lt;[raw.BG20];&quot;Red&quot;;IF([raw.J20]&gt;[raw.BH20];&quot;Blue&quot;;&quot;Green&quot;)))" office:value-type="float" office:value="0.974" calcext:value-type="float">
            <text:p>0.9740</text:p>
          </table:table-cell>
          <table:table-cell table:style-name="ce9" table:formula="of:=[raw.BI20]+ORG.OPENOFFICE.STYLE(IF([raw.J20]&lt;[raw.BJ20];&quot;Red&quot;;IF([raw.J20]&gt;[raw.BK20];&quot;Blue&quot;;&quot;Green&quot;)))" office:value-type="float" office:value="0.964" calcext:value-type="float">
            <text:p>0.9640</text:p>
          </table:table-cell>
          <table:table-cell table:style-name="ce6" table:formula="of:=[raw.BL20]+ORG.OPENOFFICE.STYLE(IF([raw.J20]&lt;[raw.BM20];&quot;Red&quot;;IF([raw.J20]&gt;[raw.BN20];&quot;Blue&quot;;&quot;Green&quot;)))" office:value-type="float" office:value="0.034" calcext:value-type="float">
            <text:p>0.0340</text:p>
          </table:table-cell>
          <table:table-cell table:style-name="ce6" table:formula="of:=[raw.BO20]+ORG.OPENOFFICE.STYLE(IF([raw.J20]&lt;[raw.BP20];&quot;Red&quot;;IF([raw.J20]&gt;[raw.BQ20];&quot;Blue&quot;;&quot;Green&quot;)))" office:value-type="float" office:value="0.019" calcext:value-type="float">
            <text:p>0.0190</text:p>
          </table:table-cell>
          <table:table-cell table:style-name="ce9" table:formula="of:=[raw.BR20]+ORG.OPENOFFICE.STYLE(IF([raw.J20]&lt;[raw.BS20];&quot;Red&quot;;IF([raw.J20]&gt;[raw.BT20];&quot;Blue&quot;;&quot;Green&quot;)))" office:value-type="float" office:value="0.097" calcext:value-type="float">
            <text:p>0.0970</text:p>
          </table:table-cell>
          <table:table-cell table:style-name="ce31" table:formula="of:=[raw.BU20]+ORG.OPENOFFICE.STYLE(IF([raw.J20]&lt;[raw.BV20];&quot;Red&quot;;IF([raw.J20]&gt;[raw.BW20];&quot;Blue&quot;;&quot;Green&quot;)))" office:value-type="float" office:value="0.047" calcext:value-type="float">
            <text:p>0.0470</text:p>
          </table:table-cell>
        </table:table-row>
        <table:table-row table:style-name="ro1">
          <table:table-cell table:formula="of:=[$raw.A21]" office:value-type="string" office:string-value="bky_indep_unbalanced" calcext:value-type="string">
            <text:p>bky_indep_unbalanced</text:p>
          </table:table-cell>
          <table:table-cell table:formula="of:=[$raw.B21]" office:value-type="float" office:value="0.1" calcext:value-type="float">
            <text:p>0.1</text:p>
          </table:table-cell>
          <table:table-cell table:formula="of:=[$raw.C21]" office:value-type="float" office:value="0.4" calcext:value-type="float">
            <text:p>0.4</text:p>
          </table:table-cell>
          <table:table-cell table:formula="of:=[$raw.D21]" office:value-type="float" office:value="0" calcext:value-type="float">
            <text:p>0</text:p>
          </table:table-cell>
          <table:table-cell table:formula="of:=[$raw.E21]" office:value-type="string" office:string-value="BKY2006" calcext:value-type="string">
            <text:p>BKY2006</text:p>
          </table:table-cell>
          <table:table-cell table:style-name="ce17" table:formula="of:=[raw.M21]+ORG.OPENOFFICE.STYLE(IF([raw.J21]&lt;[raw.N21];&quot;Red&quot;;IF([raw.J21]&gt;[raw.O21];&quot;Blue&quot;;&quot;Green&quot;)))" office:value-type="float" office:value="0.026426948945756" calcext:value-type="float">
            <text:p>0.0264</text:p>
          </table:table-cell>
          <table:table-cell table:style-name="ce23" table:formula="of:=[raw.P21]+ORG.OPENOFFICE.STYLE(IF([raw.J21]&lt;[raw.Q21];&quot;Red&quot;;IF([raw.J21]&gt;[raw.R21];&quot;Blue&quot;;&quot;Green&quot;)))" office:value-type="float" office:value="0.0440700902301514" calcext:value-type="float">
            <text:p>0.0441</text:p>
          </table:table-cell>
          <table:table-cell table:style-name="ce23" table:formula="of:=[raw.S21]+ORG.OPENOFFICE.STYLE(IF([raw.J21]&lt;[raw.T21];&quot;Red&quot;;IF([raw.J21]&gt;[raw.U21];&quot;Blue&quot;;&quot;Green&quot;)))" office:value-type="float" office:value="0.0327552272111416" calcext:value-type="float">
            <text:p>0.0328</text:p>
          </table:table-cell>
          <table:table-cell table:style-name="ce23" table:formula="of:=[raw.V21]+ORG.OPENOFFICE.STYLE(IF([raw.J21]&lt;[raw.W21];&quot;Red&quot;;IF([raw.J21]&gt;[raw.X21];&quot;Blue&quot;;&quot;Green&quot;)))" office:value-type="float" office:value="0.0379229949636017" calcext:value-type="float">
            <text:p>0.0379</text:p>
          </table:table-cell>
          <table:table-cell table:style-name="ce23" table:formula="of:=[raw.Y21]+ORG.OPENOFFICE.STYLE(IF([raw.J21]&lt;[raw.Z21];&quot;Red&quot;;IF([raw.J21]&gt;[raw.AA21];&quot;Blue&quot;;&quot;Green&quot;)))" office:value-type="float" office:value="0.0188905930930237" calcext:value-type="float">
            <text:p>0.0189</text:p>
          </table:table-cell>
          <table:table-cell table:style-name="ce26" table:formula="of:=[raw.AB21]+ORG.OPENOFFICE.STYLE(IF([raw.J21]&lt;[raw.AC21];&quot;Red&quot;;IF([raw.J21]&gt;[raw.AD21];&quot;Blue&quot;;&quot;Green&quot;)))" office:value-type="float" office:value="0.101761263868676" calcext:value-type="float">
            <text:p>0.1018</text:p>
          </table:table-cell>
          <table:table-cell table:style-name="ce32" table:formula="of:=[raw.AE21]+ORG.OPENOFFICE.STYLE(IF([raw.J21]&lt;[raw.AF21];&quot;Red&quot;;IF([raw.J21]&gt;[raw.AG21];&quot;Blue&quot;;&quot;Green&quot;)))" office:value-type="float" office:value="0.0434070447330647" calcext:value-type="float">
            <text:p>0.0434</text:p>
          </table:table-cell>
          <table:table-cell table:style-name="ce17" table:formula="of:=[raw.AH21]+ORG.OPENOFFICE.STYLE(IF([raw.J21]&lt;[raw.AI21];&quot;Red&quot;;IF([raw.J21]&gt;[raw.AJ21];&quot;Blue&quot;;&quot;Green&quot;)))" office:value-type="float" office:value="0.026426948945756" calcext:value-type="float">
            <text:p>0.0264</text:p>
          </table:table-cell>
          <table:table-cell table:style-name="ce26" table:formula="of:=[raw.AK21]+ORG.OPENOFFICE.STYLE(IF([raw.J21]&lt;[raw.AL21];&quot;Red&quot;;IF([raw.J21]&gt;[raw.AM21];&quot;Blue&quot;;&quot;Green&quot;)))" office:value-type="float" office:value="0.099716505470214" calcext:value-type="float">
            <text:p>0.0997</text:p>
          </table:table-cell>
          <table:table-cell table:style-name="ce26" table:formula="of:=[raw.AN21]+ORG.OPENOFFICE.STYLE(IF([raw.J21]&lt;[raw.AO21];&quot;Red&quot;;IF([raw.J21]&gt;[raw.AP21];&quot;Blue&quot;;&quot;Green&quot;)))" office:value-type="float" office:value="0.0742140910359136" calcext:value-type="float">
            <text:p>0.0742</text:p>
          </table:table-cell>
          <table:table-cell table:style-name="ce23" table:formula="of:=[raw.AQ21]+ORG.OPENOFFICE.STYLE(IF([raw.J21]&lt;[raw.AR21];&quot;Red&quot;;IF([raw.J21]&gt;[raw.AS21];&quot;Blue&quot;;&quot;Green&quot;)))" office:value-type="float" office:value="0.026426948945756" calcext:value-type="float">
            <text:p>0.0264</text:p>
          </table:table-cell>
          <table:table-cell table:style-name="ce23" table:formula="of:=[raw.AT21]+ORG.OPENOFFICE.STYLE(IF([raw.J21]&lt;[raw.AU21];&quot;Red&quot;;IF([raw.J21]&gt;[raw.AV21];&quot;Blue&quot;;&quot;Green&quot;)))" office:value-type="float" office:value="0.0125688892599951" calcext:value-type="float">
            <text:p>0.0126</text:p>
          </table:table-cell>
          <table:table-cell table:style-name="ce26" table:formula="of:=[raw.AW21]+ORG.OPENOFFICE.STYLE(IF([raw.J21]&lt;[raw.AX21];&quot;Red&quot;;IF([raw.J21]&gt;[raw.AY21];&quot;Blue&quot;;&quot;Green&quot;)))" office:value-type="float" office:value="0.0957868841601385" calcext:value-type="float">
            <text:p>0.0958</text:p>
          </table:table-cell>
          <table:table-cell table:style-name="ce32" table:formula="of:=[raw.AZ21]+ORG.OPENOFFICE.STYLE(IF([raw.J21]&lt;[raw.BA21];&quot;Red&quot;;IF([raw.J21]&gt;[raw.BB21];&quot;Blue&quot;;&quot;Green&quot;)))" office:value-type="float" office:value="0.0454413888309786" calcext:value-type="float">
            <text:p>0.0454</text:p>
          </table:table-cell>
          <table:table-cell table:style-name="ce17" table:formula="of:=[raw.BC21]+ORG.OPENOFFICE.STYLE(IF([raw.J21]&lt;[raw.BD21];&quot;Red&quot;;IF([raw.J21]&gt;[raw.BE21];&quot;Blue&quot;;&quot;Green&quot;)))" office:value-type="float" office:value="0" calcext:value-type="float">
            <text:p>0.0000</text:p>
          </table:table-cell>
          <table:table-cell table:style-name="ce23" table:formula="of:=[raw.BF21]+ORG.OPENOFFICE.STYLE(IF([raw.J21]&lt;[raw.BG21];&quot;Red&quot;;IF([raw.J21]&gt;[raw.BH21];&quot;Blue&quot;;&quot;Green&quot;)))" office:value-type="float" office:value="0.0288670041856779" calcext:value-type="float">
            <text:p>0.0289</text:p>
          </table:table-cell>
          <table:table-cell table:style-name="ce23" table:formula="of:=[raw.BI21]+ORG.OPENOFFICE.STYLE(IF([raw.J21]&lt;[raw.BJ21];&quot;Red&quot;;IF([raw.J21]&gt;[raw.BK21];&quot;Blue&quot;;&quot;Green&quot;)))" office:value-type="float" office:value="0.0216467409806764" calcext:value-type="float">
            <text:p>0.0216</text:p>
          </table:table-cell>
          <table:table-cell table:style-name="ce23" table:formula="of:=[raw.BL21]+ORG.OPENOFFICE.STYLE(IF([raw.J21]&lt;[raw.BM21];&quot;Red&quot;;IF([raw.J21]&gt;[raw.BN21];&quot;Blue&quot;;&quot;Green&quot;)))" office:value-type="float" office:value="0.0398469472254242" calcext:value-type="float">
            <text:p>0.0398</text:p>
          </table:table-cell>
          <table:table-cell table:style-name="ce23" table:formula="of:=[raw.BO21]+ORG.OPENOFFICE.STYLE(IF([raw.J21]&lt;[raw.BP21];&quot;Red&quot;;IF([raw.J21]&gt;[raw.BQ21];&quot;Blue&quot;;&quot;Green&quot;)))" office:value-type="float" office:value="0.0198606120521924" calcext:value-type="float">
            <text:p>0.0199</text:p>
          </table:table-cell>
          <table:table-cell table:style-name="ce26" table:formula="of:=[raw.BR21]+ORG.OPENOFFICE.STYLE(IF([raw.J21]&lt;[raw.BS21];&quot;Red&quot;;IF([raw.J21]&gt;[raw.BT21];&quot;Blue&quot;;&quot;Green&quot;)))" office:value-type="float" office:value="0.102675556201118" calcext:value-type="float">
            <text:p>0.1027</text:p>
          </table:table-cell>
          <table:table-cell table:style-name="ce32" table:formula="of:=[raw.BU21]+ORG.OPENOFFICE.STYLE(IF([raw.J21]&lt;[raw.BV21];&quot;Red&quot;;IF([raw.J21]&gt;[raw.BW21];&quot;Blue&quot;;&quot;Green&quot;)))" office:value-type="float" office:value="0.0428141342791828" calcext:value-type="float">
            <text:p>0.0428</text:p>
          </table:table-cell>
        </table:table-row>
        <table:table-row table:style-name="ro1" table:number-rows-repeated="104855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50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5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ice_mean</text:p>
          </table:table-cell>
          <table:table-cell office:value-type="string" calcext:value-type="string">
            <text:p>BothSides_twice_lower</text:p>
          </table:table-cell>
          <table:table-cell office:value-type="string" calcext:value-type="string">
            <text:p>BothSides_twice_upper</text:p>
          </table:table-cell>
          <table:table-cell office:value-type="string" calcext:value-type="string">
            <text:p>BothSides_sidaktwice_mean</text:p>
          </table:table-cell>
          <table:table-cell office:value-type="string" calcext:value-type="string">
            <text:p>BothSides_sidaktwice_lower</text:p>
          </table:table-cell>
          <table:table-cell office:value-type="string" calcext:value-type="string">
            <text:p>BothSides_sidaktwice_upper</text:p>
          </table:table-cell>
          <table:table-cell office:value-type="string" calcext:value-type="string">
            <text:p>BothSides_split1tail_mean</text:p>
          </table:table-cell>
          <table:table-cell office:value-type="string" calcext:value-type="string">
            <text:p>BothSides_split1tail_lower</text:p>
          </table:table-cell>
          <table:table-cell office:value-type="string" calcext:value-type="string">
            <text:p>BothSides_split1tail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ice_mean</text:p>
          </table:table-cell>
          <table:table-cell office:value-type="string" calcext:value-type="string">
            <text:p>PosSide_twice_lower</text:p>
          </table:table-cell>
          <table:table-cell office:value-type="string" calcext:value-type="string">
            <text:p>PosSide_twice_upper</text:p>
          </table:table-cell>
          <table:table-cell office:value-type="string" calcext:value-type="string">
            <text:p>PosSide_sidaktwice_mean</text:p>
          </table:table-cell>
          <table:table-cell office:value-type="string" calcext:value-type="string">
            <text:p>PosSide_sidaktwice_lower</text:p>
          </table:table-cell>
          <table:table-cell office:value-type="string" calcext:value-type="string">
            <text:p>PosSide_sidaktwice_upper</text:p>
          </table:table-cell>
          <table:table-cell office:value-type="string" calcext:value-type="string">
            <text:p>PosSide_split1tail_mean</text:p>
          </table:table-cell>
          <table:table-cell office:value-type="string" calcext:value-type="string">
            <text:p>PosSide_split1tail_lower</text:p>
          </table:table-cell>
          <table:table-cell office:value-type="string" calcext:value-type="string">
            <text:p>PosSide_split1tail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ice_mean</text:p>
          </table:table-cell>
          <table:table-cell office:value-type="string" calcext:value-type="string">
            <text:p>NegSide_twice_lower</text:p>
          </table:table-cell>
          <table:table-cell office:value-type="string" calcext:value-type="string">
            <text:p>NegSide_twice_upper</text:p>
          </table:table-cell>
          <table:table-cell office:value-type="string" calcext:value-type="string">
            <text:p>NegSide_sidaktwice_mean</text:p>
          </table:table-cell>
          <table:table-cell office:value-type="string" calcext:value-type="string">
            <text:p>NegSide_sidaktwice_lower</text:p>
          </table:table-cell>
          <table:table-cell office:value-type="string" calcext:value-type="string">
            <text:p>NegSide_sidaktwice_upper</text:p>
          </table:table-cell>
          <table:table-cell office:value-type="string" calcext:value-type="string">
            <text:p>NegSide_split1tail_mean</text:p>
          </table:table-cell>
          <table:table-cell office:value-type="string" calcext:value-type="string">
            <text:p>NegSide_split1tail_lower</text:p>
          </table:table-cell>
          <table:table-cell office:value-type="string" calcext:value-type="string">
            <text:p>NegSide_split1tail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32552706942195" calcext:value-type="float">
            <text:p>0.0232552706942195</text:p>
          </table:table-cell>
          <table:table-cell office:value-type="float" office:value="0.017383573948014" calcext:value-type="float">
            <text:p>0.017383573948014</text:p>
          </table:table-cell>
          <table:table-cell office:value-type="float" office:value="0.029126967440425" calcext:value-type="float">
            <text:p>0.029126967440425</text:p>
          </table:table-cell>
          <table:table-cell office:value-type="float" office:value="0.0267014003317432" calcext:value-type="float">
            <text:p>0.0267014003317432</text:p>
          </table:table-cell>
          <table:table-cell office:value-type="float" office:value="0.0209670469626115" calcext:value-type="float">
            <text:p>0.0209670469626115</text:p>
          </table:table-cell>
          <table:table-cell office:value-type="float" office:value="0.032435753700875" calcext:value-type="float">
            <text:p>0.032435753700875</text:p>
          </table:table-cell>
          <table:table-cell office:value-type="float" office:value="0.0267014003317432" calcext:value-type="float">
            <text:p>0.0267014003317432</text:p>
          </table:table-cell>
          <table:table-cell office:value-type="float" office:value="0.0209670469626115" calcext:value-type="float">
            <text:p>0.0209670469626115</text:p>
          </table:table-cell>
          <table:table-cell office:value-type="float" office:value="0.032435753700875" calcext:value-type="float">
            <text:p>0.032435753700875</text:p>
          </table:table-cell>
          <table:table-cell office:value-type="float" office:value="0.0488274895008696" calcext:value-type="float">
            <text:p>0.0488274895008696</text:p>
          </table:table-cell>
          <table:table-cell office:value-type="float" office:value="0.0406100762198392" calcext:value-type="float">
            <text:p>0.0406100762198392</text:p>
          </table:table-cell>
          <table:table-cell office:value-type="float" office:value="0.0570449027819001" calcext:value-type="float">
            <text:p>0.0570449027819001</text:p>
          </table:table-cell>
          <table:table-cell office:value-type="float" office:value="0.0267685396210552" calcext:value-type="float">
            <text:p>0.0267685396210552</text:p>
          </table:table-cell>
          <table:table-cell office:value-type="float" office:value="0.0210135388770719" calcext:value-type="float">
            <text:p>0.0210135388770719</text:p>
          </table:table-cell>
          <table:table-cell office:value-type="float" office:value="0.0325235403650385" calcext:value-type="float">
            <text:p>0.0325235403650385</text:p>
          </table:table-cell>
          <table:table-cell office:value-type="float" office:value="0.0609693433912698" calcext:value-type="float">
            <text:p>0.0609693433912698</text:p>
          </table:table-cell>
          <table:table-cell office:value-type="float" office:value="0.0516086504855243" calcext:value-type="float">
            <text:p>0.0516086504855243</text:p>
          </table:table-cell>
          <table:table-cell office:value-type="float" office:value="0.0703300362970152" calcext:value-type="float">
            <text:p>0.0703300362970152</text:p>
          </table:table-cell>
          <table:table-cell office:value-type="float" office:value="0.034193106305829" calcext:value-type="float">
            <text:p>0.034193106305829</text:p>
          </table:table-cell>
          <table:table-cell office:value-type="float" office:value="0.0275552082645736" calcext:value-type="float">
            <text:p>0.0275552082645736</text:p>
          </table:table-cell>
          <table:table-cell office:value-type="float" office:value="0.0408310043470844" calcext:value-type="float">
            <text:p>0.0408310043470844</text:p>
          </table:table-cell>
          <table:table-cell office:value-type="float" office:value="0.0232552706942195" calcext:value-type="float">
            <text:p>0.0232552706942195</text:p>
          </table:table-cell>
          <table:table-cell office:value-type="float" office:value="0.017383573948014" calcext:value-type="float">
            <text:p>0.017383573948014</text:p>
          </table:table-cell>
          <table:table-cell office:value-type="float" office:value="0.029126967440425" calcext:value-type="float">
            <text:p>0.029126967440425</text:p>
          </table:table-cell>
          <table:table-cell office:value-type="float" office:value="0.0117918242904327" calcext:value-type="float">
            <text:p>0.0117918242904327</text:p>
          </table:table-cell>
          <table:table-cell office:value-type="float" office:value="0.0078507330359918" calcext:value-type="float">
            <text:p>0.0078507330359918</text:p>
          </table:table-cell>
          <table:table-cell office:value-type="float" office:value="0.0157329155448737" calcext:value-type="float">
            <text:p>0.0157329155448737</text:p>
          </table:table-cell>
          <table:table-cell office:value-type="float" office:value="0.0117918242904327" calcext:value-type="float">
            <text:p>0.0117918242904327</text:p>
          </table:table-cell>
          <table:table-cell office:value-type="float" office:value="0.0078507330359918" calcext:value-type="float">
            <text:p>0.0078507330359918</text:p>
          </table:table-cell>
          <table:table-cell office:value-type="float" office:value="0.0157329155448737" calcext:value-type="float">
            <text:p>0.0157329155448737</text:p>
          </table:table-cell>
          <table:table-cell office:value-type="float" office:value="0.0232552706942195" calcext:value-type="float">
            <text:p>0.0232552706942195</text:p>
          </table:table-cell>
          <table:table-cell office:value-type="float" office:value="0.017383573948014" calcext:value-type="float">
            <text:p>0.017383573948014</text:p>
          </table:table-cell>
          <table:table-cell office:value-type="float" office:value="0.029126967440425" calcext:value-type="float">
            <text:p>0.029126967440425</text:p>
          </table:table-cell>
          <table:table-cell office:value-type="float" office:value="0.0117728810866028" calcext:value-type="float">
            <text:p>0.0117728810866028</text:p>
          </table:table-cell>
          <table:table-cell office:value-type="float" office:value="0.00781537203012928" calcext:value-type="float">
            <text:p>0.00781537203012928</text:p>
          </table:table-cell>
          <table:table-cell office:value-type="float" office:value="0.0157303901430762" calcext:value-type="float">
            <text:p>0.0157303901430762</text:p>
          </table:table-cell>
          <table:table-cell office:value-type="float" office:value="0.0298118058536961" calcext:value-type="float">
            <text:p>0.0298118058536961</text:p>
          </table:table-cell>
          <table:table-cell office:value-type="float" office:value="0.023045009216507" calcext:value-type="float">
            <text:p>0.023045009216507</text:p>
          </table:table-cell>
          <table:table-cell office:value-type="float" office:value="0.0365786024908851" calcext:value-type="float">
            <text:p>0.0365786024908851</text:p>
          </table:table-cell>
          <table:table-cell office:value-type="float" office:value="0.0156427481819056" calcext:value-type="float">
            <text:p>0.0156427481819056</text:p>
          </table:table-cell>
          <table:table-cell office:value-type="float" office:value="0.0110263282970091" calcext:value-type="float">
            <text:p>0.0110263282970091</text:p>
          </table:table-cell>
          <table:table-cell office:value-type="float" office:value="0.020259168066802" calcext:value-type="float">
            <text:p>0.020259168066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8175027214651" calcext:value-type="float">
            <text:p>0.0168175027214651</text:p>
          </table:table-cell>
          <table:table-cell office:value-type="float" office:value="0.0124959178449137" calcext:value-type="float">
            <text:p>0.0124959178449137</text:p>
          </table:table-cell>
          <table:table-cell office:value-type="float" office:value="0.0211390875980165" calcext:value-type="float">
            <text:p>0.0211390875980165</text:p>
          </table:table-cell>
          <table:table-cell office:value-type="float" office:value="0.0168175027214651" calcext:value-type="float">
            <text:p>0.0168175027214651</text:p>
          </table:table-cell>
          <table:table-cell office:value-type="float" office:value="0.0124959178449137" calcext:value-type="float">
            <text:p>0.0124959178449137</text:p>
          </table:table-cell>
          <table:table-cell office:value-type="float" office:value="0.0211390875980165" calcext:value-type="float">
            <text:p>0.0211390875980165</text:p>
          </table:table-cell>
          <table:table-cell office:value-type="float" office:value="0.0265513534229566" calcext:value-type="float">
            <text:p>0.0265513534229566</text:p>
          </table:table-cell>
          <table:table-cell office:value-type="float" office:value="0.0204309957209766" calcext:value-type="float">
            <text:p>0.0204309957209766</text:p>
          </table:table-cell>
          <table:table-cell office:value-type="float" office:value="0.0326717111249366" calcext:value-type="float">
            <text:p>0.0326717111249366</text:p>
          </table:table-cell>
          <table:table-cell office:value-type="float" office:value="0.0156546298470704" calcext:value-type="float">
            <text:p>0.0156546298470704</text:p>
          </table:table-cell>
          <table:table-cell office:value-type="float" office:value="0.0113222342296715" calcext:value-type="float">
            <text:p>0.0113222342296715</text:p>
          </table:table-cell>
          <table:table-cell office:value-type="float" office:value="0.0199870254644692" calcext:value-type="float">
            <text:p>0.0199870254644692</text:p>
          </table:table-cell>
          <table:table-cell office:value-type="float" office:value="0.0332210044460955" calcext:value-type="float">
            <text:p>0.0332210044460955</text:p>
          </table:table-cell>
          <table:table-cell office:value-type="float" office:value="0.0262528915885746" calcext:value-type="float">
            <text:p>0.0262528915885746</text:p>
          </table:table-cell>
          <table:table-cell office:value-type="float" office:value="0.0401891173036164" calcext:value-type="float">
            <text:p>0.0401891173036164</text:p>
          </table:table-cell>
          <table:table-cell office:value-type="float" office:value="0.0197158288928731" calcext:value-type="float">
            <text:p>0.0197158288928731</text:p>
          </table:table-cell>
          <table:table-cell office:value-type="float" office:value="0.0147316665919036" calcext:value-type="float">
            <text:p>0.0147316665919036</text:p>
          </table:table-cell>
          <table:table-cell office:value-type="float" office:value="0.0246999911938425" calcext:value-type="float">
            <text:p>0.0246999911938425</text:p>
          </table:table-cell>
          <table:table-cell office:value-type="float" office:value="1.478728916" calcext:value-type="float">
            <text:p>1.478728916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201254815143851" calcext:value-type="float">
            <text:p>0.0201254815143851</text:p>
          </table:table-cell>
          <table:table-cell office:value-type="float" office:value="0.0140025803458039" calcext:value-type="float">
            <text:p>0.0140025803458039</text:p>
          </table:table-cell>
          <table:table-cell office:value-type="float" office:value="0.0262483826829663" calcext:value-type="float">
            <text:p>0.0262483826829663</text:p>
          </table:table-cell>
          <table:table-cell office:value-type="float" office:value="0.0201254815143851" calcext:value-type="float">
            <text:p>0.0201254815143851</text:p>
          </table:table-cell>
          <table:table-cell office:value-type="float" office:value="0.0140025803458039" calcext:value-type="float">
            <text:p>0.0140025803458039</text:p>
          </table:table-cell>
          <table:table-cell office:value-type="float" office:value="0.0262483826829663" calcext:value-type="float">
            <text:p>0.0262483826829663</text:p>
          </table:table-cell>
          <table:table-cell office:value-type="float" office:value="0.0371964921668139" calcext:value-type="float">
            <text:p>0.0371964921668139</text:p>
          </table:table-cell>
          <table:table-cell office:value-type="float" office:value="0.0284605483051104" calcext:value-type="float">
            <text:p>0.0284605483051104</text:p>
          </table:table-cell>
          <table:table-cell office:value-type="float" office:value="0.0459324360285174" calcext:value-type="float">
            <text:p>0.0459324360285174</text:p>
          </table:table-cell>
          <table:table-cell office:value-type="float" office:value="0.0201591858898564" calcext:value-type="float">
            <text:p>0.0201591858898564</text:p>
          </table:table-cell>
          <table:table-cell office:value-type="float" office:value="0.0140276151650965" calcext:value-type="float">
            <text:p>0.0140276151650965</text:p>
          </table:table-cell>
          <table:table-cell office:value-type="float" office:value="0.0262907566146164" calcext:value-type="float">
            <text:p>0.0262907566146164</text:p>
          </table:table-cell>
          <table:table-cell office:value-type="float" office:value="0.040777649784143" calcext:value-type="float">
            <text:p>0.040777649784143</text:p>
          </table:table-cell>
          <table:table-cell office:value-type="float" office:value="0.0314617508157416" calcext:value-type="float">
            <text:p>0.0314617508157416</text:p>
          </table:table-cell>
          <table:table-cell office:value-type="float" office:value="0.0500935487525444" calcext:value-type="float">
            <text:p>0.0500935487525444</text:p>
          </table:table-cell>
          <table:table-cell office:value-type="float" office:value="0.0216043473311296" calcext:value-type="float">
            <text:p>0.0216043473311296</text:p>
          </table:table-cell>
          <table:table-cell office:value-type="float" office:value="0.0151938849795745" calcext:value-type="float">
            <text:p>0.0151938849795745</text:p>
          </table:table-cell>
          <table:table-cell office:value-type="float" office:value="0.0280148096826847" calcext:value-type="float">
            <text:p>0.028014809682684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3" calcext:value-type="float">
            <text:p>-0.000391357344387853</text:p>
          </table:table-cell>
          <table:table-cell office:value-type="float" office:value="0.00639135734438785" calcext:value-type="float">
            <text:p>0.0063913573443878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3" calcext:value-type="float">
            <text:p>-0.000391357344387853</text:p>
          </table:table-cell>
          <table:table-cell office:value-type="float" office:value="0.00639135734438785" calcext:value-type="float">
            <text:p>0.0063913573443878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3" calcext:value-type="float">
            <text:p>-0.000391357344387853</text:p>
          </table:table-cell>
          <table:table-cell office:value-type="float" office:value="0.00639135734438785" calcext:value-type="float">
            <text:p>0.0063913573443878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44" calcext:value-type="float">
            <text:p>8.59622340505344E-05</text:p>
          </table:table-cell>
          <table:table-cell office:value-type="float" office:value="0.00791403776594947" calcext:value-type="float">
            <text:p>0.0079140377659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1254815143851" calcext:value-type="float">
            <text:p>0.0171254815143851</text:p>
          </table:table-cell>
          <table:table-cell office:value-type="float" office:value="0.0119889719805557" calcext:value-type="float">
            <text:p>0.0119889719805557</text:p>
          </table:table-cell>
          <table:table-cell office:value-type="float" office:value="0.0222619910482145" calcext:value-type="float">
            <text:p>0.0222619910482145</text:p>
          </table:table-cell>
          <table:table-cell office:value-type="float" office:value="0.0171254815143851" calcext:value-type="float">
            <text:p>0.0171254815143851</text:p>
          </table:table-cell>
          <table:table-cell office:value-type="float" office:value="0.0119889719805557" calcext:value-type="float">
            <text:p>0.0119889719805557</text:p>
          </table:table-cell>
          <table:table-cell office:value-type="float" office:value="0.0222619910482145" calcext:value-type="float">
            <text:p>0.0222619910482145</text:p>
          </table:table-cell>
          <table:table-cell office:value-type="float" office:value="0.0291964921668139" calcext:value-type="float">
            <text:p>0.0291964921668139</text:p>
          </table:table-cell>
          <table:table-cell office:value-type="float" office:value="0.0222974565901249" calcext:value-type="float">
            <text:p>0.0222974565901249</text:p>
          </table:table-cell>
          <table:table-cell office:value-type="float" office:value="0.0360955277435029" calcext:value-type="float">
            <text:p>0.0360955277435029</text:p>
          </table:table-cell>
          <table:table-cell office:value-type="float" office:value="0.0171591858898564" calcext:value-type="float">
            <text:p>0.0171591858898564</text:p>
          </table:table-cell>
          <table:table-cell office:value-type="float" office:value="0.0120122694688248" calcext:value-type="float">
            <text:p>0.0120122694688248</text:p>
          </table:table-cell>
          <table:table-cell office:value-type="float" office:value="0.022306102310888" calcext:value-type="float">
            <text:p>0.022306102310888</text:p>
          </table:table-cell>
          <table:table-cell office:value-type="float" office:value="0.029777649784143" calcext:value-type="float">
            <text:p>0.029777649784143</text:p>
          </table:table-cell>
          <table:table-cell office:value-type="float" office:value="0.0228876569941983" calcext:value-type="float">
            <text:p>0.0228876569941983</text:p>
          </table:table-cell>
          <table:table-cell office:value-type="float" office:value="0.0366676425740877" calcext:value-type="float">
            <text:p>0.0366676425740877</text:p>
          </table:table-cell>
          <table:table-cell office:value-type="float" office:value="0.0176043473311296" calcext:value-type="float">
            <text:p>0.0176043473311296</text:p>
          </table:table-cell>
          <table:table-cell office:value-type="float" office:value="0.0124744459205093" calcext:value-type="float">
            <text:p>0.0124744459205093</text:p>
          </table:table-cell>
          <table:table-cell office:value-type="float" office:value="0.0227342487417499" calcext:value-type="float">
            <text:p>0.0227342487417499</text:p>
          </table:table-cell>
          <table:table-cell office:value-type="float" office:value="1.511724583" calcext:value-type="float">
            <text:p>1.511724583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4" calcext:value-type="float">
            <text:p>0.00671435808325714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7699561554667" calcext:value-type="float">
            <text:p>0.0177699561554667</text:p>
          </table:table-cell>
          <table:table-cell office:value-type="float" office:value="0.0382300438445333" calcext:value-type="float">
            <text:p>0.0382300438445333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7699561554667" calcext:value-type="float">
            <text:p>0.0177699561554667</text:p>
          </table:table-cell>
          <table:table-cell office:value-type="float" office:value="0.0382300438445333" calcext:value-type="float">
            <text:p>0.0382300438445333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4" calcext:value-type="float">
            <text:p>0.00671435808325714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4" calcext:value-type="float">
            <text:p>0.00671435808325714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4" calcext:value-type="float">
            <text:p>0.00671435808325714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4" calcext:value-type="float">
            <text:p>0.00671435808325714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4" calcext:value-type="float">
            <text:p>0.00671435808325714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1.560958375" calcext:value-type="float">
            <text:p>1.560958375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71056311153486" calcext:value-type="float">
            <text:p>0.0271056311153486</text:p>
          </table:table-cell>
          <table:table-cell office:value-type="float" office:value="0.0200309167061517" calcext:value-type="float">
            <text:p>0.0200309167061517</text:p>
          </table:table-cell>
          <table:table-cell office:value-type="float" office:value="0.0341803455245455" calcext:value-type="float">
            <text:p>0.0341803455245455</text:p>
          </table:table-cell>
          <table:table-cell office:value-type="float" office:value="0.0159374917628205" calcext:value-type="float">
            <text:p>0.0159374917628205</text:p>
          </table:table-cell>
          <table:table-cell office:value-type="float" office:value="0.0102803190940451" calcext:value-type="float">
            <text:p>0.0102803190940451</text:p>
          </table:table-cell>
          <table:table-cell office:value-type="float" office:value="0.0215946644315959" calcext:value-type="float">
            <text:p>0.0215946644315959</text:p>
          </table:table-cell>
          <table:table-cell office:value-type="float" office:value="0.0159374917628205" calcext:value-type="float">
            <text:p>0.0159374917628205</text:p>
          </table:table-cell>
          <table:table-cell office:value-type="float" office:value="0.0102803190940451" calcext:value-type="float">
            <text:p>0.0102803190940451</text:p>
          </table:table-cell>
          <table:table-cell office:value-type="float" office:value="0.0215946644315959" calcext:value-type="float">
            <text:p>0.0215946644315959</text:p>
          </table:table-cell>
          <table:table-cell office:value-type="float" office:value="0.0321056311153486" calcext:value-type="float">
            <text:p>0.0321056311153486</text:p>
          </table:table-cell>
          <table:table-cell office:value-type="float" office:value="0.0238509549835228" calcext:value-type="float">
            <text:p>0.0238509549835228</text:p>
          </table:table-cell>
          <table:table-cell office:value-type="float" office:value="0.0403603072471745" calcext:value-type="float">
            <text:p>0.0403603072471745</text:p>
          </table:table-cell>
          <table:table-cell office:value-type="float" office:value="0.015996741217123" calcext:value-type="float">
            <text:p>0.015996741217123</text:p>
          </table:table-cell>
          <table:table-cell office:value-type="float" office:value="0.0103276344223768" calcext:value-type="float">
            <text:p>0.0103276344223768</text:p>
          </table:table-cell>
          <table:table-cell office:value-type="float" office:value="0.0216658480118691" calcext:value-type="float">
            <text:p>0.0216658480118691</text:p>
          </table:table-cell>
          <table:table-cell office:value-type="float" office:value="0.0361698849506704" calcext:value-type="float">
            <text:p>0.0361698849506704</text:p>
          </table:table-cell>
          <table:table-cell office:value-type="float" office:value="0.0270889772060496" calcext:value-type="float">
            <text:p>0.0270889772060496</text:p>
          </table:table-cell>
          <table:table-cell office:value-type="float" office:value="0.0452507926952911" calcext:value-type="float">
            <text:p>0.0452507926952911</text:p>
          </table:table-cell>
          <table:table-cell office:value-type="float" office:value="0.0169453654065853" calcext:value-type="float">
            <text:p>0.0169453654065853</text:p>
          </table:table-cell>
          <table:table-cell office:value-type="float" office:value="0.0109685814722711" calcext:value-type="float">
            <text:p>0.0109685814722711</text:p>
          </table:table-cell>
          <table:table-cell office:value-type="float" office:value="0.0229221493408996" calcext:value-type="float">
            <text:p>0.0229221493408996</text:p>
          </table:table-cell>
          <table:table-cell office:value-type="float" office:value="0.0271056311153486" calcext:value-type="float">
            <text:p>0.0271056311153486</text:p>
          </table:table-cell>
          <table:table-cell office:value-type="float" office:value="0.0200309167061517" calcext:value-type="float">
            <text:p>0.0200309167061517</text:p>
          </table:table-cell>
          <table:table-cell office:value-type="float" office:value="0.0341803455245455" calcext:value-type="float">
            <text:p>0.0341803455245455</text:p>
          </table:table-cell>
          <table:table-cell office:value-type="float" office:value="0.0139374917628205" calcext:value-type="float">
            <text:p>0.0139374917628205</text:p>
          </table:table-cell>
          <table:table-cell office:value-type="float" office:value="0.00898342765852572" calcext:value-type="float">
            <text:p>0.00898342765852572</text:p>
          </table:table-cell>
          <table:table-cell office:value-type="float" office:value="0.0188915558671152" calcext:value-type="float">
            <text:p>0.0188915558671152</text:p>
          </table:table-cell>
          <table:table-cell office:value-type="float" office:value="0.0139374917628205" calcext:value-type="float">
            <text:p>0.0139374917628205</text:p>
          </table:table-cell>
          <table:table-cell office:value-type="float" office:value="0.00898342765852572" calcext:value-type="float">
            <text:p>0.00898342765852572</text:p>
          </table:table-cell>
          <table:table-cell office:value-type="float" office:value="0.0188915558671152" calcext:value-type="float">
            <text:p>0.0188915558671152</text:p>
          </table:table-cell>
          <table:table-cell office:value-type="float" office:value="0.0271056311153486" calcext:value-type="float">
            <text:p>0.0271056311153486</text:p>
          </table:table-cell>
          <table:table-cell office:value-type="float" office:value="0.0200309167061517" calcext:value-type="float">
            <text:p>0.0200309167061517</text:p>
          </table:table-cell>
          <table:table-cell office:value-type="float" office:value="0.0341803455245455" calcext:value-type="float">
            <text:p>0.0341803455245455</text:p>
          </table:table-cell>
          <table:table-cell office:value-type="float" office:value="0.013996741217123" calcext:value-type="float">
            <text:p>0.013996741217123</text:p>
          </table:table-cell>
          <table:table-cell office:value-type="float" office:value="0.00902896186171242" calcext:value-type="float">
            <text:p>0.00902896186171242</text:p>
          </table:table-cell>
          <table:table-cell office:value-type="float" office:value="0.0189645205725335" calcext:value-type="float">
            <text:p>0.0189645205725335</text:p>
          </table:table-cell>
          <table:table-cell office:value-type="float" office:value="0.0271698849506703" calcext:value-type="float">
            <text:p>0.0271698849506703</text:p>
          </table:table-cell>
          <table:table-cell office:value-type="float" office:value="0.0200954807744062" calcext:value-type="float">
            <text:p>0.0200954807744062</text:p>
          </table:table-cell>
          <table:table-cell office:value-type="float" office:value="0.0342442891269344" calcext:value-type="float">
            <text:p>0.0342442891269344</text:p>
          </table:table-cell>
          <table:table-cell office:value-type="float" office:value="0.0139453654065853" calcext:value-type="float">
            <text:p>0.0139453654065853</text:p>
          </table:table-cell>
          <table:table-cell office:value-type="float" office:value="0.00899133809672281" calcext:value-type="float">
            <text:p>0.00899133809672281</text:p>
          </table:table-cell>
          <table:table-cell office:value-type="float" office:value="0.0188993927164479" calcext:value-type="float">
            <text:p>0.0188993927164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5" calcext:value-type="float">
            <text:p>-0.000770420010240075</text:p>
          </table:table-cell>
          <table:table-cell office:value-type="float" office:value="0.00477042001024008" calcext:value-type="float">
            <text:p>0.00477042001024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5" calcext:value-type="float">
            <text:p>-0.000770420010240075</text:p>
          </table:table-cell>
          <table:table-cell office:value-type="float" office:value="0.00477042001024008" calcext:value-type="float">
            <text:p>0.00477042001024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1" calcext:value-type="float">
            <text:p>0.000626170096931711</text:p>
          </table:table-cell>
          <table:table-cell office:value-type="float" office:value="0.00937382990306829" calcext:value-type="float">
            <text:p>0.0093738299030682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5" calcext:value-type="float">
            <text:p>-0.000770420010240075</text:p>
          </table:table-cell>
          <table:table-cell office:value-type="float" office:value="0.00477042001024008" calcext:value-type="float">
            <text:p>0.00477042001024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62" calcext:value-type="float">
            <text:p>-0.000391357344387862</text:p>
          </table:table-cell>
          <table:table-cell office:value-type="float" office:value="0.00639135734438786" calcext:value-type="float">
            <text:p>0.00639135734438786</text:p>
          </table:table-cell>
          <table:table-cell office:value-type="float" office:value="1.686983875" calcext:value-type="float">
            <text:p>1.686983875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1824453603627" calcext:value-type="float">
            <text:p>0.021824453603627</text:p>
          </table:table-cell>
          <table:table-cell office:value-type="float" office:value="0.0152887395854306" calcext:value-type="float">
            <text:p>0.0152887395854306</text:p>
          </table:table-cell>
          <table:table-cell office:value-type="float" office:value="0.0283601676218235" calcext:value-type="float">
            <text:p>0.0283601676218235</text:p>
          </table:table-cell>
          <table:table-cell office:value-type="float" office:value="0.0240634690270567" calcext:value-type="float">
            <text:p>0.0240634690270567</text:p>
          </table:table-cell>
          <table:table-cell office:value-type="float" office:value="0.0184336361699838" calcext:value-type="float">
            <text:p>0.0184336361699838</text:p>
          </table:table-cell>
          <table:table-cell office:value-type="float" office:value="0.0296933018841296" calcext:value-type="float">
            <text:p>0.0296933018841296</text:p>
          </table:table-cell>
          <table:table-cell office:value-type="float" office:value="0.0240634690270567" calcext:value-type="float">
            <text:p>0.0240634690270567</text:p>
          </table:table-cell>
          <table:table-cell office:value-type="float" office:value="0.0184336361699838" calcext:value-type="float">
            <text:p>0.0184336361699838</text:p>
          </table:table-cell>
          <table:table-cell office:value-type="float" office:value="0.0296933018841296" calcext:value-type="float">
            <text:p>0.0296933018841296</text:p>
          </table:table-cell>
          <table:table-cell office:value-type="float" office:value="0.0453363367490647" calcext:value-type="float">
            <text:p>0.0453363367490647</text:p>
          </table:table-cell>
          <table:table-cell office:value-type="float" office:value="0.0372679400248835" calcext:value-type="float">
            <text:p>0.0372679400248835</text:p>
          </table:table-cell>
          <table:table-cell office:value-type="float" office:value="0.0534047334732459" calcext:value-type="float">
            <text:p>0.0534047334732459</text:p>
          </table:table-cell>
          <table:table-cell office:value-type="float" office:value="0.0240036666766869" calcext:value-type="float">
            <text:p>0.0240036666766869</text:p>
          </table:table-cell>
          <table:table-cell office:value-type="float" office:value="0.0183632110434821" calcext:value-type="float">
            <text:p>0.0183632110434821</text:p>
          </table:table-cell>
          <table:table-cell office:value-type="float" office:value="0.0296441223098917" calcext:value-type="float">
            <text:p>0.0296441223098917</text:p>
          </table:table-cell>
          <table:table-cell office:value-type="float" office:value="0.0609785491620702" calcext:value-type="float">
            <text:p>0.0609785491620702</text:p>
          </table:table-cell>
          <table:table-cell office:value-type="float" office:value="0.0511369791958591" calcext:value-type="float">
            <text:p>0.0511369791958591</text:p>
          </table:table-cell>
          <table:table-cell office:value-type="float" office:value="0.0708201191282814" calcext:value-type="float">
            <text:p>0.0708201191282814</text:p>
          </table:table-cell>
          <table:table-cell office:value-type="float" office:value="0.0326445802315614" calcext:value-type="float">
            <text:p>0.0326445802315614</text:p>
          </table:table-cell>
          <table:table-cell office:value-type="float" office:value="0.0257824322804437" calcext:value-type="float">
            <text:p>0.0257824322804437</text:p>
          </table:table-cell>
          <table:table-cell office:value-type="float" office:value="0.0395067281826791" calcext:value-type="float">
            <text:p>0.0395067281826791</text:p>
          </table:table-cell>
          <table:table-cell office:value-type="float" office:value="0.021824453603627" calcext:value-type="float">
            <text:p>0.021824453603627</text:p>
          </table:table-cell>
          <table:table-cell office:value-type="float" office:value="0.0152887395854306" calcext:value-type="float">
            <text:p>0.0152887395854306</text:p>
          </table:table-cell>
          <table:table-cell office:value-type="float" office:value="0.0283601676218235" calcext:value-type="float">
            <text:p>0.0283601676218235</text:p>
          </table:table-cell>
          <table:table-cell office:value-type="float" office:value="0.0109384905726248" calcext:value-type="float">
            <text:p>0.0109384905726248</text:p>
          </table:table-cell>
          <table:table-cell office:value-type="float" office:value="0.00646156671780794" calcext:value-type="float">
            <text:p>0.00646156671780794</text:p>
          </table:table-cell>
          <table:table-cell office:value-type="float" office:value="0.0154154144274417" calcext:value-type="float">
            <text:p>0.0154154144274417</text:p>
          </table:table-cell>
          <table:table-cell office:value-type="float" office:value="0.0109384905726248" calcext:value-type="float">
            <text:p>0.0109384905726248</text:p>
          </table:table-cell>
          <table:table-cell office:value-type="float" office:value="0.00646156671780794" calcext:value-type="float">
            <text:p>0.00646156671780794</text:p>
          </table:table-cell>
          <table:table-cell office:value-type="float" office:value="0.0154154144274417" calcext:value-type="float">
            <text:p>0.0154154144274417</text:p>
          </table:table-cell>
          <table:table-cell office:value-type="float" office:value="0.021824453603627" calcext:value-type="float">
            <text:p>0.021824453603627</text:p>
          </table:table-cell>
          <table:table-cell office:value-type="float" office:value="0.0152887395854306" calcext:value-type="float">
            <text:p>0.0152887395854306</text:p>
          </table:table-cell>
          <table:table-cell office:value-type="float" office:value="0.0283601676218235" calcext:value-type="float">
            <text:p>0.0283601676218235</text:p>
          </table:table-cell>
          <table:table-cell office:value-type="float" office:value="0.0109289777260682" calcext:value-type="float">
            <text:p>0.0109289777260682</text:p>
          </table:table-cell>
          <table:table-cell office:value-type="float" office:value="0.0064479408482016" calcext:value-type="float">
            <text:p>0.0064479408482016</text:p>
          </table:table-cell>
          <table:table-cell office:value-type="float" office:value="0.0154100146039349" calcext:value-type="float">
            <text:p>0.0154100146039349</text:p>
          </table:table-cell>
          <table:table-cell office:value-type="float" office:value="0.0355058536549264" calcext:value-type="float">
            <text:p>0.0355058536549264</text:p>
          </table:table-cell>
          <table:table-cell office:value-type="float" office:value="0.0268735125652229" calcext:value-type="float">
            <text:p>0.0268735125652229</text:p>
          </table:table-cell>
          <table:table-cell office:value-type="float" office:value="0.0441381947446299" calcext:value-type="float">
            <text:p>0.0441381947446299</text:p>
          </table:table-cell>
          <table:table-cell office:value-type="float" office:value="0.0183084299627431" calcext:value-type="float">
            <text:p>0.0183084299627431</text:p>
          </table:table-cell>
          <table:table-cell office:value-type="float" office:value="0.0124076270825103" calcext:value-type="float">
            <text:p>0.0124076270825103</text:p>
          </table:table-cell>
          <table:table-cell office:value-type="float" office:value="0.0242092328429759" calcext:value-type="float">
            <text:p>0.0242092328429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6811296102533" calcext:value-type="float">
            <text:p>0.0136811296102533</text:p>
          </table:table-cell>
          <table:table-cell office:value-type="float" office:value="0.0101089499188376" calcext:value-type="float">
            <text:p>0.0101089499188376</text:p>
          </table:table-cell>
          <table:table-cell office:value-type="float" office:value="0.017253309301669" calcext:value-type="float">
            <text:p>0.017253309301669</text:p>
          </table:table-cell>
          <table:table-cell office:value-type="float" office:value="0.0136811296102533" calcext:value-type="float">
            <text:p>0.0136811296102533</text:p>
          </table:table-cell>
          <table:table-cell office:value-type="float" office:value="0.0101089499188376" calcext:value-type="float">
            <text:p>0.0101089499188376</text:p>
          </table:table-cell>
          <table:table-cell office:value-type="float" office:value="0.017253309301669" calcext:value-type="float">
            <text:p>0.017253309301669</text:p>
          </table:table-cell>
          <table:table-cell office:value-type="float" office:value="0.0237338592843229" calcext:value-type="float">
            <text:p>0.0237338592843229</text:p>
          </table:table-cell>
          <table:table-cell office:value-type="float" office:value="0.0186059976885158" calcext:value-type="float">
            <text:p>0.0186059976885158</text:p>
          </table:table-cell>
          <table:table-cell office:value-type="float" office:value="0.02886172088013" calcext:value-type="float">
            <text:p>0.02886172088013</text:p>
          </table:table-cell>
          <table:table-cell office:value-type="float" office:value="0.0132174221666871" calcext:value-type="float">
            <text:p>0.0132174221666871</text:p>
          </table:table-cell>
          <table:table-cell office:value-type="float" office:value="0.00963636664193498" calcext:value-type="float">
            <text:p>0.00963636664193498</text:p>
          </table:table-cell>
          <table:table-cell office:value-type="float" office:value="0.0167984776914392" calcext:value-type="float">
            <text:p>0.0167984776914392</text:p>
          </table:table-cell>
          <table:table-cell office:value-type="float" office:value="0.0262431136565594" calcext:value-type="float">
            <text:p>0.0262431136565594</text:p>
          </table:table-cell>
          <table:table-cell office:value-type="float" office:value="0.0208408281708656" calcext:value-type="float">
            <text:p>0.0208408281708656</text:p>
          </table:table-cell>
          <table:table-cell office:value-type="float" office:value="0.0316453991422532" calcext:value-type="float">
            <text:p>0.0316453991422532</text:p>
          </table:table-cell>
          <table:table-cell office:value-type="float" office:value="0.0146928244383639" calcext:value-type="float">
            <text:p>0.0146928244383639</text:p>
          </table:table-cell>
          <table:table-cell office:value-type="float" office:value="0.0109146446484786" calcext:value-type="float">
            <text:p>0.0109146446484786</text:p>
          </table:table-cell>
          <table:table-cell office:value-type="float" office:value="0.0184710042282493" calcext:value-type="float">
            <text:p>0.0184710042282493</text:p>
          </table:table-cell>
          <table:table-cell office:value-type="float" office:value="1.440479208" calcext:value-type="float">
            <text:p>1.440479208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45343468061001" calcext:value-type="float">
            <text:p>0.0245343468061001</text:p>
          </table:table-cell>
          <table:table-cell office:value-type="float" office:value="0.0238297068663191" calcext:value-type="float">
            <text:p>0.0238297068663191</text:p>
          </table:table-cell>
          <table:table-cell office:value-type="float" office:value="0.0252389867458811" calcext:value-type="float">
            <text:p>0.0252389867458811</text:p>
          </table:table-cell>
          <table:table-cell office:value-type="float" office:value="0.0268339000475481" calcext:value-type="float">
            <text:p>0.0268339000475481</text:p>
          </table:table-cell>
          <table:table-cell office:value-type="float" office:value="0.0263311017845651" calcext:value-type="float">
            <text:p>0.0263311017845651</text:p>
          </table:table-cell>
          <table:table-cell office:value-type="float" office:value="0.027336698310531" calcext:value-type="float">
            <text:p>0.027336698310531</text:p>
          </table:table-cell>
          <table:table-cell office:value-type="float" office:value="0.0268339000475481" calcext:value-type="float">
            <text:p>0.0268339000475481</text:p>
          </table:table-cell>
          <table:table-cell office:value-type="float" office:value="0.0263311017845651" calcext:value-type="float">
            <text:p>0.0263311017845651</text:p>
          </table:table-cell>
          <table:table-cell office:value-type="float" office:value="0.027336698310531" calcext:value-type="float">
            <text:p>0.027336698310531</text:p>
          </table:table-cell>
          <table:table-cell office:value-type="float" office:value="0.0269086951949322" calcext:value-type="float">
            <text:p>0.0269086951949322</text:p>
          </table:table-cell>
          <table:table-cell office:value-type="float" office:value="0.0264094531696333" calcext:value-type="float">
            <text:p>0.0264094531696333</text:p>
          </table:table-cell>
          <table:table-cell office:value-type="float" office:value="0.0274079372202312" calcext:value-type="float">
            <text:p>0.0274079372202312</text:p>
          </table:table-cell>
          <table:table-cell office:value-type="float" office:value="0.0144875139188204" calcext:value-type="float">
            <text:p>0.0144875139188204</text:p>
          </table:table-cell>
          <table:table-cell office:value-type="float" office:value="0.0140792717653427" calcext:value-type="float">
            <text:p>0.0140792717653427</text:p>
          </table:table-cell>
          <table:table-cell office:value-type="float" office:value="0.0148957560722981" calcext:value-type="float">
            <text:p>0.0148957560722981</text:p>
          </table:table-cell>
          <table:table-cell office:value-type="float" office:value="0.0517066853082302" calcext:value-type="float">
            <text:p>0.0517066853082302</text:p>
          </table:table-cell>
          <table:table-cell office:value-type="float" office:value="0.0510724825727121" calcext:value-type="float">
            <text:p>0.0510724825727121</text:p>
          </table:table-cell>
          <table:table-cell office:value-type="float" office:value="0.0523408880437483" calcext:value-type="float">
            <text:p>0.0523408880437483</text:p>
          </table:table-cell>
          <table:table-cell office:value-type="float" office:value="0.0268642209836302" calcext:value-type="float">
            <text:p>0.0268642209836302</text:p>
          </table:table-cell>
          <table:table-cell office:value-type="float" office:value="0.0263649081928642" calcext:value-type="float">
            <text:p>0.0263649081928642</text:p>
          </table:table-cell>
          <table:table-cell office:value-type="float" office:value="0.0273635337743962" calcext:value-type="float">
            <text:p>0.0273635337743962</text:p>
          </table:table-cell>
          <table:table-cell office:value-type="float" office:value="0.0245343468061001" calcext:value-type="float">
            <text:p>0.0245343468061001</text:p>
          </table:table-cell>
          <table:table-cell office:value-type="float" office:value="0.0238297068663191" calcext:value-type="float">
            <text:p>0.0238297068663191</text:p>
          </table:table-cell>
          <table:table-cell office:value-type="float" office:value="0.0252389867458811" calcext:value-type="float">
            <text:p>0.0252389867458811</text:p>
          </table:table-cell>
          <table:table-cell office:value-type="float" office:value="0.0245203599000876" calcext:value-type="float">
            <text:p>0.0245203599000876</text:p>
          </table:table-cell>
          <table:table-cell office:value-type="float" office:value="0.0238185251108986" calcext:value-type="float">
            <text:p>0.0238185251108986</text:p>
          </table:table-cell>
          <table:table-cell office:value-type="float" office:value="0.0252221946892765" calcext:value-type="float">
            <text:p>0.0252221946892765</text:p>
          </table:table-cell>
          <table:table-cell office:value-type="float" office:value="0.0245203599000876" calcext:value-type="float">
            <text:p>0.0245203599000876</text:p>
          </table:table-cell>
          <table:table-cell office:value-type="float" office:value="0.0238185251108986" calcext:value-type="float">
            <text:p>0.0238185251108986</text:p>
          </table:table-cell>
          <table:table-cell office:value-type="float" office:value="0.0252221946892765" calcext:value-type="float">
            <text:p>0.0252221946892765</text:p>
          </table:table-cell>
          <table:table-cell office:value-type="float" office:value="0.0245343468061001" calcext:value-type="float">
            <text:p>0.0245343468061001</text:p>
          </table:table-cell>
          <table:table-cell office:value-type="float" office:value="0.0238297068663191" calcext:value-type="float">
            <text:p>0.0238297068663191</text:p>
          </table:table-cell>
          <table:table-cell office:value-type="float" office:value="0.0252389867458811" calcext:value-type="float">
            <text:p>0.0252389867458811</text:p>
          </table:table-cell>
          <table:table-cell office:value-type="float" office:value="0.0123136782041024" calcext:value-type="float">
            <text:p>0.0123136782041024</text:p>
          </table:table-cell>
          <table:table-cell office:value-type="float" office:value="0.0117507233721417" calcext:value-type="float">
            <text:p>0.0117507233721417</text:p>
          </table:table-cell>
          <table:table-cell office:value-type="float" office:value="0.0128766330360632" calcext:value-type="float">
            <text:p>0.0128766330360632</text:p>
          </table:table-cell>
          <table:table-cell office:value-type="float" office:value="0.0493694817789053" calcext:value-type="float">
            <text:p>0.0493694817789053</text:p>
          </table:table-cell>
          <table:table-cell office:value-type="float" office:value="0.0484783433221468" calcext:value-type="float">
            <text:p>0.0484783433221468</text:p>
          </table:table-cell>
          <table:table-cell office:value-type="float" office:value="0.0502606202356639" calcext:value-type="float">
            <text:p>0.0502606202356639</text:p>
          </table:table-cell>
          <table:table-cell office:value-type="float" office:value="0.0244965170936456" calcext:value-type="float">
            <text:p>0.0244965170936456</text:p>
          </table:table-cell>
          <table:table-cell office:value-type="float" office:value="0.0237886342980453" calcext:value-type="float">
            <text:p>0.0237886342980453</text:p>
          </table:table-cell>
          <table:table-cell office:value-type="float" office:value="0.025204399889246" calcext:value-type="float">
            <text:p>0.025204399889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050198248455" calcext:value-type="float">
            <text:p>0.029050198248455</text:p>
          </table:table-cell>
          <table:table-cell office:value-type="float" office:value="0.0283456017513103" calcext:value-type="float">
            <text:p>0.0283456017513103</text:p>
          </table:table-cell>
          <table:table-cell office:value-type="float" office:value="0.0297547947455996" calcext:value-type="float">
            <text:p>0.0297547947455996</text:p>
          </table:table-cell>
          <table:table-cell office:value-type="float" office:value="0.029050198248455" calcext:value-type="float">
            <text:p>0.029050198248455</text:p>
          </table:table-cell>
          <table:table-cell office:value-type="float" office:value="0.0283456017513103" calcext:value-type="float">
            <text:p>0.0283456017513103</text:p>
          </table:table-cell>
          <table:table-cell office:value-type="float" office:value="0.0297547947455996" calcext:value-type="float">
            <text:p>0.0297547947455996</text:p>
          </table:table-cell>
          <table:table-cell office:value-type="float" office:value="0.0291283798816707" calcext:value-type="float">
            <text:p>0.0291283798816707</text:p>
          </table:table-cell>
          <table:table-cell office:value-type="float" office:value="0.0284209247622011" calcext:value-type="float">
            <text:p>0.0284209247622011</text:p>
          </table:table-cell>
          <table:table-cell office:value-type="float" office:value="0.0298358350011403" calcext:value-type="float">
            <text:p>0.0298358350011403</text:p>
          </table:table-cell>
          <table:table-cell office:value-type="float" office:value="0.0165814763580493" calcext:value-type="float">
            <text:p>0.0165814763580493</text:p>
          </table:table-cell>
          <table:table-cell office:value-type="float" office:value="0.0159954703637972" calcext:value-type="float">
            <text:p>0.0159954703637972</text:p>
          </table:table-cell>
          <table:table-cell office:value-type="float" office:value="0.0171674823523014" calcext:value-type="float">
            <text:p>0.0171674823523014</text:p>
          </table:table-cell>
          <table:table-cell office:value-type="float" office:value="0.0538058672364885" calcext:value-type="float">
            <text:p>0.0538058672364885</text:p>
          </table:table-cell>
          <table:table-cell office:value-type="float" office:value="0.0529018606477103" calcext:value-type="float">
            <text:p>0.0529018606477103</text:p>
          </table:table-cell>
          <table:table-cell office:value-type="float" office:value="0.0547098738252667" calcext:value-type="float">
            <text:p>0.0547098738252667</text:p>
          </table:table-cell>
          <table:table-cell office:value-type="float" office:value="0.0290804742442558" calcext:value-type="float">
            <text:p>0.0290804742442558</text:p>
          </table:table-cell>
          <table:table-cell office:value-type="float" office:value="0.0283759005679645" calcext:value-type="float">
            <text:p>0.0283759005679645</text:p>
          </table:table-cell>
          <table:table-cell office:value-type="float" office:value="0.0297850479205471" calcext:value-type="float">
            <text:p>0.0297850479205471</text:p>
          </table:table-cell>
          <table:table-cell office:value-type="float" office:value="1.482658166" calcext:value-type="float">
            <text:p>1.482658166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9226582644076" calcext:value-type="float">
            <text:p>0.0219226582644076</text:p>
          </table:table-cell>
          <table:table-cell office:value-type="float" office:value="0.0440773417355924" calcext:value-type="float">
            <text:p>0.0440773417355924</text:p>
          </table:table-cell>
          <table:table-cell office:value-type="float" office:value="0.0412854334755467" calcext:value-type="float">
            <text:p>0.0412854334755467</text:p>
          </table:table-cell>
          <table:table-cell office:value-type="float" office:value="0.040334307833316" calcext:value-type="float">
            <text:p>0.040334307833316</text:p>
          </table:table-cell>
          <table:table-cell office:value-type="float" office:value="0.0422365591177774" calcext:value-type="float">
            <text:p>0.0422365591177774</text:p>
          </table:table-cell>
          <table:table-cell office:value-type="float" office:value="0.0412854334755467" calcext:value-type="float">
            <text:p>0.0412854334755467</text:p>
          </table:table-cell>
          <table:table-cell office:value-type="float" office:value="0.040334307833316" calcext:value-type="float">
            <text:p>0.040334307833316</text:p>
          </table:table-cell>
          <table:table-cell office:value-type="float" office:value="0.0422365591177774" calcext:value-type="float">
            <text:p>0.0422365591177774</text:p>
          </table:table-cell>
          <table:table-cell office:value-type="float" office:value="0.0419353250704086" calcext:value-type="float">
            <text:p>0.0419353250704086</text:p>
          </table:table-cell>
          <table:table-cell office:value-type="float" office:value="0.0410577069080247" calcext:value-type="float">
            <text:p>0.0410577069080247</text:p>
          </table:table-cell>
          <table:table-cell office:value-type="float" office:value="0.0428129432327924" calcext:value-type="float">
            <text:p>0.0428129432327924</text:p>
          </table:table-cell>
          <table:table-cell office:value-type="float" office:value="0.0227537224583778" calcext:value-type="float">
            <text:p>0.0227537224583778</text:p>
          </table:table-cell>
          <table:table-cell office:value-type="float" office:value="0.0220416804365923" calcext:value-type="float">
            <text:p>0.0220416804365923</text:p>
          </table:table-cell>
          <table:table-cell office:value-type="float" office:value="0.0234657644801633" calcext:value-type="float">
            <text:p>0.0234657644801633</text:p>
          </table:table-cell>
          <table:table-cell office:value-type="float" office:value="0.0642205223522747" calcext:value-type="float">
            <text:p>0.0642205223522747</text:p>
          </table:table-cell>
          <table:table-cell office:value-type="float" office:value="0.0632121816546792" calcext:value-type="float">
            <text:p>0.0632121816546792</text:p>
          </table:table-cell>
          <table:table-cell office:value-type="float" office:value="0.0652288630498702" calcext:value-type="float">
            <text:p>0.0652288630498702</text:p>
          </table:table-cell>
          <table:table-cell office:value-type="float" office:value="0.0345390301574713" calcext:value-type="float">
            <text:p>0.0345390301574713</text:p>
          </table:table-cell>
          <table:table-cell office:value-type="float" office:value="0.0337320439500414" calcext:value-type="float">
            <text:p>0.0337320439500414</text:p>
          </table:table-cell>
          <table:table-cell office:value-type="float" office:value="0.0353460163649012" calcext:value-type="float">
            <text:p>0.03534601636490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9226582644076" calcext:value-type="float">
            <text:p>0.0219226582644076</text:p>
          </table:table-cell>
          <table:table-cell office:value-type="float" office:value="0.0440773417355924" calcext:value-type="float">
            <text:p>0.0440773417355924</text:p>
          </table:table-cell>
          <table:table-cell office:value-type="float" office:value="0.956" calcext:value-type="float">
            <text:p>0.956</text:p>
          </table:table-cell>
          <table:table-cell office:value-type="float" office:value="0.943281946976585" calcext:value-type="float">
            <text:p>0.943281946976585</text:p>
          </table:table-cell>
          <table:table-cell office:value-type="float" office:value="0.968718053023415" calcext:value-type="float">
            <text:p>0.968718053023415</text:p>
          </table:table-cell>
          <table:table-cell office:value-type="float" office:value="0.956" calcext:value-type="float">
            <text:p>0.956</text:p>
          </table:table-cell>
          <table:table-cell office:value-type="float" office:value="0.943281946976585" calcext:value-type="float">
            <text:p>0.943281946976585</text:p>
          </table:table-cell>
          <table:table-cell office:value-type="float" office:value="0.968718053023415" calcext:value-type="float">
            <text:p>0.96871805302341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19226582644076" calcext:value-type="float">
            <text:p>0.0219226582644076</text:p>
          </table:table-cell>
          <table:table-cell office:value-type="float" office:value="0.0440773417355924" calcext:value-type="float">
            <text:p>0.04407734173559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75563248573308" calcext:value-type="float">
            <text:p>0.00975563248573308</text:p>
          </table:table-cell>
          <table:table-cell office:value-type="float" office:value="0.0262443675142669" calcext:value-type="float">
            <text:p>0.02624436751426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4990134696989" calcext:value-type="float">
            <text:p>0.074990134696989</text:p>
          </table:table-cell>
          <table:table-cell office:value-type="float" office:value="0.111009865303011" calcext:value-type="float">
            <text:p>0.11100986530301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9006685987199" calcext:value-type="float">
            <text:p>0.0229006685987199</text:p>
          </table:table-cell>
          <table:table-cell office:value-type="float" office:value="0.0221870627987363" calcext:value-type="float">
            <text:p>0.0221870627987363</text:p>
          </table:table-cell>
          <table:table-cell office:value-type="float" office:value="0.0236142743987035" calcext:value-type="float">
            <text:p>0.0236142743987035</text:p>
          </table:table-cell>
          <table:table-cell office:value-type="float" office:value="0.0229006685987199" calcext:value-type="float">
            <text:p>0.0229006685987199</text:p>
          </table:table-cell>
          <table:table-cell office:value-type="float" office:value="0.0221870627987363" calcext:value-type="float">
            <text:p>0.0221870627987363</text:p>
          </table:table-cell>
          <table:table-cell office:value-type="float" office:value="0.0236142743987035" calcext:value-type="float">
            <text:p>0.0236142743987035</text:p>
          </table:table-cell>
          <table:table-cell office:value-type="float" office:value="0.04176984620841" calcext:value-type="float">
            <text:p>0.04176984620841</text:p>
          </table:table-cell>
          <table:table-cell office:value-type="float" office:value="0.0408960493341307" calcext:value-type="float">
            <text:p>0.0408960493341307</text:p>
          </table:table-cell>
          <table:table-cell office:value-type="float" office:value="0.0426436430826892" calcext:value-type="float">
            <text:p>0.0426436430826892</text:p>
          </table:table-cell>
          <table:table-cell office:value-type="float" office:value="0.0226387710534374" calcext:value-type="float">
            <text:p>0.0226387710534374</text:p>
          </table:table-cell>
          <table:table-cell office:value-type="float" office:value="0.0219284434989658" calcext:value-type="float">
            <text:p>0.0219284434989658</text:p>
          </table:table-cell>
          <table:table-cell office:value-type="float" office:value="0.0233490986079091" calcext:value-type="float">
            <text:p>0.0233490986079091</text:p>
          </table:table-cell>
          <table:table-cell office:value-type="float" office:value="0.0637701785925151" calcext:value-type="float">
            <text:p>0.0637701785925151</text:p>
          </table:table-cell>
          <table:table-cell office:value-type="float" office:value="0.0627646023389916" calcext:value-type="float">
            <text:p>0.0627646023389916</text:p>
          </table:table-cell>
          <table:table-cell office:value-type="float" office:value="0.0647757548460386" calcext:value-type="float">
            <text:p>0.0647757548460386</text:p>
          </table:table-cell>
          <table:table-cell office:value-type="float" office:value="0.0343042561182616" calcext:value-type="float">
            <text:p>0.0343042561182616</text:p>
          </table:table-cell>
          <table:table-cell office:value-type="float" office:value="0.0335024900141442" calcext:value-type="float">
            <text:p>0.0335024900141442</text:p>
          </table:table-cell>
          <table:table-cell office:value-type="float" office:value="0.035106022222379" calcext:value-type="float">
            <text:p>0.035106022222379</text:p>
          </table:table-cell>
          <table:table-cell office:value-type="float" office:value="1.50870725" calcext:value-type="float">
            <text:p>1.50870725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61590035723505" calcext:value-type="float">
            <text:p>0.0461590035723505</text:p>
          </table:table-cell>
          <table:table-cell office:value-type="float" office:value="0.0758409964276495" calcext:value-type="float">
            <text:p>0.07584099642764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06038989523211" calcext:value-type="float">
            <text:p>0.0506038989523211</text:p>
          </table:table-cell>
          <table:table-cell office:value-type="float" office:value="0.0813961010476789" calcext:value-type="float">
            <text:p>0.08139610104767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06038989523211" calcext:value-type="float">
            <text:p>0.0506038989523211</text:p>
          </table:table-cell>
          <table:table-cell office:value-type="float" office:value="0.0813961010476789" calcext:value-type="float">
            <text:p>0.08139610104767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32326220100698" calcext:value-type="float">
            <text:p>0.0832326220100698</text:p>
          </table:table-cell>
          <table:table-cell office:value-type="float" office:value="0.12076737798993" calcext:value-type="float">
            <text:p>0.1207673779899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97128041097829" calcext:value-type="float">
            <text:p>0.0497128041097829</text:p>
          </table:table-cell>
          <table:table-cell office:value-type="float" office:value="0.0802871958902171" calcext:value-type="float">
            <text:p>0.0802871958902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1438043735277" calcext:value-type="float">
            <text:p>0.151438043735277</text:p>
          </table:table-cell>
          <table:table-cell office:value-type="float" office:value="0.198561956264723" calcext:value-type="float">
            <text:p>0.1985619562647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3144502561623" calcext:value-type="float">
            <text:p>0.0823144502561623</text:p>
          </table:table-cell>
          <table:table-cell office:value-type="float" office:value="0.119685549743838" calcext:value-type="float">
            <text:p>0.1196855497438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61590035723505" calcext:value-type="float">
            <text:p>0.0461590035723505</text:p>
          </table:table-cell>
          <table:table-cell office:value-type="float" office:value="0.0758409964276495" calcext:value-type="float">
            <text:p>0.075840996427649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4207269669339" calcext:value-type="float">
            <text:p>0.0304207269669339</text:p>
          </table:table-cell>
          <table:table-cell office:value-type="float" office:value="0.0555792730330661" calcext:value-type="float">
            <text:p>0.05557927303306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4207269669339" calcext:value-type="float">
            <text:p>0.0304207269669339</text:p>
          </table:table-cell>
          <table:table-cell office:value-type="float" office:value="0.0555792730330661" calcext:value-type="float">
            <text:p>0.055579273033066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61590035723505" calcext:value-type="float">
            <text:p>0.0461590035723505</text:p>
          </table:table-cell>
          <table:table-cell office:value-type="float" office:value="0.0758409964276495" calcext:value-type="float">
            <text:p>0.075840996427649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7039228660619" calcext:value-type="float">
            <text:p>0.0287039228660619</text:p>
          </table:table-cell>
          <table:table-cell office:value-type="float" office:value="0.0532960771339381" calcext:value-type="float">
            <text:p>0.053296077133938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04798141847949" calcext:value-type="float">
            <text:p>0.0804798141847949</text:p>
          </table:table-cell>
          <table:table-cell office:value-type="float" office:value="0.117520185815205" calcext:value-type="float">
            <text:p>0.1175201858152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61590035723505" calcext:value-type="float">
            <text:p>0.0461590035723505</text:p>
          </table:table-cell>
          <table:table-cell office:value-type="float" office:value="0.0758409964276495" calcext:value-type="float">
            <text:p>0.0758409964276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9491301539062" calcext:value-type="float">
            <text:p>0.0169491301539062</text:p>
          </table:table-cell>
          <table:table-cell office:value-type="float" office:value="0.0370508698460938" calcext:value-type="float">
            <text:p>0.03705086984609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9491301539062" calcext:value-type="float">
            <text:p>0.0169491301539062</text:p>
          </table:table-cell>
          <table:table-cell office:value-type="float" office:value="0.0370508698460938" calcext:value-type="float">
            <text:p>0.037050869846093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1449642254837" calcext:value-type="float">
            <text:p>0.0321449642254837</text:p>
          </table:table-cell>
          <table:table-cell office:value-type="float" office:value="0.0578550357745163" calcext:value-type="float">
            <text:p>0.057855035774516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5093517703079" calcext:value-type="float">
            <text:p>0.0145093517703079</text:p>
          </table:table-cell>
          <table:table-cell office:value-type="float" office:value="0.0334906482296922" calcext:value-type="float">
            <text:p>0.033490648229692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04327370418306" calcext:value-type="float">
            <text:p>0.0704327370418306</text:p>
          </table:table-cell>
          <table:table-cell office:value-type="float" office:value="0.105567262958169" calcext:value-type="float">
            <text:p>0.10556726295816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4207269669339" calcext:value-type="float">
            <text:p>0.0304207269669339</text:p>
          </table:table-cell>
          <table:table-cell office:value-type="float" office:value="0.0555792730330661" calcext:value-type="float">
            <text:p>0.0555792730330661</text:p>
          </table:table-cell>
          <table:table-cell office:value-type="float" office:value="1.536203209" calcext:value-type="float">
            <text:p>1.536203209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81113327743035" calcext:value-type="float">
            <text:p>0.0381113327743035</text:p>
          </table:table-cell>
          <table:table-cell office:value-type="float" office:value="0.0372698962410945" calcext:value-type="float">
            <text:p>0.0372698962410945</text:p>
          </table:table-cell>
          <table:table-cell office:value-type="float" office:value="0.0389527693075125" calcext:value-type="float">
            <text:p>0.0389527693075125</text:p>
          </table:table-cell>
          <table:table-cell office:value-type="float" office:value="0.0379972226331722" calcext:value-type="float">
            <text:p>0.0379972226331722</text:p>
          </table:table-cell>
          <table:table-cell office:value-type="float" office:value="0.0370689214393839" calcext:value-type="float">
            <text:p>0.0370689214393839</text:p>
          </table:table-cell>
          <table:table-cell office:value-type="float" office:value="0.0389255238269605" calcext:value-type="float">
            <text:p>0.0389255238269605</text:p>
          </table:table-cell>
          <table:table-cell office:value-type="float" office:value="0.0379972226331722" calcext:value-type="float">
            <text:p>0.0379972226331722</text:p>
          </table:table-cell>
          <table:table-cell office:value-type="float" office:value="0.0370689214393839" calcext:value-type="float">
            <text:p>0.0370689214393839</text:p>
          </table:table-cell>
          <table:table-cell office:value-type="float" office:value="0.0389255238269605" calcext:value-type="float">
            <text:p>0.0389255238269605</text:p>
          </table:table-cell>
          <table:table-cell office:value-type="float" office:value="0.0382678266956519" calcext:value-type="float">
            <text:p>0.0382678266956519</text:p>
          </table:table-cell>
          <table:table-cell office:value-type="float" office:value="0.0374246837631119" calcext:value-type="float">
            <text:p>0.0374246837631119</text:p>
          </table:table-cell>
          <table:table-cell office:value-type="float" office:value="0.039110969628192" calcext:value-type="float">
            <text:p>0.039110969628192</text:p>
          </table:table-cell>
          <table:table-cell office:value-type="float" office:value="0.0193278230370325" calcext:value-type="float">
            <text:p>0.0193278230370325</text:p>
          </table:table-cell>
          <table:table-cell office:value-type="float" office:value="0.0186691306927398" calcext:value-type="float">
            <text:p>0.0186691306927398</text:p>
          </table:table-cell>
          <table:table-cell office:value-type="float" office:value="0.0199865153813251" calcext:value-type="float">
            <text:p>0.0199865153813251</text:p>
          </table:table-cell>
          <table:table-cell office:value-type="float" office:value="0.0611192577221885" calcext:value-type="float">
            <text:p>0.0611192577221885</text:p>
          </table:table-cell>
          <table:table-cell office:value-type="float" office:value="0.0601311868836568" calcext:value-type="float">
            <text:p>0.0601311868836568</text:p>
          </table:table-cell>
          <table:table-cell office:value-type="float" office:value="0.0621073285607201" calcext:value-type="float">
            <text:p>0.0621073285607201</text:p>
          </table:table-cell>
          <table:table-cell office:value-type="float" office:value="0.0309442261930182" calcext:value-type="float">
            <text:p>0.0309442261930182</text:p>
          </table:table-cell>
          <table:table-cell office:value-type="float" office:value="0.0301751084231768" calcext:value-type="float">
            <text:p>0.0301751084231768</text:p>
          </table:table-cell>
          <table:table-cell office:value-type="float" office:value="0.0317133439628595" calcext:value-type="float">
            <text:p>0.0317133439628595</text:p>
          </table:table-cell>
          <table:table-cell office:value-type="float" office:value="0.0381113327743035" calcext:value-type="float">
            <text:p>0.0381113327743035</text:p>
          </table:table-cell>
          <table:table-cell office:value-type="float" office:value="0.0372698962410945" calcext:value-type="float">
            <text:p>0.0372698962410945</text:p>
          </table:table-cell>
          <table:table-cell office:value-type="float" office:value="0.0389527693075125" calcext:value-type="float">
            <text:p>0.0389527693075125</text:p>
          </table:table-cell>
          <table:table-cell office:value-type="float" office:value="0.0195709216766038" calcext:value-type="float">
            <text:p>0.0195709216766038</text:p>
          </table:table-cell>
          <table:table-cell office:value-type="float" office:value="0.0189062475922398" calcext:value-type="float">
            <text:p>0.0189062475922398</text:p>
          </table:table-cell>
          <table:table-cell office:value-type="float" office:value="0.0202355957609679" calcext:value-type="float">
            <text:p>0.0202355957609679</text:p>
          </table:table-cell>
          <table:table-cell office:value-type="float" office:value="0.0195709216766038" calcext:value-type="float">
            <text:p>0.0195709216766038</text:p>
          </table:table-cell>
          <table:table-cell office:value-type="float" office:value="0.0189062475922398" calcext:value-type="float">
            <text:p>0.0189062475922398</text:p>
          </table:table-cell>
          <table:table-cell office:value-type="float" office:value="0.0202355957609679" calcext:value-type="float">
            <text:p>0.0202355957609679</text:p>
          </table:table-cell>
          <table:table-cell office:value-type="float" office:value="0.0381113327743035" calcext:value-type="float">
            <text:p>0.0381113327743035</text:p>
          </table:table-cell>
          <table:table-cell office:value-type="float" office:value="0.0372698962410945" calcext:value-type="float">
            <text:p>0.0372698962410945</text:p>
          </table:table-cell>
          <table:table-cell office:value-type="float" office:value="0.0389527693075125" calcext:value-type="float">
            <text:p>0.0389527693075125</text:p>
          </table:table-cell>
          <table:table-cell office:value-type="float" office:value="0.0192332221447624" calcext:value-type="float">
            <text:p>0.0192332221447624</text:p>
          </table:table-cell>
          <table:table-cell office:value-type="float" office:value="0.0185774656020687" calcext:value-type="float">
            <text:p>0.0185774656020687</text:p>
          </table:table-cell>
          <table:table-cell office:value-type="float" office:value="0.0198889786874561" calcext:value-type="float">
            <text:p>0.0198889786874561</text:p>
          </table:table-cell>
          <table:table-cell office:value-type="float" office:value="0.0605682569107001" calcext:value-type="float">
            <text:p>0.0605682569107001</text:p>
          </table:table-cell>
          <table:table-cell office:value-type="float" office:value="0.0595864167437776" calcext:value-type="float">
            <text:p>0.0595864167437776</text:p>
          </table:table-cell>
          <table:table-cell office:value-type="float" office:value="0.0615500970776225" calcext:value-type="float">
            <text:p>0.0615500970776225</text:p>
          </table:table-cell>
          <table:table-cell office:value-type="float" office:value="0.0307314248008073" calcext:value-type="float">
            <text:p>0.0307314248008073</text:p>
          </table:table-cell>
          <table:table-cell office:value-type="float" office:value="0.0299659230803424" calcext:value-type="float">
            <text:p>0.0299659230803424</text:p>
          </table:table-cell>
          <table:table-cell office:value-type="float" office:value="0.0314969265212722" calcext:value-type="float">
            <text:p>0.0314969265212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0143822808895" calcext:value-type="float">
            <text:p>0.950143822808895</text:p>
          </table:table-cell>
          <table:table-cell office:value-type="float" office:value="0.973856177191105" calcext:value-type="float">
            <text:p>0.973856177191105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0143822808895" calcext:value-type="float">
            <text:p>0.950143822808895</text:p>
          </table:table-cell>
          <table:table-cell office:value-type="float" office:value="0.973856177191105" calcext:value-type="float">
            <text:p>0.9738561771911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7699561554668" calcext:value-type="float">
            <text:p>0.0177699561554668</text:p>
          </table:table-cell>
          <table:table-cell office:value-type="float" office:value="0.0382300438445332" calcext:value-type="float">
            <text:p>0.03823004384453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97582053008667" calcext:value-type="float">
            <text:p>0.00597582053008667</text:p>
          </table:table-cell>
          <table:table-cell office:value-type="float" office:value="0.0200241794699133" calcext:value-type="float">
            <text:p>0.02002417946991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77322449882782" calcext:value-type="float">
            <text:p>0.0777322449882782</text:p>
          </table:table-cell>
          <table:table-cell office:value-type="float" office:value="0.114267755011722" calcext:value-type="float">
            <text:p>0.1142677550117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4480549539172" calcext:value-type="float">
            <text:p>0.0244480549539172</text:p>
          </table:table-cell>
          <table:table-cell office:value-type="float" office:value="0.0475519450460828" calcext:value-type="float">
            <text:p>0.0475519450460828</text:p>
          </table:table-cell>
          <table:table-cell office:value-type="float" office:value="1.488309292" calcext:value-type="float">
            <text:p>1.488309292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48336636599698" calcext:value-type="float">
            <text:p>0.0248336636599698</text:p>
          </table:table-cell>
          <table:table-cell office:value-type="float" office:value="0.0236340866734843" calcext:value-type="float">
            <text:p>0.0236340866734843</text:p>
          </table:table-cell>
          <table:table-cell office:value-type="float" office:value="0.0260332406464552" calcext:value-type="float">
            <text:p>0.0260332406464552</text:p>
          </table:table-cell>
          <table:table-cell office:value-type="float" office:value="0.0264572185430889" calcext:value-type="float">
            <text:p>0.0264572185430889</text:p>
          </table:table-cell>
          <table:table-cell office:value-type="float" office:value="0.0259596676432828" calcext:value-type="float">
            <text:p>0.0259596676432828</text:p>
          </table:table-cell>
          <table:table-cell office:value-type="float" office:value="0.0269547694428949" calcext:value-type="float">
            <text:p>0.0269547694428949</text:p>
          </table:table-cell>
          <table:table-cell office:value-type="float" office:value="0.0264572185430889" calcext:value-type="float">
            <text:p>0.0264572185430889</text:p>
          </table:table-cell>
          <table:table-cell office:value-type="float" office:value="0.0259596676432828" calcext:value-type="float">
            <text:p>0.0259596676432828</text:p>
          </table:table-cell>
          <table:table-cell office:value-type="float" office:value="0.0269547694428949" calcext:value-type="float">
            <text:p>0.0269547694428949</text:p>
          </table:table-cell>
          <table:table-cell office:value-type="float" office:value="0.0267775493065057" calcext:value-type="float">
            <text:p>0.0267775493065057</text:p>
          </table:table-cell>
          <table:table-cell office:value-type="float" office:value="0.0262890532365704" calcext:value-type="float">
            <text:p>0.0262890532365704</text:p>
          </table:table-cell>
          <table:table-cell office:value-type="float" office:value="0.0272660453764409" calcext:value-type="float">
            <text:p>0.0272660453764409</text:p>
          </table:table-cell>
          <table:table-cell office:value-type="float" office:value="0.0144620577422604" calcext:value-type="float">
            <text:p>0.0144620577422604</text:p>
          </table:table-cell>
          <table:table-cell office:value-type="float" office:value="0.0140805727568637" calcext:value-type="float">
            <text:p>0.0140805727568637</text:p>
          </table:table-cell>
          <table:table-cell office:value-type="float" office:value="0.014843542727657" calcext:value-type="float">
            <text:p>0.014843542727657</text:p>
          </table:table-cell>
          <table:table-cell office:value-type="float" office:value="0.0465560087657779" calcext:value-type="float">
            <text:p>0.0465560087657779</text:p>
          </table:table-cell>
          <table:table-cell office:value-type="float" office:value="0.0459672714045837" calcext:value-type="float">
            <text:p>0.0459672714045837</text:p>
          </table:table-cell>
          <table:table-cell office:value-type="float" office:value="0.0471447461269721" calcext:value-type="float">
            <text:p>0.0471447461269721</text:p>
          </table:table-cell>
          <table:table-cell office:value-type="float" office:value="0.0237646468099143" calcext:value-type="float">
            <text:p>0.0237646468099143</text:p>
          </table:table-cell>
          <table:table-cell office:value-type="float" office:value="0.023287271473139" calcext:value-type="float">
            <text:p>0.023287271473139</text:p>
          </table:table-cell>
          <table:table-cell office:value-type="float" office:value="0.0242420221466895" calcext:value-type="float">
            <text:p>0.0242420221466895</text:p>
          </table:table-cell>
          <table:table-cell office:value-type="float" office:value="0.0248336636599698" calcext:value-type="float">
            <text:p>0.0248336636599698</text:p>
          </table:table-cell>
          <table:table-cell office:value-type="float" office:value="0.0236340866734843" calcext:value-type="float">
            <text:p>0.0236340866734843</text:p>
          </table:table-cell>
          <table:table-cell office:value-type="float" office:value="0.0260332406464552" calcext:value-type="float">
            <text:p>0.0260332406464552</text:p>
          </table:table-cell>
          <table:table-cell office:value-type="float" office:value="0.0594457921157691" calcext:value-type="float">
            <text:p>0.0594457921157691</text:p>
          </table:table-cell>
          <table:table-cell office:value-type="float" office:value="0.0578166547216934" calcext:value-type="float">
            <text:p>0.0578166547216934</text:p>
          </table:table-cell>
          <table:table-cell office:value-type="float" office:value="0.0610749295098448" calcext:value-type="float">
            <text:p>0.0610749295098448</text:p>
          </table:table-cell>
          <table:table-cell office:value-type="float" office:value="0.0594457921157691" calcext:value-type="float">
            <text:p>0.0594457921157691</text:p>
          </table:table-cell>
          <table:table-cell office:value-type="float" office:value="0.0578166547216934" calcext:value-type="float">
            <text:p>0.0578166547216934</text:p>
          </table:table-cell>
          <table:table-cell office:value-type="float" office:value="0.0610749295098448" calcext:value-type="float">
            <text:p>0.0610749295098448</text:p>
          </table:table-cell>
          <table:table-cell office:value-type="float" office:value="0.0248336636599698" calcext:value-type="float">
            <text:p>0.0248336636599698</text:p>
          </table:table-cell>
          <table:table-cell office:value-type="float" office:value="0.0236340866734843" calcext:value-type="float">
            <text:p>0.0236340866734843</text:p>
          </table:table-cell>
          <table:table-cell office:value-type="float" office:value="0.0260332406464552" calcext:value-type="float">
            <text:p>0.0260332406464552</text:p>
          </table:table-cell>
          <table:table-cell office:value-type="float" office:value="0.0129535439585367" calcext:value-type="float">
            <text:p>0.0129535439585367</text:p>
          </table:table-cell>
          <table:table-cell office:value-type="float" office:value="0.0120005812513434" calcext:value-type="float">
            <text:p>0.0120005812513434</text:p>
          </table:table-cell>
          <table:table-cell office:value-type="float" office:value="0.0139065066657299" calcext:value-type="float">
            <text:p>0.0139065066657299</text:p>
          </table:table-cell>
          <table:table-cell office:value-type="float" office:value="0.0710935813068387" calcext:value-type="float">
            <text:p>0.0710935813068387</text:p>
          </table:table-cell>
          <table:table-cell office:value-type="float" office:value="0.0693147933871053" calcext:value-type="float">
            <text:p>0.0693147933871053</text:p>
          </table:table-cell>
          <table:table-cell office:value-type="float" office:value="0.0728723692265721" calcext:value-type="float">
            <text:p>0.0728723692265721</text:p>
          </table:table-cell>
          <table:table-cell office:value-type="float" office:value="0.0350472463555656" calcext:value-type="float">
            <text:p>0.0350472463555656</text:p>
          </table:table-cell>
          <table:table-cell office:value-type="float" office:value="0.0336442977240974" calcext:value-type="float">
            <text:p>0.0336442977240974</text:p>
          </table:table-cell>
          <table:table-cell office:value-type="float" office:value="0.0364501949870338" calcext:value-type="float">
            <text:p>0.0364501949870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7323374638485" calcext:value-type="float">
            <text:p>0.0177323374638485</text:p>
          </table:table-cell>
          <table:table-cell office:value-type="float" office:value="0.0172830496204274" calcext:value-type="float">
            <text:p>0.0172830496204274</text:p>
          </table:table-cell>
          <table:table-cell office:value-type="float" office:value="0.0181816253072695" calcext:value-type="float">
            <text:p>0.0181816253072695</text:p>
          </table:table-cell>
          <table:table-cell office:value-type="float" office:value="0.0177323374638485" calcext:value-type="float">
            <text:p>0.0177323374638485</text:p>
          </table:table-cell>
          <table:table-cell office:value-type="float" office:value="0.0172830496204274" calcext:value-type="float">
            <text:p>0.0172830496204274</text:p>
          </table:table-cell>
          <table:table-cell office:value-type="float" office:value="0.0181816253072695" calcext:value-type="float">
            <text:p>0.0181816253072695</text:p>
          </table:table-cell>
          <table:table-cell office:value-type="float" office:value="0.0270553965192019" calcext:value-type="float">
            <text:p>0.0270553965192019</text:p>
          </table:table-cell>
          <table:table-cell office:value-type="float" office:value="0.0265309883104694" calcext:value-type="float">
            <text:p>0.0265309883104694</text:p>
          </table:table-cell>
          <table:table-cell office:value-type="float" office:value="0.0275798047279344" calcext:value-type="float">
            <text:p>0.0275798047279344</text:p>
          </table:table-cell>
          <table:table-cell office:value-type="float" office:value="0.0146599934368161" calcext:value-type="float">
            <text:p>0.0146599934368161</text:p>
          </table:table-cell>
          <table:table-cell office:value-type="float" office:value="0.0142535799270596" calcext:value-type="float">
            <text:p>0.0142535799270596</text:p>
          </table:table-cell>
          <table:table-cell office:value-type="float" office:value="0.0150664069465726" calcext:value-type="float">
            <text:p>0.0150664069465726</text:p>
          </table:table-cell>
          <table:table-cell office:value-type="float" office:value="0.0406817460083087" calcext:value-type="float">
            <text:p>0.0406817460083087</text:p>
          </table:table-cell>
          <table:table-cell office:value-type="float" office:value="0.040078339956833" calcext:value-type="float">
            <text:p>0.040078339956833</text:p>
          </table:table-cell>
          <table:table-cell office:value-type="float" office:value="0.0412851520597844" calcext:value-type="float">
            <text:p>0.0412851520597844</text:p>
          </table:table-cell>
          <table:table-cell office:value-type="float" office:value="0.0211978484778267" calcext:value-type="float">
            <text:p>0.0211978484778267</text:p>
          </table:table-cell>
          <table:table-cell office:value-type="float" office:value="0.0207197653561484" calcext:value-type="float">
            <text:p>0.0207197653561484</text:p>
          </table:table-cell>
          <table:table-cell office:value-type="float" office:value="0.021675931599505" calcext:value-type="float">
            <text:p>0.021675931599505</text:p>
          </table:table-cell>
          <table:table-cell office:value-type="float" office:value="1.492416875" calcext:value-type="float">
            <text:p>1.492416875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01175579736295" calcext:value-type="float">
            <text:p>0.0301175579736295</text:p>
          </table:table-cell>
          <table:table-cell office:value-type="float" office:value="0.0227671930243808" calcext:value-type="float">
            <text:p>0.0227671930243808</text:p>
          </table:table-cell>
          <table:table-cell office:value-type="float" office:value="0.0374679229228782" calcext:value-type="float">
            <text:p>0.0374679229228782</text:p>
          </table:table-cell>
          <table:table-cell office:value-type="float" office:value="0.0331026809041762" calcext:value-type="float">
            <text:p>0.0331026809041762</text:p>
          </table:table-cell>
          <table:table-cell office:value-type="float" office:value="0.0261789250369209" calcext:value-type="float">
            <text:p>0.0261789250369209</text:p>
          </table:table-cell>
          <table:table-cell office:value-type="float" office:value="0.0400264367714315" calcext:value-type="float">
            <text:p>0.0400264367714315</text:p>
          </table:table-cell>
          <table:table-cell office:value-type="float" office:value="0.0265649158527215" calcext:value-type="float">
            <text:p>0.0265649158527215</text:p>
          </table:table-cell>
          <table:table-cell office:value-type="float" office:value="0.0206241438683635" calcext:value-type="float">
            <text:p>0.0206241438683635</text:p>
          </table:table-cell>
          <table:table-cell office:value-type="float" office:value="0.0325056878370796" calcext:value-type="float">
            <text:p>0.0325056878370796</text:p>
          </table:table-cell>
          <table:table-cell office:value-type="float" office:value="0.0640010124329518" calcext:value-type="float">
            <text:p>0.0640010124329518</text:p>
          </table:table-cell>
          <table:table-cell office:value-type="float" office:value="0.0539444868621284" calcext:value-type="float">
            <text:p>0.0539444868621284</text:p>
          </table:table-cell>
          <table:table-cell office:value-type="float" office:value="0.0740575380037751" calcext:value-type="float">
            <text:p>0.0740575380037751</text:p>
          </table:table-cell>
          <table:table-cell office:value-type="float" office:value="0.0324113389225663" calcext:value-type="float">
            <text:p>0.0324113389225663</text:p>
          </table:table-cell>
          <table:table-cell office:value-type="float" office:value="0.0254411811873621" calcext:value-type="float">
            <text:p>0.0254411811873621</text:p>
          </table:table-cell>
          <table:table-cell office:value-type="float" office:value="0.0393814966577706" calcext:value-type="float">
            <text:p>0.0393814966577706</text:p>
          </table:table-cell>
          <table:table-cell office:value-type="float" office:value="0.108114934462471" calcext:value-type="float">
            <text:p>0.108114934462471</text:p>
          </table:table-cell>
          <table:table-cell office:value-type="float" office:value="0.0947035584360762" calcext:value-type="float">
            <text:p>0.0947035584360762</text:p>
          </table:table-cell>
          <table:table-cell office:value-type="float" office:value="0.121526310488865" calcext:value-type="float">
            <text:p>0.121526310488865</text:p>
          </table:table-cell>
          <table:table-cell office:value-type="float" office:value="0.0543274314795386" calcext:value-type="float">
            <text:p>0.0543274314795386</text:p>
          </table:table-cell>
          <table:table-cell office:value-type="float" office:value="0.0445386657438648" calcext:value-type="float">
            <text:p>0.0445386657438648</text:p>
          </table:table-cell>
          <table:table-cell office:value-type="float" office:value="0.0641161972152123" calcext:value-type="float">
            <text:p>0.0641161972152123</text:p>
          </table:table-cell>
          <table:table-cell office:value-type="float" office:value="0.0301175579736295" calcext:value-type="float">
            <text:p>0.0301175579736295</text:p>
          </table:table-cell>
          <table:table-cell office:value-type="float" office:value="0.0227671930243808" calcext:value-type="float">
            <text:p>0.0227671930243808</text:p>
          </table:table-cell>
          <table:table-cell office:value-type="float" office:value="0.0374679229228782" calcext:value-type="float">
            <text:p>0.0374679229228782</text:p>
          </table:table-cell>
          <table:table-cell office:value-type="float" office:value="0.0144713505533147" calcext:value-type="float">
            <text:p>0.0144713505533147</text:p>
          </table:table-cell>
          <table:table-cell office:value-type="float" office:value="0.00987024761068223" calcext:value-type="float">
            <text:p>0.00987024761068223</text:p>
          </table:table-cell>
          <table:table-cell office:value-type="float" office:value="0.0190724534959472" calcext:value-type="float">
            <text:p>0.0190724534959472</text:p>
          </table:table-cell>
          <table:table-cell office:value-type="float" office:value="0.0109636960932747" calcext:value-type="float">
            <text:p>0.0109636960932747</text:p>
          </table:table-cell>
          <table:table-cell office:value-type="float" office:value="0.00715144986922903" calcext:value-type="float">
            <text:p>0.00715144986922903</text:p>
          </table:table-cell>
          <table:table-cell office:value-type="float" office:value="0.0147759423173203" calcext:value-type="float">
            <text:p>0.0147759423173203</text:p>
          </table:table-cell>
          <table:table-cell office:value-type="float" office:value="0.0301175579736295" calcext:value-type="float">
            <text:p>0.0301175579736295</text:p>
          </table:table-cell>
          <table:table-cell office:value-type="float" office:value="0.0227671930243808" calcext:value-type="float">
            <text:p>0.0227671930243808</text:p>
          </table:table-cell>
          <table:table-cell office:value-type="float" office:value="0.0374679229228782" calcext:value-type="float">
            <text:p>0.0374679229228782</text:p>
          </table:table-cell>
          <table:table-cell office:value-type="float" office:value="0.013827300054912" calcext:value-type="float">
            <text:p>0.013827300054912</text:p>
          </table:table-cell>
          <table:table-cell office:value-type="float" office:value="0.00923979402050226" calcext:value-type="float">
            <text:p>0.00923979402050226</text:p>
          </table:table-cell>
          <table:table-cell office:value-type="float" office:value="0.0184148060893218" calcext:value-type="float">
            <text:p>0.0184148060893218</text:p>
          </table:table-cell>
          <table:table-cell office:value-type="float" office:value="0.0545817175962836" calcext:value-type="float">
            <text:p>0.0545817175962836</text:p>
          </table:table-cell>
          <table:table-cell office:value-type="float" office:value="0.0447134067310666" calcext:value-type="float">
            <text:p>0.0447134067310666</text:p>
          </table:table-cell>
          <table:table-cell office:value-type="float" office:value="0.0644500284615007" calcext:value-type="float">
            <text:p>0.0644500284615007</text:p>
          </table:table-cell>
          <table:table-cell office:value-type="float" office:value="0.0262330760489891" calcext:value-type="float">
            <text:p>0.0262330760489891</text:p>
          </table:table-cell>
          <table:table-cell office:value-type="float" office:value="0.0189990987474368" calcext:value-type="float">
            <text:p>0.0189990987474368</text:p>
          </table:table-cell>
          <table:table-cell office:value-type="float" office:value="0.0334670533505414" calcext:value-type="float">
            <text:p>0.0334670533505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4702791612782" calcext:value-type="float">
            <text:p>0.0214702791612782</text:p>
          </table:table-cell>
          <table:table-cell office:value-type="float" office:value="0.016007079965603" calcext:value-type="float">
            <text:p>0.016007079965603</text:p>
          </table:table-cell>
          <table:table-cell office:value-type="float" office:value="0.0269334783569535" calcext:value-type="float">
            <text:p>0.0269334783569535</text:p>
          </table:table-cell>
          <table:table-cell office:value-type="float" office:value="0.0177378298952766" calcext:value-type="float">
            <text:p>0.0177378298952766</text:p>
          </table:table-cell>
          <table:table-cell office:value-type="float" office:value="0.0130336296437916" calcext:value-type="float">
            <text:p>0.0130336296437916</text:p>
          </table:table-cell>
          <table:table-cell office:value-type="float" office:value="0.0224420301467616" calcext:value-type="float">
            <text:p>0.0224420301467616</text:p>
          </table:table-cell>
          <table:table-cell office:value-type="float" office:value="0.0349748796305915" calcext:value-type="float">
            <text:p>0.0349748796305915</text:p>
          </table:table-cell>
          <table:table-cell office:value-type="float" office:value="0.0275762140002313" calcext:value-type="float">
            <text:p>0.0275762140002313</text:p>
          </table:table-cell>
          <table:table-cell office:value-type="float" office:value="0.0423735452609518" calcext:value-type="float">
            <text:p>0.0423735452609518</text:p>
          </table:table-cell>
          <table:table-cell office:value-type="float" office:value="0.0191832216693439" calcext:value-type="float">
            <text:p>0.0191832216693439</text:p>
          </table:table-cell>
          <table:table-cell office:value-type="float" office:value="0.0137567928496295" calcext:value-type="float">
            <text:p>0.0137567928496295</text:p>
          </table:table-cell>
          <table:table-cell office:value-type="float" office:value="0.0246096504890584" calcext:value-type="float">
            <text:p>0.0246096504890584</text:p>
          </table:table-cell>
          <table:table-cell office:value-type="float" office:value="0.0627179312908814" calcext:value-type="float">
            <text:p>0.0627179312908814</text:p>
          </table:table-cell>
          <table:table-cell office:value-type="float" office:value="0.0524054243965116" calcext:value-type="float">
            <text:p>0.0524054243965116</text:p>
          </table:table-cell>
          <table:table-cell office:value-type="float" office:value="0.0730304381852513" calcext:value-type="float">
            <text:p>0.0730304381852513</text:p>
          </table:table-cell>
          <table:table-cell office:value-type="float" office:value="0.0295684483352785" calcext:value-type="float">
            <text:p>0.0295684483352785</text:p>
          </table:table-cell>
          <table:table-cell office:value-type="float" office:value="0.0225340798021501" calcext:value-type="float">
            <text:p>0.0225340798021501</text:p>
          </table:table-cell>
          <table:table-cell office:value-type="float" office:value="0.0366028168684068" calcext:value-type="float">
            <text:p>0.0366028168684068</text:p>
          </table:table-cell>
          <table:table-cell office:value-type="float" office:value="35.838152834" calcext:value-type="float">
            <text:p>35.838152834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274956351721969" calcext:value-type="float">
            <text:p>0.0274956351721969</text:p>
          </table:table-cell>
          <table:table-cell office:value-type="float" office:value="0.0197148365974382" calcext:value-type="float">
            <text:p>0.0197148365974382</text:p>
          </table:table-cell>
          <table:table-cell office:value-type="float" office:value="0.0352764337469556" calcext:value-type="float">
            <text:p>0.0352764337469556</text:p>
          </table:table-cell>
          <table:table-cell office:value-type="float" office:value="0.0232970901257849" calcext:value-type="float">
            <text:p>0.0232970901257849</text:p>
          </table:table-cell>
          <table:table-cell office:value-type="float" office:value="0.0162895406019593" calcext:value-type="float">
            <text:p>0.0162895406019593</text:p>
          </table:table-cell>
          <table:table-cell office:value-type="float" office:value="0.0303046396496106" calcext:value-type="float">
            <text:p>0.0303046396496106</text:p>
          </table:table-cell>
          <table:table-cell office:value-type="float" office:value="0.0528243368019149" calcext:value-type="float">
            <text:p>0.0528243368019149</text:p>
          </table:table-cell>
          <table:table-cell office:value-type="float" office:value="0.041924412323593" calcext:value-type="float">
            <text:p>0.041924412323593</text:p>
          </table:table-cell>
          <table:table-cell office:value-type="float" office:value="0.0637242612802368" calcext:value-type="float">
            <text:p>0.0637242612802368</text:p>
          </table:table-cell>
          <table:table-cell office:value-type="float" office:value="0.0276203176919072" calcext:value-type="float">
            <text:p>0.0276203176919072</text:p>
          </table:table-cell>
          <table:table-cell office:value-type="float" office:value="0.0198199906462674" calcext:value-type="float">
            <text:p>0.0198199906462674</text:p>
          </table:table-cell>
          <table:table-cell office:value-type="float" office:value="0.035420644737547" calcext:value-type="float">
            <text:p>0.035420644737547</text:p>
          </table:table-cell>
          <table:table-cell office:value-type="float" office:value="0.0622406549426727" calcext:value-type="float">
            <text:p>0.0622406549426727</text:p>
          </table:table-cell>
          <table:table-cell office:value-type="float" office:value="0.0505479959763171" calcext:value-type="float">
            <text:p>0.0505479959763171</text:p>
          </table:table-cell>
          <table:table-cell office:value-type="float" office:value="0.0739333139090284" calcext:value-type="float">
            <text:p>0.0739333139090284</text:p>
          </table:table-cell>
          <table:table-cell office:value-type="float" office:value="0.0271216857065892" calcext:value-type="float">
            <text:p>0.0271216857065892</text:p>
          </table:table-cell>
          <table:table-cell office:value-type="float" office:value="0.0195812974381596" calcext:value-type="float">
            <text:p>0.0195812974381596</text:p>
          </table:table-cell>
          <table:table-cell office:value-type="float" office:value="0.0346620739750187" calcext:value-type="float">
            <text:p>0.034662073975018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97582053008666" calcext:value-type="float">
            <text:p>0.00597582053008666</text:p>
          </table:table-cell>
          <table:table-cell office:value-type="float" office:value="0.0200241794699133" calcext:value-type="float">
            <text:p>0.02002417946991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04990287474" calcext:value-type="float">
            <text:p>0.0215204990287474</text:p>
          </table:table-cell>
          <table:table-cell office:value-type="float" office:value="0.0152926795761691" calcext:value-type="float">
            <text:p>0.0152926795761691</text:p>
          </table:table-cell>
          <table:table-cell office:value-type="float" office:value="0.0277483184813257" calcext:value-type="float">
            <text:p>0.0277483184813257</text:p>
          </table:table-cell>
          <table:table-cell office:value-type="float" office:value="0.017299583891371" calcext:value-type="float">
            <text:p>0.017299583891371</text:p>
          </table:table-cell>
          <table:table-cell office:value-type="float" office:value="0.0121044582628746" calcext:value-type="float">
            <text:p>0.0121044582628746</text:p>
          </table:table-cell>
          <table:table-cell office:value-type="float" office:value="0.0224947095198674" calcext:value-type="float">
            <text:p>0.0224947095198674</text:p>
          </table:table-cell>
          <table:table-cell office:value-type="float" office:value="0.0458233352994104" calcext:value-type="float">
            <text:p>0.0458233352994104</text:p>
          </table:table-cell>
          <table:table-cell office:value-type="float" office:value="0.0361001083871698" calcext:value-type="float">
            <text:p>0.0361001083871698</text:p>
          </table:table-cell>
          <table:table-cell office:value-type="float" office:value="0.055546562211651" calcext:value-type="float">
            <text:p>0.055546562211651</text:p>
          </table:table-cell>
          <table:table-cell office:value-type="float" office:value="0.0216203176919072" calcext:value-type="float">
            <text:p>0.0216203176919072</text:p>
          </table:table-cell>
          <table:table-cell office:value-type="float" office:value="0.0153825818382399" calcext:value-type="float">
            <text:p>0.0153825818382399</text:p>
          </table:table-cell>
          <table:table-cell office:value-type="float" office:value="0.0278580535455745" calcext:value-type="float">
            <text:p>0.0278580535455745</text:p>
          </table:table-cell>
          <table:table-cell office:value-type="float" office:value="0.0494817178120291" calcext:value-type="float">
            <text:p>0.0494817178120291</text:p>
          </table:table-cell>
          <table:table-cell office:value-type="float" office:value="0.0397851023732528" calcext:value-type="float">
            <text:p>0.0397851023732528</text:p>
          </table:table-cell>
          <table:table-cell office:value-type="float" office:value="0.0591783332508055" calcext:value-type="float">
            <text:p>0.0591783332508055</text:p>
          </table:table-cell>
          <table:table-cell office:value-type="float" office:value="0.021136295757984" calcext:value-type="float">
            <text:p>0.021136295757984</text:p>
          </table:table-cell>
          <table:table-cell office:value-type="float" office:value="0.0152195071061069" calcext:value-type="float">
            <text:p>0.0152195071061069</text:p>
          </table:table-cell>
          <table:table-cell office:value-type="float" office:value="0.0270530844098611" calcext:value-type="float">
            <text:p>0.0270530844098611</text:p>
          </table:table-cell>
          <table:table-cell office:value-type="float" office:value="34.400909334" calcext:value-type="float">
            <text:p>34.400909334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3" calcext:value-type="float">
            <text:p>0.00671435808325713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31861125445" calcext:value-type="float">
            <text:p>0.01531861125445</text:p>
          </table:table-cell>
          <table:table-cell office:value-type="float" office:value="0.03468138874555" calcext:value-type="float">
            <text:p>0.0346813887455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31861125445" calcext:value-type="float">
            <text:p>0.01531861125445</text:p>
          </table:table-cell>
          <table:table-cell office:value-type="float" office:value="0.03468138874555" calcext:value-type="float">
            <text:p>0.0346813887455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3" calcext:value-type="float">
            <text:p>0.00671435808325713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18" calcext:value-type="float">
            <text:p>8.59622340505318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18" calcext:value-type="float">
            <text:p>8.59622340505318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3" calcext:value-type="float">
            <text:p>0.00671435808325713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18" calcext:value-type="float">
            <text:p>8.59622340505318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71435808325713" calcext:value-type="float">
            <text:p>0.00671435808325713</text:p>
          </table:table-cell>
          <table:table-cell office:value-type="float" office:value="0.0212856419167429" calcext:value-type="float">
            <text:p>0.02128564191674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18" calcext:value-type="float">
            <text:p>8.59622340505318E-05</text:p>
          </table:table-cell>
          <table:table-cell office:value-type="float" office:value="0.00791403776594947" calcext:value-type="float">
            <text:p>0.0079140377659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2" calcext:value-type="float">
            <text:p>0.00183001847473162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2" calcext:value-type="float">
            <text:p>0.00183001847473162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2" calcext:value-type="float">
            <text:p>0.00183001847473162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2" calcext:value-type="float">
            <text:p>0.00183001847473162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39.937168792" calcext:value-type="float">
            <text:p>39.937168792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1470955379334" calcext:value-type="float">
            <text:p>0.0441470955379334</text:p>
          </table:table-cell>
          <table:table-cell office:value-type="float" office:value="0.0341918309442016" calcext:value-type="float">
            <text:p>0.0341918309442016</text:p>
          </table:table-cell>
          <table:table-cell office:value-type="float" office:value="0.0541023601316651" calcext:value-type="float">
            <text:p>0.0541023601316651</text:p>
          </table:table-cell>
          <table:table-cell office:value-type="float" office:value="0.027585432514377" calcext:value-type="float">
            <text:p>0.027585432514377</text:p>
          </table:table-cell>
          <table:table-cell office:value-type="float" office:value="0.0194638547029462" calcext:value-type="float">
            <text:p>0.0194638547029462</text:p>
          </table:table-cell>
          <table:table-cell office:value-type="float" office:value="0.0357070103258078" calcext:value-type="float">
            <text:p>0.0357070103258078</text:p>
          </table:table-cell>
          <table:table-cell office:value-type="float" office:value="0.0205167379659803" calcext:value-type="float">
            <text:p>0.0205167379659803</text:p>
          </table:table-cell>
          <table:table-cell office:value-type="float" office:value="0.0140814080861483" calcext:value-type="float">
            <text:p>0.0140814080861483</text:p>
          </table:table-cell>
          <table:table-cell office:value-type="float" office:value="0.0269520678458122" calcext:value-type="float">
            <text:p>0.0269520678458122</text:p>
          </table:table-cell>
          <table:table-cell office:value-type="float" office:value="0.0521470955379334" calcext:value-type="float">
            <text:p>0.0521470955379334</text:p>
          </table:table-cell>
          <table:table-cell office:value-type="float" office:value="0.0408817734152136" calcext:value-type="float">
            <text:p>0.0408817734152136</text:p>
          </table:table-cell>
          <table:table-cell office:value-type="float" office:value="0.0634124176606532" calcext:value-type="float">
            <text:p>0.0634124176606532</text:p>
          </table:table-cell>
          <table:table-cell office:value-type="float" office:value="0.0280097797456018" calcext:value-type="float">
            <text:p>0.0280097797456018</text:p>
          </table:table-cell>
          <table:table-cell office:value-type="float" office:value="0.019788348128427" calcext:value-type="float">
            <text:p>0.019788348128427</text:p>
          </table:table-cell>
          <table:table-cell office:value-type="float" office:value="0.0362312113627767" calcext:value-type="float">
            <text:p>0.0362312113627767</text:p>
          </table:table-cell>
          <table:table-cell office:value-type="float" office:value="0.0595155533664214" calcext:value-type="float">
            <text:p>0.0595155533664214</text:p>
          </table:table-cell>
          <table:table-cell office:value-type="float" office:value="0.0479089683636781" calcext:value-type="float">
            <text:p>0.0479089683636781</text:p>
          </table:table-cell>
          <table:table-cell office:value-type="float" office:value="0.0711221383691646" calcext:value-type="float">
            <text:p>0.0711221383691646</text:p>
          </table:table-cell>
          <table:table-cell office:value-type="float" office:value="0.0296000952736243" calcext:value-type="float">
            <text:p>0.0296000952736243</text:p>
          </table:table-cell>
          <table:table-cell office:value-type="float" office:value="0.0210444759939705" calcext:value-type="float">
            <text:p>0.0210444759939705</text:p>
          </table:table-cell>
          <table:table-cell office:value-type="float" office:value="0.0381557145532781" calcext:value-type="float">
            <text:p>0.0381557145532781</text:p>
          </table:table-cell>
          <table:table-cell office:value-type="float" office:value="0.0441470955379334" calcext:value-type="float">
            <text:p>0.0441470955379334</text:p>
          </table:table-cell>
          <table:table-cell office:value-type="float" office:value="0.0341918309442016" calcext:value-type="float">
            <text:p>0.0341918309442016</text:p>
          </table:table-cell>
          <table:table-cell office:value-type="float" office:value="0.0541023601316651" calcext:value-type="float">
            <text:p>0.0541023601316651</text:p>
          </table:table-cell>
          <table:table-cell office:value-type="float" office:value="0.0255881647548142" calcext:value-type="float">
            <text:p>0.0255881647548142</text:p>
          </table:table-cell>
          <table:table-cell office:value-type="float" office:value="0.0179266518212672" calcext:value-type="float">
            <text:p>0.0179266518212672</text:p>
          </table:table-cell>
          <table:table-cell office:value-type="float" office:value="0.0332496776883612" calcext:value-type="float">
            <text:p>0.0332496776883612</text:p>
          </table:table-cell>
          <table:table-cell office:value-type="float" office:value="0.0185167379659803" calcext:value-type="float">
            <text:p>0.0185167379659803</text:p>
          </table:table-cell>
          <table:table-cell office:value-type="float" office:value="0.0126838095775432" calcext:value-type="float">
            <text:p>0.0126838095775432</text:p>
          </table:table-cell>
          <table:table-cell office:value-type="float" office:value="0.0243496663544173" calcext:value-type="float">
            <text:p>0.0243496663544173</text:p>
          </table:table-cell>
          <table:table-cell office:value-type="float" office:value="0.0441470955379334" calcext:value-type="float">
            <text:p>0.0441470955379334</text:p>
          </table:table-cell>
          <table:table-cell office:value-type="float" office:value="0.0341918309442016" calcext:value-type="float">
            <text:p>0.0341918309442016</text:p>
          </table:table-cell>
          <table:table-cell office:value-type="float" office:value="0.0541023601316651" calcext:value-type="float">
            <text:p>0.0541023601316651</text:p>
          </table:table-cell>
          <table:table-cell office:value-type="float" office:value="0.0260097797456018" calcext:value-type="float">
            <text:p>0.0260097797456018</text:p>
          </table:table-cell>
          <table:table-cell office:value-type="float" office:value="0.0182433923707595" calcext:value-type="float">
            <text:p>0.0182433923707595</text:p>
          </table:table-cell>
          <table:table-cell office:value-type="float" office:value="0.0337761671204441" calcext:value-type="float">
            <text:p>0.0337761671204441</text:p>
          </table:table-cell>
          <table:table-cell office:value-type="float" office:value="0.0487247682235213" calcext:value-type="float">
            <text:p>0.0487247682235213</text:p>
          </table:table-cell>
          <table:table-cell office:value-type="float" office:value="0.0388014638566002" calcext:value-type="float">
            <text:p>0.0388014638566002</text:p>
          </table:table-cell>
          <table:table-cell office:value-type="float" office:value="0.0586480725904424" calcext:value-type="float">
            <text:p>0.0586480725904424</text:p>
          </table:table-cell>
          <table:table-cell office:value-type="float" office:value="0.0256040899473926" calcext:value-type="float">
            <text:p>0.0256040899473926</text:p>
          </table:table-cell>
          <table:table-cell office:value-type="float" office:value="0.0179427346283842" calcext:value-type="float">
            <text:p>0.0179427346283842</text:p>
          </table:table-cell>
          <table:table-cell office:value-type="float" office:value="0.033265445266401" calcext:value-type="float">
            <text:p>0.033265445266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5" calcext:value-type="float">
            <text:p>-0.000770420010240075</text:p>
          </table:table-cell>
          <table:table-cell office:value-type="float" office:value="0.00477042001024008" calcext:value-type="float">
            <text:p>0.00477042001024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5" calcext:value-type="float">
            <text:p>-0.000770420010240075</text:p>
          </table:table-cell>
          <table:table-cell office:value-type="float" office:value="0.00477042001024008" calcext:value-type="float">
            <text:p>0.004770420010240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6" calcext:value-type="float">
            <text:p>0.00247584092059586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5" calcext:value-type="float">
            <text:p>-0.000770420010240075</text:p>
          </table:table-cell>
          <table:table-cell office:value-type="float" office:value="0.00477042001024008" calcext:value-type="float">
            <text:p>0.00477042001024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26" calcext:value-type="float">
            <text:p>8.59622340505326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37.265105208" calcext:value-type="float">
            <text:p>37.265105208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34387383076833" calcext:value-type="float">
            <text:p>0.0234387383076833</text:p>
          </table:table-cell>
          <table:table-cell office:value-type="float" office:value="0.016203699371683" calcext:value-type="float">
            <text:p>0.016203699371683</text:p>
          </table:table-cell>
          <table:table-cell office:value-type="float" office:value="0.0306737772436835" calcext:value-type="float">
            <text:p>0.0306737772436835</text:p>
          </table:table-cell>
          <table:table-cell office:value-type="float" office:value="0.0385419739063516" calcext:value-type="float">
            <text:p>0.0385419739063516</text:p>
          </table:table-cell>
          <table:table-cell office:value-type="float" office:value="0.0306187977785763" calcext:value-type="float">
            <text:p>0.0306187977785763</text:p>
          </table:table-cell>
          <table:table-cell office:value-type="float" office:value="0.0464651500341268" calcext:value-type="float">
            <text:p>0.0464651500341268</text:p>
          </table:table-cell>
          <table:table-cell office:value-type="float" office:value="0.02946390436401" calcext:value-type="float">
            <text:p>0.02946390436401</text:p>
          </table:table-cell>
          <table:table-cell office:value-type="float" office:value="0.0227434057296173" calcext:value-type="float">
            <text:p>0.0227434057296173</text:p>
          </table:table-cell>
          <table:table-cell office:value-type="float" office:value="0.0361844029984026" calcext:value-type="float">
            <text:p>0.0361844029984026</text:p>
          </table:table-cell>
          <table:table-cell office:value-type="float" office:value="0.0694218256014339" calcext:value-type="float">
            <text:p>0.0694218256014339</text:p>
          </table:table-cell>
          <table:table-cell office:value-type="float" office:value="0.0586625108715564" calcext:value-type="float">
            <text:p>0.0586625108715564</text:p>
          </table:table-cell>
          <table:table-cell office:value-type="float" office:value="0.0801811403313114" calcext:value-type="float">
            <text:p>0.0801811403313114</text:p>
          </table:table-cell>
          <table:table-cell office:value-type="float" office:value="0.0385577280344421" calcext:value-type="float">
            <text:p>0.0385577280344421</text:p>
          </table:table-cell>
          <table:table-cell office:value-type="float" office:value="0.0304550970933919" calcext:value-type="float">
            <text:p>0.0304550970933919</text:p>
          </table:table-cell>
          <table:table-cell office:value-type="float" office:value="0.0466603589754923" calcext:value-type="float">
            <text:p>0.0466603589754923</text:p>
          </table:table-cell>
          <table:table-cell office:value-type="float" office:value="0.107750608348712" calcext:value-type="float">
            <text:p>0.107750608348712</text:p>
          </table:table-cell>
          <table:table-cell office:value-type="float" office:value="0.0940604938526278" calcext:value-type="float">
            <text:p>0.0940604938526278</text:p>
          </table:table-cell>
          <table:table-cell office:value-type="float" office:value="0.121440722844795" calcext:value-type="float">
            <text:p>0.121440722844795</text:p>
          </table:table-cell>
          <table:table-cell office:value-type="float" office:value="0.0546097552187517" calcext:value-type="float">
            <text:p>0.0546097552187517</text:p>
          </table:table-cell>
          <table:table-cell office:value-type="float" office:value="0.0446854077952745" calcext:value-type="float">
            <text:p>0.0446854077952745</text:p>
          </table:table-cell>
          <table:table-cell office:value-type="float" office:value="0.0645341026422288" calcext:value-type="float">
            <text:p>0.0645341026422288</text:p>
          </table:table-cell>
          <table:table-cell office:value-type="float" office:value="0.0234387383076833" calcext:value-type="float">
            <text:p>0.0234387383076833</text:p>
          </table:table-cell>
          <table:table-cell office:value-type="float" office:value="0.016203699371683" calcext:value-type="float">
            <text:p>0.016203699371683</text:p>
          </table:table-cell>
          <table:table-cell office:value-type="float" office:value="0.0306737772436835" calcext:value-type="float">
            <text:p>0.0306737772436835</text:p>
          </table:table-cell>
          <table:table-cell office:value-type="float" office:value="0.0141142993730917" calcext:value-type="float">
            <text:p>0.0141142993730917</text:p>
          </table:table-cell>
          <table:table-cell office:value-type="float" office:value="0.00830394659317868" calcext:value-type="float">
            <text:p>0.00830394659317868</text:p>
          </table:table-cell>
          <table:table-cell office:value-type="float" office:value="0.0199246521530047" calcext:value-type="float">
            <text:p>0.0199246521530047</text:p>
          </table:table-cell>
          <table:table-cell office:value-type="float" office:value="0.0127693375788842" calcext:value-type="float">
            <text:p>0.0127693375788842</text:p>
          </table:table-cell>
          <table:table-cell office:value-type="float" office:value="0.00742700370480526" calcext:value-type="float">
            <text:p>0.00742700370480526</text:p>
          </table:table-cell>
          <table:table-cell office:value-type="float" office:value="0.0181116714529632" calcext:value-type="float">
            <text:p>0.0181116714529632</text:p>
          </table:table-cell>
          <table:table-cell office:value-type="float" office:value="0.0234387383076833" calcext:value-type="float">
            <text:p>0.0234387383076833</text:p>
          </table:table-cell>
          <table:table-cell office:value-type="float" office:value="0.016203699371683" calcext:value-type="float">
            <text:p>0.016203699371683</text:p>
          </table:table-cell>
          <table:table-cell office:value-type="float" office:value="0.0306737772436835" calcext:value-type="float">
            <text:p>0.0306737772436835</text:p>
          </table:table-cell>
          <table:table-cell office:value-type="float" office:value="0.0139753268293304" calcext:value-type="float">
            <text:p>0.0139753268293304</text:p>
          </table:table-cell>
          <table:table-cell office:value-type="float" office:value="0.00815325748382051" calcext:value-type="float">
            <text:p>0.00815325748382051</text:p>
          </table:table-cell>
          <table:table-cell office:value-type="float" office:value="0.0197973961748402" calcext:value-type="float">
            <text:p>0.0197973961748402</text:p>
          </table:table-cell>
          <table:table-cell office:value-type="float" office:value="0.0491320472809511" calcext:value-type="float">
            <text:p>0.0491320472809511</text:p>
          </table:table-cell>
          <table:table-cell office:value-type="float" office:value="0.0380125514779701" calcext:value-type="float">
            <text:p>0.0380125514779701</text:p>
          </table:table-cell>
          <table:table-cell office:value-type="float" office:value="0.0602515430839321" calcext:value-type="float">
            <text:p>0.0602515430839321</text:p>
          </table:table-cell>
          <table:table-cell office:value-type="float" office:value="0.0227954257064381" calcext:value-type="float">
            <text:p>0.0227954257064381</text:p>
          </table:table-cell>
          <table:table-cell office:value-type="float" office:value="0.0154203154438916" calcext:value-type="float">
            <text:p>0.0154203154438916</text:p>
          </table:table-cell>
          <table:table-cell office:value-type="float" office:value="0.0301705359689846" calcext:value-type="float">
            <text:p>0.0301705359689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1362794207301" calcext:value-type="float">
            <text:p>0.0271362794207301</text:p>
          </table:table-cell>
          <table:table-cell office:value-type="float" office:value="0.0210250419672164" calcext:value-type="float">
            <text:p>0.0210250419672164</text:p>
          </table:table-cell>
          <table:table-cell office:value-type="float" office:value="0.0332475168742438" calcext:value-type="float">
            <text:p>0.0332475168742438</text:p>
          </table:table-cell>
          <table:table-cell office:value-type="float" office:value="0.0178399693198635" calcext:value-type="float">
            <text:p>0.0178399693198635</text:p>
          </table:table-cell>
          <table:table-cell office:value-type="float" office:value="0.0134954825091902" calcext:value-type="float">
            <text:p>0.0134954825091902</text:p>
          </table:table-cell>
          <table:table-cell office:value-type="float" office:value="0.0221844561305368" calcext:value-type="float">
            <text:p>0.0221844561305368</text:p>
          </table:table-cell>
          <table:table-cell office:value-type="float" office:value="0.0461636426148301" calcext:value-type="float">
            <text:p>0.0461636426148301</text:p>
          </table:table-cell>
          <table:table-cell office:value-type="float" office:value="0.0376992823400702" calcext:value-type="float">
            <text:p>0.0376992823400702</text:p>
          </table:table-cell>
          <table:table-cell office:value-type="float" office:value="0.05462800288959" calcext:value-type="float">
            <text:p>0.05462800288959</text:p>
          </table:table-cell>
          <table:table-cell office:value-type="float" office:value="0.0246793856470661" calcext:value-type="float">
            <text:p>0.0246793856470661</text:p>
          </table:table-cell>
          <table:table-cell office:value-type="float" office:value="0.0188157741359058" calcext:value-type="float">
            <text:p>0.0188157741359058</text:p>
          </table:table-cell>
          <table:table-cell office:value-type="float" office:value="0.0305429971582264" calcext:value-type="float">
            <text:p>0.0305429971582264</text:p>
          </table:table-cell>
          <table:table-cell office:value-type="float" office:value="0.0641755671151493" calcext:value-type="float">
            <text:p>0.0641755671151493</text:p>
          </table:table-cell>
          <table:table-cell office:value-type="float" office:value="0.05473544950067" calcext:value-type="float">
            <text:p>0.05473544950067</text:p>
          </table:table-cell>
          <table:table-cell office:value-type="float" office:value="0.0736156847296286" calcext:value-type="float">
            <text:p>0.0736156847296286</text:p>
          </table:table-cell>
          <table:table-cell office:value-type="float" office:value="0.0322613704115515" calcext:value-type="float">
            <text:p>0.0322613704115515</text:p>
          </table:table-cell>
          <table:table-cell office:value-type="float" office:value="0.025180933026783" calcext:value-type="float">
            <text:p>0.025180933026783</text:p>
          </table:table-cell>
          <table:table-cell office:value-type="float" office:value="0.0393418077963201" calcext:value-type="float">
            <text:p>0.0393418077963201</text:p>
          </table:table-cell>
          <table:table-cell office:value-type="float" office:value="35.626112084" calcext:value-type="float">
            <text:p>35.626112084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08249081885202" calcext:value-type="float">
            <text:p>0.0308249081885202</text:p>
          </table:table-cell>
          <table:table-cell office:value-type="float" office:value="0.0300724953212202" calcext:value-type="float">
            <text:p>0.0300724953212202</text:p>
          </table:table-cell>
          <table:table-cell office:value-type="float" office:value="0.0315773210558202" calcext:value-type="float">
            <text:p>0.0315773210558202</text:p>
          </table:table-cell>
          <table:table-cell office:value-type="float" office:value="0.0437477186973165" calcext:value-type="float">
            <text:p>0.0437477186973165</text:p>
          </table:table-cell>
          <table:table-cell office:value-type="float" office:value="0.043127547272354" calcext:value-type="float">
            <text:p>0.043127547272354</text:p>
          </table:table-cell>
          <table:table-cell office:value-type="float" office:value="0.0443678901222789" calcext:value-type="float">
            <text:p>0.0443678901222789</text:p>
          </table:table-cell>
          <table:table-cell office:value-type="float" office:value="0.0325312581379588" calcext:value-type="float">
            <text:p>0.0325312581379588</text:p>
          </table:table-cell>
          <table:table-cell office:value-type="float" office:value="0.0319965082779675" calcext:value-type="float">
            <text:p>0.0319965082779675</text:p>
          </table:table-cell>
          <table:table-cell office:value-type="float" office:value="0.03306600799795" calcext:value-type="float">
            <text:p>0.03306600799795</text:p>
          </table:table-cell>
          <table:table-cell office:value-type="float" office:value="0.0326335279406935" calcext:value-type="float">
            <text:p>0.0326335279406935</text:p>
          </table:table-cell>
          <table:table-cell office:value-type="float" office:value="0.0320997163890538" calcext:value-type="float">
            <text:p>0.0320997163890538</text:p>
          </table:table-cell>
          <table:table-cell office:value-type="float" office:value="0.0331673394923331" calcext:value-type="float">
            <text:p>0.0331673394923331</text:p>
          </table:table-cell>
          <table:table-cell office:value-type="float" office:value="0.016983095660645" calcext:value-type="float">
            <text:p>0.016983095660645</text:p>
          </table:table-cell>
          <table:table-cell office:value-type="float" office:value="0.0165588867840746" calcext:value-type="float">
            <text:p>0.0165588867840746</text:p>
          </table:table-cell>
          <table:table-cell office:value-type="float" office:value="0.0174073045372154" calcext:value-type="float">
            <text:p>0.0174073045372154</text:p>
          </table:table-cell>
          <table:table-cell office:value-type="float" office:value="0.0979827079968056" calcext:value-type="float">
            <text:p>0.0979827079968056</text:p>
          </table:table-cell>
          <table:table-cell office:value-type="float" office:value="0.0970869759621233" calcext:value-type="float">
            <text:p>0.0970869759621233</text:p>
          </table:table-cell>
          <table:table-cell office:value-type="float" office:value="0.0988784400314879" calcext:value-type="float">
            <text:p>0.0988784400314879</text:p>
          </table:table-cell>
          <table:table-cell office:value-type="float" office:value="0.0437524767480676" calcext:value-type="float">
            <text:p>0.0437524767480676</text:p>
          </table:table-cell>
          <table:table-cell office:value-type="float" office:value="0.0431315736966964" calcext:value-type="float">
            <text:p>0.0431315736966964</text:p>
          </table:table-cell>
          <table:table-cell office:value-type="float" office:value="0.0443733797994388" calcext:value-type="float">
            <text:p>0.0443733797994388</text:p>
          </table:table-cell>
          <table:table-cell office:value-type="float" office:value="0.0308249081885202" calcext:value-type="float">
            <text:p>0.0308249081885202</text:p>
          </table:table-cell>
          <table:table-cell office:value-type="float" office:value="0.0300724953212202" calcext:value-type="float">
            <text:p>0.0300724953212202</text:p>
          </table:table-cell>
          <table:table-cell office:value-type="float" office:value="0.0315773210558202" calcext:value-type="float">
            <text:p>0.0315773210558202</text:p>
          </table:table-cell>
          <table:table-cell office:value-type="float" office:value="0.0419748959407517" calcext:value-type="float">
            <text:p>0.0419748959407517</text:p>
          </table:table-cell>
          <table:table-cell office:value-type="float" office:value="0.0411445386404142" calcext:value-type="float">
            <text:p>0.0411445386404142</text:p>
          </table:table-cell>
          <table:table-cell office:value-type="float" office:value="0.0428052532410891" calcext:value-type="float">
            <text:p>0.0428052532410891</text:p>
          </table:table-cell>
          <table:table-cell office:value-type="float" office:value="0.030772277935486" calcext:value-type="float">
            <text:p>0.030772277935486</text:p>
          </table:table-cell>
          <table:table-cell office:value-type="float" office:value="0.0300298514755864" calcext:value-type="float">
            <text:p>0.0300298514755864</text:p>
          </table:table-cell>
          <table:table-cell office:value-type="float" office:value="0.0315147043953855" calcext:value-type="float">
            <text:p>0.0315147043953855</text:p>
          </table:table-cell>
          <table:table-cell office:value-type="float" office:value="0.0308249081885202" calcext:value-type="float">
            <text:p>0.0308249081885202</text:p>
          </table:table-cell>
          <table:table-cell office:value-type="float" office:value="0.0300724953212202" calcext:value-type="float">
            <text:p>0.0300724953212202</text:p>
          </table:table-cell>
          <table:table-cell office:value-type="float" office:value="0.0315773210558202" calcext:value-type="float">
            <text:p>0.0315773210558202</text:p>
          </table:table-cell>
          <table:table-cell office:value-type="float" office:value="0.0150624020395053" calcext:value-type="float">
            <text:p>0.0150624020395053</text:p>
          </table:table-cell>
          <table:table-cell office:value-type="float" office:value="0.014464204546037" calcext:value-type="float">
            <text:p>0.014464204546037</text:p>
          </table:table-cell>
          <table:table-cell office:value-type="float" office:value="0.0156605995329736" calcext:value-type="float">
            <text:p>0.0156605995329736</text:p>
          </table:table-cell>
          <table:table-cell office:value-type="float" office:value="0.0960914711521882" calcext:value-type="float">
            <text:p>0.0960914711521882</text:p>
          </table:table-cell>
          <table:table-cell office:value-type="float" office:value="0.0948355050489635" calcext:value-type="float">
            <text:p>0.0948355050489635</text:p>
          </table:table-cell>
          <table:table-cell office:value-type="float" office:value="0.0973474372554129" calcext:value-type="float">
            <text:p>0.0973474372554129</text:p>
          </table:table-cell>
          <table:table-cell office:value-type="float" office:value="0.0418448253498764" calcext:value-type="float">
            <text:p>0.0418448253498764</text:p>
          </table:table-cell>
          <table:table-cell office:value-type="float" office:value="0.0409799319599572" calcext:value-type="float">
            <text:p>0.0409799319599572</text:p>
          </table:table-cell>
          <table:table-cell office:value-type="float" office:value="0.0427097187397955" calcext:value-type="float">
            <text:p>0.0427097187397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3708707683142" calcext:value-type="float">
            <text:p>0.0453708707683142</text:p>
          </table:table-cell>
          <table:table-cell office:value-type="float" office:value="0.0445019393198636" calcext:value-type="float">
            <text:p>0.0445019393198636</text:p>
          </table:table-cell>
          <table:table-cell office:value-type="float" office:value="0.0462398022167647" calcext:value-type="float">
            <text:p>0.0462398022167647</text:p>
          </table:table-cell>
          <table:table-cell office:value-type="float" office:value="0.0341594339921008" calcext:value-type="float">
            <text:p>0.0341594339921008</text:p>
          </table:table-cell>
          <table:table-cell office:value-type="float" office:value="0.0334117334420561" calcext:value-type="float">
            <text:p>0.0334117334420561</text:p>
          </table:table-cell>
          <table:table-cell office:value-type="float" office:value="0.0349071345421456" calcext:value-type="float">
            <text:p>0.0349071345421456</text:p>
          </table:table-cell>
          <table:table-cell office:value-type="float" office:value="0.0342181552054529" calcext:value-type="float">
            <text:p>0.0342181552054529</text:p>
          </table:table-cell>
          <table:table-cell office:value-type="float" office:value="0.0334526677451689" calcext:value-type="float">
            <text:p>0.0334526677451689</text:p>
          </table:table-cell>
          <table:table-cell office:value-type="float" office:value="0.034983642665737" calcext:value-type="float">
            <text:p>0.034983642665737</text:p>
          </table:table-cell>
          <table:table-cell office:value-type="float" office:value="0.0187612335554462" calcext:value-type="float">
            <text:p>0.0187612335554462</text:p>
          </table:table-cell>
          <table:table-cell office:value-type="float" office:value="0.018169035497844" calcext:value-type="float">
            <text:p>0.018169035497844</text:p>
          </table:table-cell>
          <table:table-cell office:value-type="float" office:value="0.0193534316130484" calcext:value-type="float">
            <text:p>0.0193534316130484</text:p>
          </table:table-cell>
          <table:table-cell office:value-type="float" office:value="0.0992600141919778" calcext:value-type="float">
            <text:p>0.0992600141919778</text:p>
          </table:table-cell>
          <table:table-cell office:value-type="float" office:value="0.0979790835392618" calcext:value-type="float">
            <text:p>0.0979790835392618</text:p>
          </table:table-cell>
          <table:table-cell office:value-type="float" office:value="0.100540944844694" calcext:value-type="float">
            <text:p>0.100540944844694</text:p>
          </table:table-cell>
          <table:table-cell office:value-type="float" office:value="0.0453515429636488" calcext:value-type="float">
            <text:p>0.0453515429636488</text:p>
          </table:table-cell>
          <table:table-cell office:value-type="float" office:value="0.0444743992755816" calcext:value-type="float">
            <text:p>0.0444743992755816</text:p>
          </table:table-cell>
          <table:table-cell office:value-type="float" office:value="0.046228686651716" calcext:value-type="float">
            <text:p>0.046228686651716</text:p>
          </table:table-cell>
          <table:table-cell office:value-type="float" office:value="37.225375667" calcext:value-type="float">
            <text:p>37.225375667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484701212955" calcext:value-type="float">
            <text:p>0.0278484701212955</text:p>
          </table:table-cell>
          <table:table-cell office:value-type="float" office:value="0.0521515298787045" calcext:value-type="float">
            <text:p>0.0521515298787045</text:p>
          </table:table-cell>
          <table:table-cell office:value-type="float" office:value="0.0493954199051788" calcext:value-type="float">
            <text:p>0.0493954199051788</text:p>
          </table:table-cell>
          <table:table-cell office:value-type="float" office:value="0.048339309938799" calcext:value-type="float">
            <text:p>0.048339309938799</text:p>
          </table:table-cell>
          <table:table-cell office:value-type="float" office:value="0.0504515298715586" calcext:value-type="float">
            <text:p>0.0504515298715586</text:p>
          </table:table-cell>
          <table:table-cell office:value-type="float" office:value="0.0449761785280058" calcext:value-type="float">
            <text:p>0.0449761785280058</text:p>
          </table:table-cell>
          <table:table-cell office:value-type="float" office:value="0.0439690025293055" calcext:value-type="float">
            <text:p>0.0439690025293055</text:p>
          </table:table-cell>
          <table:table-cell office:value-type="float" office:value="0.045983354526706" calcext:value-type="float">
            <text:p>0.045983354526706</text:p>
          </table:table-cell>
          <table:table-cell office:value-type="float" office:value="0.0511481186196758" calcext:value-type="float">
            <text:p>0.0511481186196758</text:p>
          </table:table-cell>
          <table:table-cell office:value-type="float" office:value="0.0501669875703863" calcext:value-type="float">
            <text:p>0.0501669875703863</text:p>
          </table:table-cell>
          <table:table-cell office:value-type="float" office:value="0.0521292496689653" calcext:value-type="float">
            <text:p>0.0521292496689653</text:p>
          </table:table-cell>
          <table:table-cell office:value-type="float" office:value="0.0264397770552989" calcext:value-type="float">
            <text:p>0.0264397770552989</text:p>
          </table:table-cell>
          <table:table-cell office:value-type="float" office:value="0.025681508657829" calcext:value-type="float">
            <text:p>0.025681508657829</text:p>
          </table:table-cell>
          <table:table-cell office:value-type="float" office:value="0.0271980454527688" calcext:value-type="float">
            <text:p>0.0271980454527688</text:p>
          </table:table-cell>
          <table:table-cell office:value-type="float" office:value="0.0989870843342438" calcext:value-type="float">
            <text:p>0.0989870843342438</text:p>
          </table:table-cell>
          <table:table-cell office:value-type="float" office:value="0.0976924349361965" calcext:value-type="float">
            <text:p>0.0976924349361965</text:p>
          </table:table-cell>
          <table:table-cell office:value-type="float" office:value="0.100281733732291" calcext:value-type="float">
            <text:p>0.100281733732291</text:p>
          </table:table-cell>
          <table:table-cell office:value-type="float" office:value="0.048068132500746" calcext:value-type="float">
            <text:p>0.048068132500746</text:p>
          </table:table-cell>
          <table:table-cell office:value-type="float" office:value="0.0471083107354552" calcext:value-type="float">
            <text:p>0.0471083107354552</text:p>
          </table:table-cell>
          <table:table-cell office:value-type="float" office:value="0.0490279542660367" calcext:value-type="float">
            <text:p>0.0490279542660367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484701212955" calcext:value-type="float">
            <text:p>0.0278484701212955</text:p>
          </table:table-cell>
          <table:table-cell office:value-type="float" office:value="0.0521515298787045" calcext:value-type="float">
            <text:p>0.0521515298787045</text:p>
          </table:table-cell>
          <table:table-cell office:value-type="float" office:value="0.98" calcext:value-type="float">
            <text:p>0.98</text:p>
          </table:table-cell>
          <table:table-cell office:value-type="float" office:value="0.971318527725872" calcext:value-type="float">
            <text:p>0.971318527725872</text:p>
          </table:table-cell>
          <table:table-cell office:value-type="float" office:value="0.988681472274128" calcext:value-type="float">
            <text:p>0.988681472274128</text:p>
          </table:table-cell>
          <table:table-cell office:value-type="float" office:value="0.97" calcext:value-type="float">
            <text:p>0.97</text:p>
          </table:table-cell>
          <table:table-cell office:value-type="float" office:value="0.959421798355475" calcext:value-type="float">
            <text:p>0.959421798355475</text:p>
          </table:table-cell>
          <table:table-cell office:value-type="float" office:value="0.980578201644525" calcext:value-type="float">
            <text:p>0.980578201644525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484701212955" calcext:value-type="float">
            <text:p>0.0278484701212955</text:p>
          </table:table-cell>
          <table:table-cell office:value-type="float" office:value="0.0521515298787045" calcext:value-type="float">
            <text:p>0.052151529878704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1086779665703" calcext:value-type="float">
            <text:p>0.0121086779665703</text:p>
          </table:table-cell>
          <table:table-cell office:value-type="float" office:value="0.0298913220334297" calcext:value-type="float">
            <text:p>0.02989132203342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32326220100698" calcext:value-type="float">
            <text:p>0.0832326220100698</text:p>
          </table:table-cell>
          <table:table-cell office:value-type="float" office:value="0.12076737798993" calcext:value-type="float">
            <text:p>0.120767377989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9845258406199" calcext:value-type="float">
            <text:p>0.0399845258406199</text:p>
          </table:table-cell>
          <table:table-cell office:value-type="float" office:value="0.0680154741593801" calcext:value-type="float">
            <text:p>0.0680154741593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992742358951" calcext:value-type="float">
            <text:p>0.026992742358951</text:p>
          </table:table-cell>
          <table:table-cell office:value-type="float" office:value="0.0262289776196386" calcext:value-type="float">
            <text:p>0.0262289776196386</text:p>
          </table:table-cell>
          <table:table-cell office:value-type="float" office:value="0.0277565070982634" calcext:value-type="float">
            <text:p>0.0277565070982634</text:p>
          </table:table-cell>
          <table:table-cell office:value-type="float" office:value="0.0246059173913385" calcext:value-type="float">
            <text:p>0.0246059173913385</text:p>
          </table:table-cell>
          <table:table-cell office:value-type="float" office:value="0.023872507401624" calcext:value-type="float">
            <text:p>0.023872507401624</text:p>
          </table:table-cell>
          <table:table-cell office:value-type="float" office:value="0.0253393273810531" calcext:value-type="float">
            <text:p>0.0253393273810531</text:p>
          </table:table-cell>
          <table:table-cell office:value-type="float" office:value="0.050948280368622" calcext:value-type="float">
            <text:p>0.050948280368622</text:p>
          </table:table-cell>
          <table:table-cell office:value-type="float" office:value="0.0499714963571556" calcext:value-type="float">
            <text:p>0.0499714963571556</text:p>
          </table:table-cell>
          <table:table-cell office:value-type="float" office:value="0.0519250643800884" calcext:value-type="float">
            <text:p>0.0519250643800884</text:p>
          </table:table-cell>
          <table:table-cell office:value-type="float" office:value="0.0263045264706715" calcext:value-type="float">
            <text:p>0.0263045264706715</text:p>
          </table:table-cell>
          <table:table-cell office:value-type="float" office:value="0.025548692393396" calcext:value-type="float">
            <text:p>0.025548692393396</text:p>
          </table:table-cell>
          <table:table-cell office:value-type="float" office:value="0.027060360547947" calcext:value-type="float">
            <text:p>0.027060360547947</text:p>
          </table:table-cell>
          <table:table-cell office:value-type="float" office:value="0.0985070338316289" calcext:value-type="float">
            <text:p>0.0985070338316289</text:p>
          </table:table-cell>
          <table:table-cell office:value-type="float" office:value="0.0972157908186839" calcext:value-type="float">
            <text:p>0.0972157908186839</text:p>
          </table:table-cell>
          <table:table-cell office:value-type="float" office:value="0.0997982768445739" calcext:value-type="float">
            <text:p>0.0997982768445739</text:p>
          </table:table-cell>
          <table:table-cell office:value-type="float" office:value="0.047775570027936" calcext:value-type="float">
            <text:p>0.047775570027936</text:p>
          </table:table-cell>
          <table:table-cell office:value-type="float" office:value="0.0468197143544864" calcext:value-type="float">
            <text:p>0.0468197143544864</text:p>
          </table:table-cell>
          <table:table-cell office:value-type="float" office:value="0.0487314257013855" calcext:value-type="float">
            <text:p>0.0487314257013855</text:p>
          </table:table-cell>
          <table:table-cell office:value-type="float" office:value="28.636402125" calcext:value-type="float">
            <text:p>28.636402125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851213128308" calcext:value-type="float">
            <text:p>0.0364851213128308</text:p>
          </table:table-cell>
          <table:table-cell office:value-type="float" office:value="0.0635148786871692" calcext:value-type="float">
            <text:p>0.0635148786871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851213128308" calcext:value-type="float">
            <text:p>0.0364851213128308</text:p>
          </table:table-cell>
          <table:table-cell office:value-type="float" office:value="0.0635148786871692" calcext:value-type="float">
            <text:p>0.06351487868716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04327370418306" calcext:value-type="float">
            <text:p>0.0704327370418306</text:p>
          </table:table-cell>
          <table:table-cell office:value-type="float" office:value="0.105567262958169" calcext:value-type="float">
            <text:p>0.10556726295816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6139129349747" calcext:value-type="float">
            <text:p>0.0356139129349747</text:p>
          </table:table-cell>
          <table:table-cell office:value-type="float" office:value="0.0623860870650253" calcext:value-type="float">
            <text:p>0.0623860870650253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4280187219815" calcext:value-type="float">
            <text:p>0.154280187219815</text:p>
          </table:table-cell>
          <table:table-cell office:value-type="float" office:value="0.201719812780185" calcext:value-type="float">
            <text:p>0.2017198127801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3428934098422" calcext:value-type="float">
            <text:p>0.0713428934098422</text:p>
          </table:table-cell>
          <table:table-cell office:value-type="float" office:value="0.106657106590158" calcext:value-type="float">
            <text:p>0.10665710659015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9040908343583" calcext:value-type="float">
            <text:p>0.0129040908343583</text:p>
          </table:table-cell>
          <table:table-cell office:value-type="float" office:value="0.0310959091656417" calcext:value-type="float">
            <text:p>0.03109590916564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9040908343583" calcext:value-type="float">
            <text:p>0.0129040908343583</text:p>
          </table:table-cell>
          <table:table-cell office:value-type="float" office:value="0.0310959091656417" calcext:value-type="float">
            <text:p>0.031095909165641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1086779665703" calcext:value-type="float">
            <text:p>0.0121086779665703</text:p>
          </table:table-cell>
          <table:table-cell office:value-type="float" office:value="0.0298913220334297" calcext:value-type="float">
            <text:p>0.02989132203342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04327370418306" calcext:value-type="float">
            <text:p>0.0704327370418306</text:p>
          </table:table-cell>
          <table:table-cell office:value-type="float" office:value="0.105567262958169" calcext:value-type="float">
            <text:p>0.10556726295816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1449642254837" calcext:value-type="float">
            <text:p>0.0321449642254837</text:p>
          </table:table-cell>
          <table:table-cell office:value-type="float" office:value="0.0578550357745163" calcext:value-type="float">
            <text:p>0.0578550357745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9421798355475" calcext:value-type="float">
            <text:p>0.019421798355475</text:p>
          </table:table-cell>
          <table:table-cell office:value-type="float" office:value="0.040578201644525" calcext:value-type="float">
            <text:p>0.0405782016445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421798355475" calcext:value-type="float">
            <text:p>0.019421798355475</text:p>
          </table:table-cell>
          <table:table-cell office:value-type="float" office:value="0.040578201644525" calcext:value-type="float">
            <text:p>0.0405782016445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30097218577294" calcext:value-type="float">
            <text:p>0.0330097218577294</text:p>
          </table:table-cell>
          <table:table-cell office:value-type="float" office:value="0.0589902781422706" calcext:value-type="float">
            <text:p>0.058990278142270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5942362677804" calcext:value-type="float">
            <text:p>0.0185942362677804</text:p>
          </table:table-cell>
          <table:table-cell office:value-type="float" office:value="0.0394057637322196" calcext:value-type="float">
            <text:p>0.03940576373221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41513530088723" calcext:value-type="float">
            <text:p>0.0841513530088723</text:p>
          </table:table-cell>
          <table:table-cell office:value-type="float" office:value="0.121848646991128" calcext:value-type="float">
            <text:p>0.1218486469911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34.446185334" calcext:value-type="float">
            <text:p>34.446185334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0800717892548" calcext:value-type="float">
            <text:p>0.0460800717892548</text:p>
          </table:table-cell>
          <table:table-cell office:value-type="float" office:value="0.0451241319271052" calcext:value-type="float">
            <text:p>0.0451241319271052</text:p>
          </table:table-cell>
          <table:table-cell office:value-type="float" office:value="0.0470360116514045" calcext:value-type="float">
            <text:p>0.0470360116514045</text:p>
          </table:table-cell>
          <table:table-cell office:value-type="float" office:value="0.0444210988185722" calcext:value-type="float">
            <text:p>0.0444210988185722</text:p>
          </table:table-cell>
          <table:table-cell office:value-type="float" office:value="0.0434072578406611" calcext:value-type="float">
            <text:p>0.0434072578406611</text:p>
          </table:table-cell>
          <table:table-cell office:value-type="float" office:value="0.0454349397964833" calcext:value-type="float">
            <text:p>0.0454349397964833</text:p>
          </table:table-cell>
          <table:table-cell office:value-type="float" office:value="0.0403255789760337" calcext:value-type="float">
            <text:p>0.0403255789760337</text:p>
          </table:table-cell>
          <table:table-cell office:value-type="float" office:value="0.0393417845679856" calcext:value-type="float">
            <text:p>0.0393417845679856</text:p>
          </table:table-cell>
          <table:table-cell office:value-type="float" office:value="0.0413093733840817" calcext:value-type="float">
            <text:p>0.0413093733840817</text:p>
          </table:table-cell>
          <table:table-cell office:value-type="float" office:value="0.0462567356385408" calcext:value-type="float">
            <text:p>0.0462567356385408</text:p>
          </table:table-cell>
          <table:table-cell office:value-type="float" office:value="0.0452990172749615" calcext:value-type="float">
            <text:p>0.0452990172749615</text:p>
          </table:table-cell>
          <table:table-cell office:value-type="float" office:value="0.0472144540021201" calcext:value-type="float">
            <text:p>0.0472144540021201</text:p>
          </table:table-cell>
          <table:table-cell office:value-type="float" office:value="0.0217654479265972" calcext:value-type="float">
            <text:p>0.0217654479265972</text:p>
          </table:table-cell>
          <table:table-cell office:value-type="float" office:value="0.021075873254012" calcext:value-type="float">
            <text:p>0.021075873254012</text:p>
          </table:table-cell>
          <table:table-cell office:value-type="float" office:value="0.0224550225991824" calcext:value-type="float">
            <text:p>0.0224550225991824</text:p>
          </table:table-cell>
          <table:table-cell office:value-type="float" office:value="0.0941509074101518" calcext:value-type="float">
            <text:p>0.0941509074101518</text:p>
          </table:table-cell>
          <table:table-cell office:value-type="float" office:value="0.0928985669506614" calcext:value-type="float">
            <text:p>0.0928985669506614</text:p>
          </table:table-cell>
          <table:table-cell office:value-type="float" office:value="0.0954032478696422" calcext:value-type="float">
            <text:p>0.0954032478696422</text:p>
          </table:table-cell>
          <table:table-cell office:value-type="float" office:value="0.0429509919155387" calcext:value-type="float">
            <text:p>0.0429509919155387</text:p>
          </table:table-cell>
          <table:table-cell office:value-type="float" office:value="0.0420101940445688" calcext:value-type="float">
            <text:p>0.0420101940445688</text:p>
          </table:table-cell>
          <table:table-cell office:value-type="float" office:value="0.0438917897865085" calcext:value-type="float">
            <text:p>0.0438917897865085</text:p>
          </table:table-cell>
          <table:table-cell office:value-type="float" office:value="0.0460800717892548" calcext:value-type="float">
            <text:p>0.0460800717892548</text:p>
          </table:table-cell>
          <table:table-cell office:value-type="float" office:value="0.0451241319271052" calcext:value-type="float">
            <text:p>0.0451241319271052</text:p>
          </table:table-cell>
          <table:table-cell office:value-type="float" office:value="0.0470360116514045" calcext:value-type="float">
            <text:p>0.0470360116514045</text:p>
          </table:table-cell>
          <table:table-cell office:value-type="float" office:value="0.0222457168837294" calcext:value-type="float">
            <text:p>0.0222457168837294</text:p>
          </table:table-cell>
          <table:table-cell office:value-type="float" office:value="0.0215494690940087" calcext:value-type="float">
            <text:p>0.0215494690940087</text:p>
          </table:table-cell>
          <table:table-cell office:value-type="float" office:value="0.0229419646734502" calcext:value-type="float">
            <text:p>0.0229419646734502</text:p>
          </table:table-cell>
          <table:table-cell office:value-type="float" office:value="0.0200668347233345" calcext:value-type="float">
            <text:p>0.0200668347233345</text:p>
          </table:table-cell>
          <table:table-cell office:value-type="float" office:value="0.0193986384371174" calcext:value-type="float">
            <text:p>0.0193986384371174</text:p>
          </table:table-cell>
          <table:table-cell office:value-type="float" office:value="0.0207350310095517" calcext:value-type="float">
            <text:p>0.0207350310095517</text:p>
          </table:table-cell>
          <table:table-cell office:value-type="float" office:value="0.0460800717892548" calcext:value-type="float">
            <text:p>0.0460800717892548</text:p>
          </table:table-cell>
          <table:table-cell office:value-type="float" office:value="0.0451241319271052" calcext:value-type="float">
            <text:p>0.0451241319271052</text:p>
          </table:table-cell>
          <table:table-cell office:value-type="float" office:value="0.0470360116514045" calcext:value-type="float">
            <text:p>0.0470360116514045</text:p>
          </table:table-cell>
          <table:table-cell office:value-type="float" office:value="0.0216505902609276" calcext:value-type="float">
            <text:p>0.0216505902609276</text:p>
          </table:table-cell>
          <table:table-cell office:value-type="float" office:value="0.020964195593355" calcext:value-type="float">
            <text:p>0.020964195593355</text:p>
          </table:table-cell>
          <table:table-cell office:value-type="float" office:value="0.0223369849285002" calcext:value-type="float">
            <text:p>0.0223369849285002</text:p>
          </table:table-cell>
          <table:table-cell office:value-type="float" office:value="0.0936877950976305" calcext:value-type="float">
            <text:p>0.0936877950976305</text:p>
          </table:table-cell>
          <table:table-cell office:value-type="float" office:value="0.0924390943186958" calcext:value-type="float">
            <text:p>0.0924390943186958</text:p>
          </table:table-cell>
          <table:table-cell office:value-type="float" office:value="0.0949364958765652" calcext:value-type="float">
            <text:p>0.0949364958765652</text:p>
          </table:table-cell>
          <table:table-cell office:value-type="float" office:value="0.0426894251651148" calcext:value-type="float">
            <text:p>0.0426894251651148</text:p>
          </table:table-cell>
          <table:table-cell office:value-type="float" office:value="0.0417512510122975" calcext:value-type="float">
            <text:p>0.0417512510122975</text:p>
          </table:table-cell>
          <table:table-cell office:value-type="float" office:value="0.043627599317932" calcext:value-type="float">
            <text:p>0.043627599317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0.964131946409909" calcext:value-type="float">
            <text:p>0.964131946409909</text:p>
          </table:table-cell>
          <table:table-cell office:value-type="float" office:value="0.983868053590091" calcext:value-type="float">
            <text:p>0.983868053590091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2448054953917" calcext:value-type="float">
            <text:p>0.952448054953917</text:p>
          </table:table-cell>
          <table:table-cell office:value-type="float" office:value="0.975551945046083" calcext:value-type="float">
            <text:p>0.97555194504608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7618876729429" calcext:value-type="float">
            <text:p>0.0227618876729429</text:p>
          </table:table-cell>
          <table:table-cell office:value-type="float" office:value="0.0452381123270571" calcext:value-type="float">
            <text:p>0.045238112327057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86475060660133" calcext:value-type="float">
            <text:p>0.0786475060660133</text:p>
          </table:table-cell>
          <table:table-cell office:value-type="float" office:value="0.115352493933987" calcext:value-type="float">
            <text:p>0.11535249393398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33.654394166" calcext:value-type="float">
            <text:p>33.654394166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426948945756" calcext:value-type="float">
            <text:p>0.026426948945756</text:p>
          </table:table-cell>
          <table:table-cell office:value-type="float" office:value="0.0251735991659174" calcext:value-type="float">
            <text:p>0.0251735991659174</text:p>
          </table:table-cell>
          <table:table-cell office:value-type="float" office:value="0.0276802987255945" calcext:value-type="float">
            <text:p>0.0276802987255945</text:p>
          </table:table-cell>
          <table:table-cell office:value-type="float" office:value="0.0440700902301514" calcext:value-type="float">
            <text:p>0.0440700902301514</text:p>
          </table:table-cell>
          <table:table-cell office:value-type="float" office:value="0.0434329735170491" calcext:value-type="float">
            <text:p>0.0434329735170491</text:p>
          </table:table-cell>
          <table:table-cell office:value-type="float" office:value="0.0447072069432536" calcext:value-type="float">
            <text:p>0.0447072069432536</text:p>
          </table:table-cell>
          <table:table-cell office:value-type="float" office:value="0.0327552272111416" calcext:value-type="float">
            <text:p>0.0327552272111416</text:p>
          </table:table-cell>
          <table:table-cell office:value-type="float" office:value="0.0322007290450069" calcext:value-type="float">
            <text:p>0.0322007290450069</text:p>
          </table:table-cell>
          <table:table-cell office:value-type="float" office:value="0.0333097253772763" calcext:value-type="float">
            <text:p>0.0333097253772763</text:p>
          </table:table-cell>
          <table:table-cell office:value-type="float" office:value="0.0379229949636017" calcext:value-type="float">
            <text:p>0.0379229949636017</text:p>
          </table:table-cell>
          <table:table-cell office:value-type="float" office:value="0.0373560609175624" calcext:value-type="float">
            <text:p>0.0373560609175624</text:p>
          </table:table-cell>
          <table:table-cell office:value-type="float" office:value="0.0384899290096409" calcext:value-type="float">
            <text:p>0.0384899290096409</text:p>
          </table:table-cell>
          <table:table-cell office:value-type="float" office:value="0.0188905930930237" calcext:value-type="float">
            <text:p>0.0188905930930237</text:p>
          </table:table-cell>
          <table:table-cell office:value-type="float" office:value="0.0184509261478767" calcext:value-type="float">
            <text:p>0.0184509261478767</text:p>
          </table:table-cell>
          <table:table-cell office:value-type="float" office:value="0.0193302600381706" calcext:value-type="float">
            <text:p>0.0193302600381706</text:p>
          </table:table-cell>
          <table:table-cell office:value-type="float" office:value="0.101761263868676" calcext:value-type="float">
            <text:p>0.101761263868676</text:p>
          </table:table-cell>
          <table:table-cell office:value-type="float" office:value="0.100747537481892" calcext:value-type="float">
            <text:p>0.100747537481892</text:p>
          </table:table-cell>
          <table:table-cell office:value-type="float" office:value="0.102774990255459" calcext:value-type="float">
            <text:p>0.102774990255459</text:p>
          </table:table-cell>
          <table:table-cell office:value-type="float" office:value="0.0434070447330647" calcext:value-type="float">
            <text:p>0.0434070447330647</text:p>
          </table:table-cell>
          <table:table-cell office:value-type="float" office:value="0.0427814231062207" calcext:value-type="float">
            <text:p>0.0427814231062207</text:p>
          </table:table-cell>
          <table:table-cell office:value-type="float" office:value="0.0440326663599086" calcext:value-type="float">
            <text:p>0.0440326663599086</text:p>
          </table:table-cell>
          <table:table-cell office:value-type="float" office:value="0.026426948945756" calcext:value-type="float">
            <text:p>0.026426948945756</text:p>
          </table:table-cell>
          <table:table-cell office:value-type="float" office:value="0.0251735991659174" calcext:value-type="float">
            <text:p>0.0251735991659174</text:p>
          </table:table-cell>
          <table:table-cell office:value-type="float" office:value="0.0276802987255945" calcext:value-type="float">
            <text:p>0.0276802987255945</text:p>
          </table:table-cell>
          <table:table-cell office:value-type="float" office:value="0.099716505470214" calcext:value-type="float">
            <text:p>0.099716505470214</text:p>
          </table:table-cell>
          <table:table-cell office:value-type="float" office:value="0.0977673534114699" calcext:value-type="float">
            <text:p>0.0977673534114699</text:p>
          </table:table-cell>
          <table:table-cell office:value-type="float" office:value="0.101665657528958" calcext:value-type="float">
            <text:p>0.101665657528958</text:p>
          </table:table-cell>
          <table:table-cell office:value-type="float" office:value="0.0742140910359136" calcext:value-type="float">
            <text:p>0.0742140910359136</text:p>
          </table:table-cell>
          <table:table-cell office:value-type="float" office:value="0.0724715689761179" calcext:value-type="float">
            <text:p>0.0724715689761179</text:p>
          </table:table-cell>
          <table:table-cell office:value-type="float" office:value="0.0759566130957094" calcext:value-type="float">
            <text:p>0.0759566130957094</text:p>
          </table:table-cell>
          <table:table-cell office:value-type="float" office:value="0.026426948945756" calcext:value-type="float">
            <text:p>0.026426948945756</text:p>
          </table:table-cell>
          <table:table-cell office:value-type="float" office:value="0.0251735991659174" calcext:value-type="float">
            <text:p>0.0251735991659174</text:p>
          </table:table-cell>
          <table:table-cell office:value-type="float" office:value="0.0276802987255945" calcext:value-type="float">
            <text:p>0.0276802987255945</text:p>
          </table:table-cell>
          <table:table-cell office:value-type="float" office:value="0.0125688892599951" calcext:value-type="float">
            <text:p>0.0125688892599951</text:p>
          </table:table-cell>
          <table:table-cell office:value-type="float" office:value="0.0116232663464529" calcext:value-type="float">
            <text:p>0.0116232663464529</text:p>
          </table:table-cell>
          <table:table-cell office:value-type="float" office:value="0.0135145121735374" calcext:value-type="float">
            <text:p>0.0135145121735374</text:p>
          </table:table-cell>
          <table:table-cell office:value-type="float" office:value="0.0957868841601385" calcext:value-type="float">
            <text:p>0.0957868841601385</text:p>
          </table:table-cell>
          <table:table-cell office:value-type="float" office:value="0.0936884803896225" calcext:value-type="float">
            <text:p>0.0936884803896225</text:p>
          </table:table-cell>
          <table:table-cell office:value-type="float" office:value="0.0978852879306545" calcext:value-type="float">
            <text:p>0.0978852879306545</text:p>
          </table:table-cell>
          <table:table-cell office:value-type="float" office:value="0.0454413888309786" calcext:value-type="float">
            <text:p>0.0454413888309786</text:p>
          </table:table-cell>
          <table:table-cell office:value-type="float" office:value="0.0438969645473745" calcext:value-type="float">
            <text:p>0.0438969645473745</text:p>
          </table:table-cell>
          <table:table-cell office:value-type="float" office:value="0.0469858131145826" calcext:value-type="float">
            <text:p>0.0469858131145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8670041856779" calcext:value-type="float">
            <text:p>0.0288670041856779</text:p>
          </table:table-cell>
          <table:table-cell office:value-type="float" office:value="0.0283091321251751" calcext:value-type="float">
            <text:p>0.0283091321251751</text:p>
          </table:table-cell>
          <table:table-cell office:value-type="float" office:value="0.0294248762461807" calcext:value-type="float">
            <text:p>0.0294248762461807</text:p>
          </table:table-cell>
          <table:table-cell office:value-type="float" office:value="0.0216467409806764" calcext:value-type="float">
            <text:p>0.0216467409806764</text:p>
          </table:table-cell>
          <table:table-cell office:value-type="float" office:value="0.0211474377247922" calcext:value-type="float">
            <text:p>0.0211474377247922</text:p>
          </table:table-cell>
          <table:table-cell office:value-type="float" office:value="0.0221460442365605" calcext:value-type="float">
            <text:p>0.0221460442365605</text:p>
          </table:table-cell>
          <table:table-cell office:value-type="float" office:value="0.0398469472254242" calcext:value-type="float">
            <text:p>0.0398469472254242</text:p>
          </table:table-cell>
          <table:table-cell office:value-type="float" office:value="0.0392091790570595" calcext:value-type="float">
            <text:p>0.0392091790570595</text:p>
          </table:table-cell>
          <table:table-cell office:value-type="float" office:value="0.0404847153937888" calcext:value-type="float">
            <text:p>0.0404847153937888</text:p>
          </table:table-cell>
          <table:table-cell office:value-type="float" office:value="0.0198606120521924" calcext:value-type="float">
            <text:p>0.0198606120521924</text:p>
          </table:table-cell>
          <table:table-cell office:value-type="float" office:value="0.0193741004003593" calcext:value-type="float">
            <text:p>0.0193741004003593</text:p>
          </table:table-cell>
          <table:table-cell office:value-type="float" office:value="0.0203471237040256" calcext:value-type="float">
            <text:p>0.0203471237040256</text:p>
          </table:table-cell>
          <table:table-cell office:value-type="float" office:value="0.102675556201118" calcext:value-type="float">
            <text:p>0.102675556201118</text:p>
          </table:table-cell>
          <table:table-cell office:value-type="float" office:value="0.101554920055623" calcext:value-type="float">
            <text:p>0.101554920055623</text:p>
          </table:table-cell>
          <table:table-cell office:value-type="float" office:value="0.103796192346613" calcext:value-type="float">
            <text:p>0.103796192346613</text:p>
          </table:table-cell>
          <table:table-cell office:value-type="float" office:value="0.0428141342791828" calcext:value-type="float">
            <text:p>0.0428141342791828</text:p>
          </table:table-cell>
          <table:table-cell office:value-type="float" office:value="0.0421336912580871" calcext:value-type="float">
            <text:p>0.0421336912580871</text:p>
          </table:table-cell>
          <table:table-cell office:value-type="float" office:value="0.0434945773002785" calcext:value-type="float">
            <text:p>0.0434945773002785</text:p>
          </table:table-cell>
          <table:table-cell office:value-type="float" office:value="34.154862917" calcext:value-type="float">
            <text:p>34.154862917</text:p>
          </table:table-cell>
        </table:table-row>
      </table:table>
      <table:named-expressions/>
      <table:database-ranges>
        <table:database-range table:name="__Anonymous_Sheet_DB__0" table:target-range-address="formatted.A2:formatted.Z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23:11:06.866145452</dc:date>
    <meta:editing-duration>PT5H4M24S</meta:editing-duration>
    <meta:editing-cycles>10</meta:editing-cycles>
    <meta:generator>LibreOffice/7.4.1.2$MacOSX_AARCH64 LibreOffice_project/3c58a8f3a960df8bc8fd77b461821e42c061c5f0</meta:generator>
    <meta:document-statistic meta:table-count="2" meta:cell-count="2145" meta:object-count="0"/>
  </office:meta>
</office:document-meta>
</file>